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360026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1f7c43" style:font-name-asian="Nimbus Mono L"/>
    </style:style>
    <style:style style:name="P3" style:family="paragraph" style:parent-style-name="Preformatted_20_Text">
      <style:text-properties style:font-name="Nimbus Mono L" officeooo:rsid="00360026" officeooo:paragraph-rsid="0050aafc" style:font-name-asian="Nimbus Mono L"/>
    </style:style>
    <style:style style:name="P4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5" style:family="paragraph" style:parent-style-name="Preformatted_20_Text">
      <style:text-properties style:font-name="Nimbus Mono L" officeooo:rsid="00360026" officeooo:paragraph-rsid="0068b9fd" style:font-name-asian="Nimbus Mono L"/>
    </style:style>
    <style:style style:name="P6" style:family="paragraph" style:parent-style-name="Preformatted_20_Text">
      <style:text-properties style:font-name="Nimbus Mono L" officeooo:rsid="00360026" officeooo:paragraph-rsid="006c4b1b" style:font-name-asian="Nimbus Mono L"/>
    </style:style>
    <style:style style:name="P7" style:family="paragraph" style:parent-style-name="Preformatted_20_Text">
      <style:text-properties style:font-name="Nimbus Mono L" officeooo:rsid="00360026" officeooo:paragraph-rsid="008511ec" style:font-name-asian="Nimbus Mono L"/>
    </style:style>
    <style:style style:name="P8" style:family="paragraph" style:parent-style-name="Preformatted_20_Text">
      <style:text-properties style:font-name="Nimbus Mono L" officeooo:rsid="00360026" officeooo:paragraph-rsid="0086b704" style:font-name-asian="Nimbus Mono L"/>
    </style:style>
    <style:style style:name="P9" style:family="paragraph" style:parent-style-name="Preformatted_20_Text">
      <style:text-properties style:font-name="Nimbus Mono L" officeooo:rsid="00360026" officeooo:paragraph-rsid="00897953" style:font-name-asian="Nimbus Mono L"/>
    </style:style>
    <style:style style:name="P10" style:family="paragraph" style:parent-style-name="Preformatted_20_Text">
      <style:text-properties style:font-name="Nimbus Mono L" officeooo:rsid="00360026" officeooo:paragraph-rsid="00a9e4d5" style:font-name-asian="Nimbus Mono L"/>
    </style:style>
    <style:style style:name="P11" style:family="paragraph" style:parent-style-name="Preformatted_20_Text">
      <style:text-properties style:font-name="Nimbus Mono L" officeooo:rsid="00360026" officeooo:paragraph-rsid="00aa7ee3" style:font-name-asian="Nimbus Mono L"/>
    </style:style>
    <style:style style:name="P12" style:family="paragraph" style:parent-style-name="Preformatted_20_Text">
      <style:text-properties style:font-name="Nimbus Mono L" officeooo:rsid="00360026" officeooo:paragraph-rsid="00bb2a5f" style:font-name-asian="Nimbus Mono L"/>
    </style:style>
    <style:style style:name="P13" style:family="paragraph" style:parent-style-name="Preformatted_20_Text">
      <style:text-properties style:font-name="Nimbus Mono L" officeooo:rsid="00360026" officeooo:paragraph-rsid="00c83202" style:font-name-asian="Nimbus Mono L"/>
    </style:style>
    <style:style style:name="P14" style:family="paragraph" style:parent-style-name="Preformatted_20_Text">
      <style:text-properties style:font-name="Nimbus Mono L" officeooo:rsid="00360026" officeooo:paragraph-rsid="00e24a6a" style:font-name-asian="Nimbus Mono L"/>
    </style:style>
    <style:style style:name="P15" style:family="paragraph" style:parent-style-name="Preformatted_20_Text">
      <style:text-properties style:font-name="Nimbus Mono L" officeooo:rsid="00360026" officeooo:paragraph-rsid="00f1043a" style:font-name-asian="Nimbus Mono L"/>
    </style:style>
    <style:style style:name="P16" style:family="paragraph" style:parent-style-name="Preformatted_20_Text">
      <style:text-properties style:font-name="Nimbus Mono L" officeooo:rsid="00360026" officeooo:paragraph-rsid="010aba77" style:font-name-asian="Nimbus Mono L"/>
    </style:style>
    <style:style style:name="P17" style:family="paragraph" style:parent-style-name="Preformatted_20_Text">
      <style:text-properties style:font-name="Nimbus Mono L" officeooo:rsid="00360026" officeooo:paragraph-rsid="011162b7" style:font-name-asian="Nimbus Mono L"/>
    </style:style>
    <style:style style:name="P18" style:family="paragraph" style:parent-style-name="Preformatted_20_Text">
      <style:text-properties style:font-name="Nimbus Mono L" officeooo:rsid="00360026" officeooo:paragraph-rsid="0157a856" style:font-name-asian="Nimbus Mono L"/>
    </style:style>
    <style:style style:name="P19" style:family="paragraph" style:parent-style-name="Preformatted_20_Text">
      <style:text-properties style:font-name="Nimbus Mono L" officeooo:rsid="00360026" officeooo:paragraph-rsid="017a12e6" style:font-name-asian="Nimbus Mono L"/>
    </style:style>
    <style:style style:name="P20" style:family="paragraph" style:parent-style-name="Preformatted_20_Text">
      <style:text-properties style:font-name="Nimbus Mono L" officeooo:rsid="00360026" officeooo:paragraph-rsid="01a8cf43" style:font-name-asian="Nimbus Mono L"/>
    </style:style>
    <style:style style:name="P21" style:family="paragraph" style:parent-style-name="Preformatted_20_Text">
      <style:text-properties style:font-name="Nimbus Mono L" officeooo:rsid="00360026" officeooo:paragraph-rsid="01ab6553" style:font-name-asian="Nimbus Mono L"/>
    </style:style>
    <style:style style:name="P22" style:family="paragraph" style:parent-style-name="Preformatted_20_Text">
      <style:text-properties style:font-name="Nimbus Mono L" officeooo:rsid="00360026" officeooo:paragraph-rsid="01c0cd19" style:font-name-asian="Nimbus Mono L"/>
    </style:style>
    <style:style style:name="P23" style:family="paragraph" style:parent-style-name="Preformatted_20_Text">
      <style:text-properties style:font-name="Nimbus Mono L" officeooo:rsid="00360026" officeooo:paragraph-rsid="029d3a32" style:font-name-asian="Nimbus Mono L"/>
    </style:style>
    <style:style style:name="P24" style:family="paragraph" style:parent-style-name="Preformatted_20_Text">
      <style:text-properties style:font-name="Nimbus Mono L" officeooo:rsid="00360026" officeooo:paragraph-rsid="02e5e397" style:font-name-asian="Nimbus Mono L"/>
    </style:style>
    <style:style style:name="P25" style:family="paragraph" style:parent-style-name="Preformatted_20_Text">
      <style:text-properties style:font-name="Nimbus Mono L" officeooo:rsid="00360026" officeooo:paragraph-rsid="02f58d4e" style:font-name-asian="Nimbus Mono L"/>
    </style:style>
    <style:style style:name="P26" style:family="paragraph" style:parent-style-name="Preformatted_20_Text">
      <style:text-properties style:font-name="Nimbus Mono L" officeooo:rsid="00360026" officeooo:paragraph-rsid="0300d2d5" style:font-name-asian="Nimbus Mono L"/>
    </style:style>
    <style:style style:name="P27" style:family="paragraph" style:parent-style-name="Preformatted_20_Text">
      <style:text-properties style:font-name="Nimbus Mono L" officeooo:rsid="00360026" officeooo:paragraph-rsid="0304159f" style:font-name-asian="Nimbus Mono L"/>
    </style:style>
    <style:style style:name="P28" style:family="paragraph" style:parent-style-name="Preformatted_20_Text">
      <style:text-properties style:font-name="Nimbus Mono L" officeooo:rsid="00360026" officeooo:paragraph-rsid="0307012b" style:font-name-asian="Nimbus Mono L"/>
    </style:style>
    <style:style style:name="P29" style:family="paragraph" style:parent-style-name="Preformatted_20_Text">
      <style:text-properties style:font-name="Nimbus Mono L" officeooo:rsid="00360026" officeooo:paragraph-rsid="046bc879" style:font-name-asian="Nimbus Mono L"/>
    </style:style>
    <style:style style:name="P30" style:family="paragraph" style:parent-style-name="Preformatted_20_Text">
      <style:text-properties style:font-name="Nimbus Mono L" officeooo:rsid="00360026" officeooo:paragraph-rsid="046e4a15" style:font-name-asian="Nimbus Mono L"/>
    </style:style>
    <style:style style:name="P31" style:family="paragraph" style:parent-style-name="Preformatted_20_Text">
      <style:text-properties style:font-name="Nimbus Mono L" officeooo:paragraph-rsid="03e8f2a4"/>
    </style:style>
    <style:style style:name="P32" style:family="paragraph" style:parent-style-name="Preformatted_20_Text">
      <style:text-properties style:font-name="Nimbus Mono L" officeooo:paragraph-rsid="04351a7d"/>
    </style:style>
    <style:style style:name="P33" style:family="paragraph" style:parent-style-name="Preformatted_20_Text">
      <style:text-properties style:font-name="Nimbus Mono L" officeooo:paragraph-rsid="0435ae3c"/>
    </style:style>
    <style:style style:name="P34" style:family="paragraph" style:parent-style-name="Preformatted_20_Text">
      <style:text-properties style:font-name="Nimbus Mono L" officeooo:paragraph-rsid="0437a1b6"/>
    </style:style>
    <style:style style:name="P35" style:family="paragraph" style:parent-style-name="Preformatted_20_Text">
      <style:text-properties style:font-name="Nimbus Mono L" officeooo:paragraph-rsid="0438a096"/>
    </style:style>
    <style:style style:name="P36" style:family="paragraph" style:parent-style-name="Preformatted_20_Text">
      <style:text-properties style:font-name="Nimbus Mono L" officeooo:paragraph-rsid="04663da5"/>
    </style:style>
    <style:style style:name="P37" style:family="paragraph" style:parent-style-name="Preformatted_20_Text">
      <style:text-properties style:font-name="Nimbus Mono L" officeooo:paragraph-rsid="052d1862"/>
    </style:style>
    <style:style style:name="P38" style:family="paragraph" style:parent-style-name="Preformatted_20_Text">
      <style:text-properties style:font-name="Nimbus Mono L" officeooo:paragraph-rsid="0086b704"/>
    </style:style>
    <style:style style:name="P39" style:family="paragraph" style:parent-style-name="Preformatted_20_Text">
      <style:text-properties style:font-name="Nimbus Mono L" officeooo:paragraph-rsid="0533998a"/>
    </style:style>
    <style:style style:name="P40" style:family="paragraph" style:parent-style-name="Preformatted_20_Text">
      <style:text-properties style:font-name="Nimbus Mono L" officeooo:paragraph-rsid="05358b3e"/>
    </style:style>
    <style:style style:name="P41" style:family="paragraph" style:parent-style-name="Preformatted_20_Text">
      <style:text-properties style:font-name="Nimbus Mono L" officeooo:paragraph-rsid="0544e77c"/>
    </style:style>
    <style:style style:name="P42" style:family="paragraph" style:parent-style-name="Preformatted_20_Text">
      <style:text-properties style:font-name="Nimbus Mono L" officeooo:paragraph-rsid="0547fc56"/>
    </style:style>
    <style:style style:name="P43" style:family="paragraph" style:parent-style-name="Preformatted_20_Text">
      <style:text-properties officeooo:paragraph-rsid="029d3a32" style:font-name-asian="Nimbus Mono L"/>
    </style:style>
    <style:style style:name="P44" style:family="paragraph" style:parent-style-name="Preformatted_20_Text">
      <style:text-properties officeooo:paragraph-rsid="02e69c43" style:font-name-asian="Nimbus Mono L"/>
    </style:style>
    <style:style style:name="P45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3e77f6" style:font-name-asian="Nimbus Mono L" style:font-size-asian="10pt" style:font-style-asian="normal" style:font-weight-asian="normal" style:font-size-complex="10pt"/>
    </style:style>
    <style:style style:name="P46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61dacb" style:font-name-asian="Nimbus Mono L" style:font-size-asian="10pt" style:font-style-asian="normal" style:font-weight-asian="normal" style:font-size-complex="10pt"/>
    </style:style>
    <style:style style:name="P47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641f9c" style:font-name-asian="Nimbus Mono L" style:font-size-asian="10pt" style:font-style-asian="normal" style:font-weight-asian="normal" style:font-size-complex="10pt"/>
    </style:style>
    <style:style style:name="P48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8fccd1" style:font-name-asian="Nimbus Mono L" style:font-size-asian="10pt" style:font-style-asian="normal" style:font-weight-asian="normal" style:font-size-complex="10pt"/>
    </style:style>
    <style:style style:name="P49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abce79" officeooo:paragraph-rsid="00abce79" style:font-name-asian="SimHei" style:font-size-asian="10pt" style:font-style-asian="normal" style:font-weight-asian="normal" style:font-size-complex="10pt"/>
    </style:style>
    <style:style style:name="P50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8cf43" style:font-name-asian="Nimbus Mono L" style:font-size-asian="10pt" style:font-style-asian="normal" style:font-weight-asian="normal" style:font-size-complex="10pt" style:text-emphasize="none"/>
    </style:style>
    <style:style style:name="P51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b6553" style:font-name-asian="Nimbus Mono L" style:font-size-asian="10pt" style:font-style-asian="normal" style:font-weight-asian="normal" style:font-size-complex="10pt" style:text-emphasize="none"/>
    </style:style>
    <style:style style:name="P52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8c2684" style:font-name-asian="Nimbus Mono L" style:font-size-asian="10pt" style:font-style-asian="normal" style:font-weight-asian="normal" style:font-size-complex="10pt" style:text-emphasize="none"/>
    </style:style>
    <style:style style:name="P53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a0747b" style:font-name-asian="Nimbus Mono L" style:font-size-asian="10pt" style:font-style-asian="normal" style:font-weight-asian="normal" style:font-size-complex="10pt" style:text-emphasize="none"/>
    </style:style>
    <style:style style:name="P54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a177c4" style:font-name-asian="Nimbus Mono L" style:font-size-asian="10pt" style:font-style-asian="normal" style:font-weight-asian="normal" style:font-size-complex="10pt" style:text-emphasize="none"/>
    </style:style>
    <style:style style:name="P55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b4377a" style:font-name-asian="Nimbus Mono L" style:font-size-asian="10pt" style:font-style-asian="normal" style:font-weight-asian="normal" style:font-size-complex="10pt" style:text-emphasize="none"/>
    </style:style>
    <style:style style:name="P56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b62749" style:font-name-asian="Nimbus Mono L" style:font-size-asian="10pt" style:font-style-asian="normal" style:font-weight-asian="normal" style:font-size-complex="10pt" style:text-emphasize="none"/>
    </style:style>
    <style:style style:name="P57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9c5971" style:font-name-asian="Nimbus Mono L" style:font-size-asian="10pt" style:font-style-asian="normal" style:font-weight-asian="normal" style:font-size-complex="10pt" style:text-emphasize="none"/>
    </style:style>
    <style:style style:name="P58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9d452d" style:font-name-asian="Nimbus Mono L" style:font-size-asian="10pt" style:font-style-asian="normal" style:font-weight-asian="normal" style:font-size-complex="10pt" style:text-emphasize="none"/>
    </style:style>
    <style:style style:name="P59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ac9db7" style:font-name-asian="Nimbus Mono L" style:font-size-asian="10pt" style:font-style-asian="normal" style:font-weight-asian="normal" style:font-size-complex="10pt" style:text-emphasize="none"/>
    </style:style>
    <style:style style:name="P60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0cd19" style:font-name-asian="Nimbus Mono L" style:font-size-asian="10pt" style:font-style-asian="normal" style:font-weight-asian="normal" style:font-size-complex="10pt" style:text-emphasize="none"/>
    </style:style>
    <style:style style:name="P61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3b5937f" style:font-name-asian="Nimbus Mono L" style:font-size-asian="10pt" style:font-style-asian="normal" style:font-weight-asian="normal" style:font-size-complex="10pt" style:text-emphasize="none"/>
    </style:style>
    <style:style style:name="P62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0360026" officeooo:paragraph-rsid="055e70a0" style:font-name-asian="Nimbus Mono L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5804ca7" officeooo:paragraph-rsid="058f3fed" style:font-name-asian="Nimbus Mono L" style:font-size-asian="10.5pt" style:font-style-asian="normal" style:font-weight-asian="normal" style:font-size-complex="10.5pt" style:text-emphasize="none"/>
    </style:style>
    <style:style style:name="P64" style:family="paragraph" style:parent-style-name="Preformatted_20_Text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157a856" style:font-name-asian="Nimbus Mono L" style:font-size-asian="10pt" style:font-style-asian="normal" style:font-weight-asian="normal" style:font-size-complex="10pt" style:text-emphasize="none"/>
    </style:style>
    <style:style style:name="P65" style:family="paragraph" style:parent-style-name="Preformatted_20_Text">
      <style:text-properties fo:font-variant="normal" fo:text-transform="none" fo:color="#333333" style:font-name="Nimbus Mono L" fo:font-size="10pt" fo:letter-spacing="normal" officeooo:rsid="00360026" officeooo:paragraph-rsid="00c83202" style:font-name-asian="Nimbus Mono L" style:font-size-asian="10pt" style:font-style-asian="normal" style:font-size-complex="10pt"/>
    </style:style>
    <style:style style:name="P6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61dacb" style:font-name-asian="Nimbus Mono L" style:font-size-asian="10.5pt" style:font-style-asian="normal" style:font-weight-asian="normal" style:font-size-complex="10.5pt" style:text-emphasize="none"/>
    </style:style>
    <style:style style:name="P6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641f9c" style:font-name-asian="Nimbus Mono L" style:font-size-asian="10.5pt" style:font-style-asian="normal" style:font-weight-asian="normal" style:font-size-complex="10.5pt" style:text-emphasize="none"/>
    </style:style>
    <style:style style:name="P6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7a856" style:font-name-asian="Nimbus Mono L" style:font-size-asian="10.5pt" style:font-style-asian="normal" style:font-weight-asian="normal" style:font-size-complex="10.5pt" style:text-emphasize="none"/>
    </style:style>
    <style:style style:name="P6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a19ea" style:font-name-asian="Nimbus Mono L" style:font-size-asian="10.5pt" style:font-style-asian="normal" style:font-weight-asian="normal" style:font-size-complex="10.5pt" style:text-emphasize="none"/>
    </style:style>
    <style:style style:name="P7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c50c1" style:font-name-asian="Nimbus Mono L" style:font-size-asian="10.5pt" style:font-style-asian="normal" style:font-weight-asian="normal" style:font-size-complex="10.5pt" style:text-emphasize="none"/>
    </style:style>
    <style:style style:name="P7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dfce6" style:font-name-asian="Nimbus Mono L" style:font-size-asian="10.5pt" style:font-style-asian="normal" style:font-weight-asian="normal" style:font-size-complex="10.5pt" style:text-emphasize="none"/>
    </style:style>
    <style:style style:name="P7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8a387" style:font-name-asian="Nimbus Mono L" style:font-size-asian="10.5pt" style:font-style-asian="normal" style:font-weight-asian="normal" style:font-size-complex="10.5pt" style:text-emphasize="none"/>
    </style:style>
    <style:style style:name="P7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04461" style:font-name-asian="Nimbus Mono L" style:font-size-asian="10.5pt" style:font-style-asian="normal" style:font-weight-asian="normal" style:font-size-complex="10.5pt" style:text-emphasize="none"/>
    </style:style>
    <style:style style:name="P7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7b7817" style:font-name-asian="Nimbus Mono L" style:font-size-asian="10.5pt" style:font-style-asian="normal" style:font-weight-asian="normal" style:font-size-complex="10.5pt" style:text-emphasize="none"/>
    </style:style>
    <style:style style:name="P7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0e5f5" style:font-name-asian="Nimbus Mono L" style:font-size-asian="10.5pt" style:font-style-asian="normal" style:font-weight-asian="normal" style:font-size-complex="10.5pt" style:text-emphasize="none"/>
    </style:style>
    <style:style style:name="P7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946e7" style:font-name-asian="Nimbus Mono L" style:font-size-asian="10.5pt" style:font-style-asian="normal" style:font-weight-asian="normal" style:font-size-complex="10.5pt" style:text-emphasize="none"/>
    </style:style>
    <style:style style:name="P7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fccd1" style:font-name-asian="Nimbus Mono L" style:font-size-asian="10.5pt" style:font-style-asian="normal" style:font-weight-asian="normal" style:font-size-complex="10.5pt" style:text-emphasize="none"/>
    </style:style>
    <style:style style:name="P7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9846cb" style:font-name-asian="Nimbus Mono L" style:font-size-asian="10.5pt" style:font-style-asian="normal" style:font-weight-asian="normal" style:font-size-complex="10.5pt" style:text-emphasize="none"/>
    </style:style>
    <style:style style:name="P7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99d941" style:font-name-asian="Nimbus Mono L" style:font-size-asian="10.5pt" style:font-style-asian="normal" style:font-weight-asian="normal" style:font-size-complex="10.5pt" style:text-emphasize="none"/>
    </style:style>
    <style:style style:name="P8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27ff8a6" style:font-name-asian="Nimbus Mono L" style:font-size-asian="10.5pt" style:font-style-asian="normal" style:font-weight-asian="normal" style:font-size-complex="10.5pt" style:text-emphasize="none"/>
    </style:style>
    <style:style style:name="P8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84c04" style:font-name-asian="Nimbus Mono L" style:font-size-asian="10.5pt" style:font-style-asian="normal" style:font-weight-asian="normal" style:font-size-complex="10.5pt" style:text-emphasize="none"/>
    </style:style>
    <style:style style:name="P8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c0168" style:font-name-asian="Nimbus Mono L" style:font-size-asian="10.5pt" style:font-style-asian="normal" style:font-weight-asian="normal" style:font-size-complex="10.5pt" style:text-emphasize="none"/>
    </style:style>
    <style:style style:name="P8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e056d" style:font-name-asian="Nimbus Mono L" style:font-size-asian="10.5pt" style:font-style-asian="normal" style:font-weight-asian="normal" style:font-size-complex="10.5pt" style:text-emphasize="none"/>
    </style:style>
    <style:style style:name="P8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f260b" style:font-name-asian="Nimbus Mono L" style:font-size-asian="10.5pt" style:font-style-asian="normal" style:font-weight-asian="normal" style:font-size-complex="10.5pt" style:text-emphasize="none"/>
    </style:style>
    <style:style style:name="P8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49fc6e" style:font-name-asian="Nimbus Mono L" style:font-size-asian="10.5pt" style:font-style-asian="normal" style:font-weight-asian="normal" style:font-size-complex="10.5pt" style:text-emphasize="none"/>
    </style:style>
    <style:style style:name="P8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717b37" style:font-name-asian="Nimbus Mono L" style:font-size-asian="10.5pt" style:font-style-asian="normal" style:font-weight-asian="normal" style:font-size-complex="10.5pt" style:text-emphasize="none"/>
    </style:style>
    <style:style style:name="P8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75b673" style:font-name-asian="Nimbus Mono L" style:font-size-asian="10.5pt" style:font-style-asian="normal" style:font-weight-asian="normal" style:font-size-complex="10.5pt" style:text-emphasize="none"/>
    </style:style>
    <style:style style:name="P8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8ad0bd" style:font-name-asian="Nimbus Mono L" style:font-size-asian="10.5pt" style:font-style-asian="normal" style:font-weight-asian="normal" style:font-size-complex="10.5pt" style:text-emphasize="none"/>
    </style:style>
    <style:style style:name="P8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8fcf2e" style:font-name-asian="Nimbus Mono L" style:font-size-asian="10.5pt" style:font-style-asian="normal" style:font-weight-asian="normal" style:font-size-complex="10.5pt" style:text-emphasize="none"/>
    </style:style>
    <style:style style:name="P9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958ae1" style:font-name-asian="Nimbus Mono L" style:font-size-asian="10.5pt" style:font-style-asian="normal" style:font-weight-asian="normal" style:font-size-complex="10.5pt" style:text-emphasize="none"/>
    </style:style>
    <style:style style:name="P9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f07186" style:font-name-asian="Nimbus Mono L" style:font-size-asian="10.5pt" style:font-style-asian="normal" style:font-weight-asian="normal" style:font-size-complex="10.5pt" style:text-emphasize="none"/>
    </style:style>
    <style:style style:name="P9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f4eb2c" style:font-name-asian="Nimbus Mono L" style:font-size-asian="10.5pt" style:font-style-asian="normal" style:font-weight-asian="normal" style:font-size-complex="10.5pt" style:text-emphasize="none"/>
    </style:style>
    <style:style style:name="P9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4750629" style:font-name-asian="Nimbus Mono L" style:font-size-asian="10.5pt" style:font-style-asian="normal" style:font-weight-asian="normal" style:font-size-complex="10.5pt" style:text-emphasize="none"/>
    </style:style>
    <style:style style:name="P9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4833ce8" style:font-name-asian="Nimbus Mono L" style:font-size-asian="10.5pt" style:font-style-asian="normal" style:font-weight-asian="normal" style:font-size-complex="10.5pt" style:text-emphasize="none"/>
    </style:style>
    <style:style style:name="P9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486c96a" style:font-name-asian="Nimbus Mono L" style:font-size-asian="10.5pt" style:font-style-asian="normal" style:font-weight-asian="normal" style:font-size-complex="10.5pt" style:text-emphasize="none"/>
    </style:style>
    <style:style style:name="P9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544bc9" style:font-name-asian="Nimbus Mono L" style:font-size-asian="10.5pt" style:font-style-asian="normal" style:font-weight-asian="normal" style:font-size-complex="10.5pt" style:text-emphasize="none"/>
    </style:style>
    <style:style style:name="P9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505f546" style:font-name-asian="Nimbus Mono L" style:font-size-asian="10.5pt" style:font-style-asian="normal" style:font-weight-asian="normal" style:font-size-complex="10.5pt" style:text-emphasize="none"/>
    </style:style>
    <style:style style:name="P9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480d370" style:font-name-asian="Nimbus Mono L" style:font-size-asian="10.5pt" style:font-style-asian="normal" style:font-weight-asian="normal" style:font-size-complex="10.5pt" style:text-emphasize="none"/>
    </style:style>
    <style:style style:name="P9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7a12e6" style:font-name-asian="Nimbus Mono L" style:font-size-asian="10.5pt" style:font-style-asian="normal" style:font-weight-asian="normal" style:font-size-complex="10.5pt" style:text-emphasize="none"/>
    </style:style>
    <style:style style:name="P10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5804ca7" style:font-name-asian="Nimbus Mono L" style:font-size-asian="10.5pt" style:font-style-asian="normal" style:font-weight-asian="normal" style:font-size-complex="10.5pt" style:text-emphasize="none"/>
    </style:style>
    <style:style style:name="P10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5814076" style:font-name-asian="Nimbus Mono L" style:font-size-asian="10.5pt" style:font-style-asian="normal" style:font-weight-asian="normal" style:font-size-complex="10.5pt" style:text-emphasize="none"/>
    </style:style>
    <style:style style:name="P10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583d749" style:font-name-asian="Nimbus Mono L" style:font-size-asian="10.5pt" style:font-style-asian="normal" style:font-weight-asian="normal" style:font-size-complex="10.5pt" style:text-emphasize="none"/>
    </style:style>
    <style:style style:name="P10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58a78d8" style:font-name-asian="Nimbus Mono L" style:font-size-asian="10.5pt" style:font-style-asian="normal" style:font-weight-asian="normal" style:font-size-complex="10.5pt" style:text-emphasize="none"/>
    </style:style>
    <style:style style:name="P10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58f3fed" style:font-name-asian="Nimbus Mono L" style:font-size-asian="10.5pt" style:font-style-asian="normal" style:font-weight-asian="normal" style:font-size-complex="10.5pt" style:text-emphasize="none"/>
    </style:style>
    <style:style style:name="P10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17379e9" officeooo:paragraph-rsid="01747122" style:font-name-asian="Nimbus Mono L" style:font-size-asian="10.5pt" style:font-style-asian="normal" style:font-weight-asian="normal" style:font-size-complex="10.5pt" style:text-emphasize="none"/>
    </style:style>
    <style:style style:name="P10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804ca7" officeooo:paragraph-rsid="05804ca7" style:font-name-asian="Nimbus Mono L" style:font-size-asian="10.5pt" style:font-style-asian="normal" style:font-weight-asian="normal" style:font-size-complex="10.5pt" style:text-emphasize="none"/>
    </style:style>
    <style:style style:name="P10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804ca7" officeooo:paragraph-rsid="05814076" style:font-name-asian="Nimbus Mono L" style:font-size-asian="10.5pt" style:font-style-asian="normal" style:font-weight-asian="normal" style:font-size-complex="10.5pt" style:text-emphasize="none"/>
    </style:style>
    <style:style style:name="P10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804ca7" officeooo:paragraph-rsid="058f3fed" style:font-name-asian="Nimbus Mono L" style:font-size-asian="10.5pt" style:font-style-asian="normal" style:font-weight-asian="normal" style:font-size-complex="10.5pt" style:text-emphasize="none"/>
    </style:style>
    <style:style style:name="P10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9ad213" officeooo:paragraph-rsid="059ad213" style:font-name-asian="Nimbus Mono L" style:font-size-asian="10.5pt" style:font-style-asian="normal" style:font-weight-asian="normal" style:font-size-complex="10.5pt" style:text-emphasize="none"/>
    </style:style>
    <style:style style:name="P11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9ad213" officeooo:paragraph-rsid="05d03c63" style:font-name-asian="Nimbus Mono L" style:font-size-asian="10.5pt" style:font-style-asian="normal" style:font-weight-asian="normal" style:font-size-complex="10.5pt" style:text-emphasize="none"/>
    </style:style>
    <style:style style:name="P11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officeooo:paragraph-rsid="027ff8a6" style:font-name-asian="Nimbus Mono L" style:font-size-asian="10.5pt" style:font-style-asian="normal" style:font-weight-asian="normal" style:font-size-complex="10.5pt" style:text-emphasize="none"/>
    </style:style>
    <style:style style:name="P11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officeooo:paragraph-rsid="03544bc9" style:font-name-asian="Nimbus Mono L" style:font-size-asian="10.5pt" style:font-style-asian="normal" style:font-weight-asian="normal" style:font-size-complex="10.5pt" style:text-emphasize="none"/>
    </style:style>
    <style:style style:name="P1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officeooo:paragraph-rsid="05804ca7" style:font-name-asian="Nimbus Mono L" style:font-size-asian="10.5pt" style:font-style-asian="normal" style:font-weight-asian="normal" style:font-size-complex="10.5pt" style:text-emphasize="none"/>
    </style:style>
    <style:style style:name="P1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officeooo:paragraph-rsid="05814076" style:font-name-asian="Nimbus Mono L" style:font-size-asian="10.5pt" style:font-style-asian="normal" style:font-weight-asian="normal" style:font-size-complex="10.5pt" style:text-emphasize="none"/>
    </style:style>
    <style:style style:name="P1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officeooo:paragraph-rsid="058f3fed" style:font-name-asian="Nimbus Mono L" style:font-size-asian="10.5pt" style:font-style-asian="normal" style:font-weight-asian="normal" style:font-size-complex="10.5pt" style:text-emphasize="none"/>
    </style:style>
    <style:style style:name="P116" style:family="paragraph" style:parent-style-name="Preformatted_20_Text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b6553" style:font-name-asian="Nimbus Mono L" style:font-size-asian="10pt" style:font-style-asian="normal" style:font-weight-asian="bold" style:font-size-complex="10pt" style:font-weight-complex="bold" style:text-emphasize="none"/>
    </style:style>
    <style:style style:name="P117" style:family="paragraph" style:parent-style-name="Preformatted_20_Text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c0cd19" style:font-name-asian="Nimbus Mono L" style:font-size-asian="10pt" style:font-style-asian="normal" style:font-weight-asian="bold" style:font-size-complex="10pt" style:font-weight-complex="bold" style:text-emphasize="none"/>
    </style:style>
    <style:style style:name="P118" style:family="paragraph" style:parent-style-name="Preformatted_20_Text">
      <style:text-properties fo:font-variant="normal" fo:text-transform="none" fo:color="#80808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officeooo:rsid="00360026" officeooo:paragraph-rsid="03646047" style:font-name-asian="DejaVu Sans" style:font-size-asian="10pt" style:font-style-asian="italic" style:font-weight-asian="normal" style:font-size-complex="10pt" style:text-emphasize="none"/>
    </style:style>
    <style:style style:name="P119" style:family="paragraph" style:parent-style-name="Preformatted_20_Text">
      <style:text-properties fo:font-variant="normal" fo:text-transform="none" fo:color="#8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bold" officeooo:rsid="00360026" officeooo:paragraph-rsid="03f07186" style:font-name-asian="Nimbus Mono L" style:font-size-asian="10.5pt" style:font-style-asian="normal" style:font-weight-asian="bold" style:font-size-complex="10.5pt" style:font-weight-complex="bold" style:text-emphasize="none"/>
    </style:style>
    <style:style style:name="P120" style:family="paragraph" style:parent-style-name="Preformatted_20_Text">
      <style:text-properties fo:font-variant="normal" fo:text-transform="none" fo:color="#8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bold" officeooo:rsid="00360026" officeooo:paragraph-rsid="03f4eb2c" style:font-name-asian="Nimbus Mono L" style:font-size-asian="10.5pt" style:font-style-asian="normal" style:font-weight-asian="bold" style:font-size-complex="10.5pt" style:font-weight-complex="bold" style:text-emphasize="none"/>
    </style:style>
    <style:style style:name="P121" style:family="paragraph" style:parent-style-name="Preformatted_20_Text">
      <style:text-properties officeooo:paragraph-rsid="00c83202"/>
    </style:style>
    <style:style style:name="P122" style:family="paragraph" style:parent-style-name="Preformatted_20_Text">
      <style:text-properties officeooo:paragraph-rsid="00c8c199"/>
    </style:style>
    <style:style style:name="P123" style:family="paragraph" style:parent-style-name="Preformatted_20_Text">
      <style:text-properties officeooo:paragraph-rsid="00e24a6a"/>
    </style:style>
    <style:style style:name="P124" style:family="paragraph" style:parent-style-name="Preformatted_20_Text">
      <style:text-properties officeooo:paragraph-rsid="011162b7"/>
    </style:style>
    <style:style style:name="P125" style:family="paragraph" style:parent-style-name="Preformatted_20_Text">
      <style:text-properties officeooo:paragraph-rsid="013e77f6"/>
    </style:style>
    <style:style style:name="P126" style:family="paragraph" style:parent-style-name="Preformatted_20_Text">
      <style:text-properties officeooo:paragraph-rsid="013f3d02"/>
    </style:style>
    <style:style style:name="P127" style:family="paragraph" style:parent-style-name="Preformatted_20_Text">
      <style:text-properties officeooo:paragraph-rsid="015c50c1"/>
    </style:style>
    <style:style style:name="P128" style:family="paragraph" style:parent-style-name="Preformatted_20_Text">
      <style:text-properties officeooo:paragraph-rsid="015dfce6"/>
    </style:style>
    <style:style style:name="P129" style:family="paragraph" style:parent-style-name="Preformatted_20_Text">
      <style:text-properties officeooo:paragraph-rsid="017379e9"/>
    </style:style>
    <style:style style:name="P130" style:family="paragraph" style:parent-style-name="Preformatted_20_Text">
      <style:text-properties officeooo:paragraph-rsid="01747122"/>
    </style:style>
    <style:style style:name="P131" style:family="paragraph" style:parent-style-name="Preformatted_20_Text">
      <style:text-properties officeooo:paragraph-rsid="01ab6553"/>
    </style:style>
    <style:style style:name="P132" style:family="paragraph" style:parent-style-name="Preformatted_20_Text">
      <style:text-properties officeooo:paragraph-rsid="01c0cd19"/>
    </style:style>
    <style:style style:name="P133" style:family="paragraph" style:parent-style-name="Preformatted_20_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0c83202" style:font-name-asian="Nimbus Mono L" style:font-size-asian="10.5pt" style:font-style-asian="normal" style:font-weight-asian="normal" style:font-size-complex="10.5pt" style:text-emphasize="none"/>
    </style:style>
    <style:style style:name="P134" style:family="paragraph" style:parent-style-name="Preformatted_20_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0e24a6a" style:font-name-asian="Nimbus Mono L" style:font-size-asian="10.5pt" style:font-style-asian="normal" style:font-weight-asian="normal" style:font-size-complex="10.5pt" style:text-emphasize="none"/>
    </style:style>
    <style:style style:name="P135" style:family="paragraph" style:parent-style-name="Preformatted_20_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11162b7" style:font-name-asian="Nimbus Mono L" style:font-size-asian="10.5pt" style:font-style-asian="normal" style:font-weight-asian="normal" style:font-size-complex="10.5pt" style:text-emphasize="none"/>
    </style:style>
    <style:style style:name="P136" style:family="paragraph" style:parent-style-name="Preformatted_20_Text">
      <style:text-properties fo:color="#000000" officeooo:paragraph-rsid="03544bc9" style:font-name-asian="Nimbus Mono L" style:font-size-asian="10.5pt" style:font-style-asian="normal"/>
    </style:style>
    <style:style style:name="P137" style:family="paragraph" style:parent-style-name="Preformatted_20_Text">
      <style:text-properties fo:color="#000000" officeooo:paragraph-rsid="03646047" style:font-name-asian="Nimbus Mono L" style:font-size-asian="10.5pt" style:font-style-asian="normal"/>
    </style:style>
    <style:style style:name="P138" style:family="paragraph" style:parent-style-name="Preformatted_20_Text">
      <style:text-properties fo:color="#000000" officeooo:paragraph-rsid="0473dd1d" style:font-name-asian="Nimbus Mono L" style:font-size-asian="10.5pt" style:font-style-asian="normal"/>
    </style:style>
    <style:style style:name="P139" style:family="paragraph" style:parent-style-name="Preformatted_20_Text">
      <style:text-properties fo:color="#000000" officeooo:paragraph-rsid="04867045" style:font-name-asian="Nimbus Mono L" style:font-size-asian="10.5pt" style:font-style-asian="normal"/>
    </style:style>
    <style:style style:name="P140" style:family="paragraph" style:parent-style-name="Preformatted_20_Text">
      <style:text-properties fo:color="#000000" officeooo:paragraph-rsid="0480d370" style:font-name-asian="Nimbus Mono L" style:font-size-asian="10.5pt" style:font-style-asian="normal"/>
    </style:style>
    <style:style style:name="P141" style:family="paragraph" style:parent-style-name="Preformatted_20_Text">
      <style:text-properties fo:color="#000000" officeooo:paragraph-rsid="050a19ce" style:font-name-asian="Nimbus Mono L" style:font-size-asian="10.5pt" style:font-style-asian="normal"/>
    </style:style>
    <style:style style:name="P142" style:family="paragraph" style:parent-style-name="Preformatted_20_Text">
      <style:text-properties fo:color="#000000" officeooo:paragraph-rsid="05814076" style:font-name-asian="Nimbus Mono L" style:font-size-asian="10.5pt" style:font-style-asian="normal"/>
    </style:style>
    <style:style style:name="P143" style:family="paragraph" style:parent-style-name="Preformatted_20_Text">
      <style:text-properties fo:color="#000000" officeooo:paragraph-rsid="058e08c5" style:font-name-asian="Nimbus Mono L" style:font-size-asian="10.5pt" style:font-style-asian="normal"/>
    </style:style>
    <style:style style:name="P144" style:family="paragraph" style:parent-style-name="Preformatted_20_Text">
      <style:text-properties fo:color="#000000" officeooo:paragraph-rsid="058f3fed" style:font-name-asian="Nimbus Mono L" style:font-size-asian="10.5pt" style:font-style-asian="normal"/>
    </style:style>
    <style:style style:name="P145" style:family="paragraph" style:parent-style-name="Preformatted_20_Text">
      <style:text-properties fo:color="#000000" style:font-name="微软雅黑" fo:font-size="10.5pt" fo:font-weight="normal" officeooo:paragraph-rsid="053d9e24"/>
    </style:style>
    <style:style style:name="P146" style:family="paragraph" style:parent-style-name="Preformatted_20_Text">
      <style:text-properties fo:color="#000000" style:font-name="微软雅黑" fo:font-size="10.5pt" fo:font-weight="normal" officeooo:paragraph-rsid="054bda8d"/>
    </style:style>
    <style:style style:name="P147" style:family="paragraph" style:parent-style-name="Preformatted_20_Text">
      <style:text-properties fo:color="#000000" style:font-name="微软雅黑" fo:font-size="10.5pt" fo:font-weight="normal" officeooo:paragraph-rsid="054e66a8"/>
    </style:style>
    <style:style style:name="P148" style:family="paragraph" style:parent-style-name="Preformatted_20_Text">
      <style:text-properties fo:color="#000000" style:font-name="微软雅黑" fo:font-size="10.5pt" fo:font-weight="normal" officeooo:paragraph-rsid="055531cd"/>
    </style:style>
    <style:style style:name="P149" style:family="paragraph" style:parent-style-name="Preformatted_20_Text">
      <style:text-properties fo:color="#000000" style:font-name="微软雅黑" fo:font-size="10.5pt" fo:font-weight="normal" officeooo:paragraph-rsid="0558e8db"/>
    </style:style>
    <style:style style:name="P150" style:family="paragraph" style:parent-style-name="Preformatted_20_Text">
      <style:text-properties fo:color="#000000" style:font-name="微软雅黑" fo:font-size="10.5pt" fo:font-weight="normal" officeooo:paragraph-rsid="055d1a9b"/>
    </style:style>
    <style:style style:name="P151" style:family="paragraph" style:parent-style-name="Preformatted_20_Text">
      <style:text-properties fo:color="#000000" style:font-name="微软雅黑" fo:font-size="10.5pt" fo:font-weight="normal" officeooo:paragraph-rsid="0560c9be"/>
    </style:style>
    <style:style style:name="P152" style:family="paragraph" style:parent-style-name="Preformatted_20_Text">
      <style:text-properties fo:color="#000000" style:font-name="微软雅黑" fo:font-size="10.5pt" fo:font-weight="normal" officeooo:paragraph-rsid="05d03c63"/>
    </style:style>
    <style:style style:name="P153" style:family="paragraph" style:parent-style-name="Preformatted_20_Text">
      <style:text-properties fo:color="#000000" officeooo:paragraph-rsid="0558448a"/>
    </style:style>
    <style:style style:name="P154" style:family="paragraph" style:parent-style-name="Preformatted_20_Text">
      <style:text-properties fo:color="#000000" officeooo:paragraph-rsid="05b44e1b"/>
    </style:style>
    <style:style style:name="P155" style:family="paragraph" style:parent-style-name="Preformatted_20_Text">
      <style:text-properties fo:color="#000000" officeooo:paragraph-rsid="05c7934b"/>
    </style:style>
    <style:style style:name="P156" style:family="paragraph" style:parent-style-name="Preformatted_20_Text">
      <style:text-properties fo:color="#000000" officeooo:paragraph-rsid="05cbd346"/>
    </style:style>
    <style:style style:name="P157" style:family="paragraph" style:parent-style-name="Preformatted_20_Text">
      <style:text-properties fo:color="#000000" officeooo:paragraph-rsid="05d03c63"/>
    </style:style>
    <style:style style:name="P158" style:family="paragraph" style:parent-style-name="Preformatted_20_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13e77f6" style:font-size-asian="10.5pt" style:font-style-asian="normal" style:font-weight-asian="normal" style:font-size-complex="10.5pt" style:text-emphasize="none"/>
    </style:style>
    <style:style style:name="P159" style:family="paragraph" style:parent-style-name="Preformatted_20_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13f3d02" style:font-size-asian="10.5pt" style:font-style-asian="normal" style:font-weight-asian="normal" style:font-size-complex="10.5pt" style:text-emphasize="none"/>
    </style:style>
    <style:style style:name="P160" style:family="paragraph" style:parent-style-name="Preformatted_20_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3eb6686" style:font-size-asian="10.5pt" style:font-style-asian="normal" style:font-weight-asian="normal" style:font-size-complex="10.5pt" style:text-emphasize="none"/>
    </style:style>
    <style:style style:name="P161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15342ee" style:font-name-asian="Nimbus Mono L" style:font-size-asian="10.5pt" style:font-style-asian="normal" style:font-weight-asian="normal" style:font-size-complex="10.5pt" style:text-emphasize="none"/>
    </style:style>
    <style:style style:name="P162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153a670" style:font-name-asian="Nimbus Mono L" style:font-size-asian="10.5pt" style:font-style-asian="normal" style:font-weight-asian="normal" style:font-size-complex="10.5pt" style:text-emphasize="none"/>
    </style:style>
    <style:style style:name="P163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283d321" style:font-name-asian="Nimbus Mono L" style:font-size-asian="10.5pt" style:font-style-asian="normal" style:font-weight-asian="normal" style:font-size-complex="10.5pt" style:text-emphasize="none"/>
    </style:style>
    <style:style style:name="P164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2bf9c13" style:font-name-asian="Nimbus Mono L" style:font-size-asian="10.5pt" style:font-style-asian="normal" style:font-weight-asian="normal" style:font-size-complex="10.5pt" style:text-emphasize="none"/>
    </style:style>
    <style:style style:name="P165" style:family="paragraph" style:parent-style-name="Preformatted_20_Text">
      <style:text-properties fo:color="#dd0806" style:font-name="Nimbus Mono L" fo:font-size="10.5pt" fo:font-weight="normal" officeooo:paragraph-rsid="054804f3"/>
    </style:style>
    <style:style style:name="P166" style:family="paragraph" style:parent-style-name="Preformatted_20_Text">
      <style:text-properties fo:color="#dd0806" style:font-name="Nimbus Mono L" fo:font-size="10.5pt" fo:font-weight="normal" officeooo:paragraph-rsid="05498bee"/>
    </style:style>
    <style:style style:name="P167" style:family="paragraph" style:parent-style-name="Preformatted_20_Text">
      <style:text-properties fo:color="#dd0806" style:font-name="Nimbus Mono L" fo:font-size="10.5pt" fo:font-weight="normal" officeooo:paragraph-rsid="054a824e"/>
    </style:style>
    <style:style style:name="P168" style:family="paragraph" style:parent-style-name="Preformatted_20_Text">
      <style:text-properties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1ab6553" style:font-size-asian="10.5pt" style:font-style-asian="normal" style:font-weight-asian="normal" style:font-size-complex="10.5pt" style:text-emphasize="none"/>
    </style:style>
    <style:style style:name="P169" style:family="paragraph" style:parent-style-name="Preformatted_20_Text">
      <style:text-properties officeooo:paragraph-rsid="02d9e09c"/>
    </style:style>
    <style:style style:name="P170" style:family="paragraph" style:parent-style-name="Preformatted_20_Text">
      <style:text-properties officeooo:paragraph-rsid="02e0ff8e"/>
    </style:style>
    <style:style style:name="P171" style:family="paragraph" style:parent-style-name="Preformatted_20_Text">
      <style:text-properties fo:color="#008000" style:font-name="Nimbus Mono L" fo:font-size="11.3000001907349pt" fo:font-weight="bold" officeooo:paragraph-rsid="04909071"/>
    </style:style>
    <style:style style:name="P172" style:family="paragraph" style:parent-style-name="Preformatted_20_Text">
      <style:text-properties fo:color="#008000" style:font-name="Nimbus Mono L" fo:font-size="11.3000001907349pt" fo:font-weight="bold" officeooo:paragraph-rsid="04926e5b"/>
    </style:style>
    <style:style style:name="P173" style:family="paragraph" style:parent-style-name="Preformatted_20_Text">
      <style:text-properties fo:color="#008000" style:font-name="Nimbus Mono L" fo:font-size="11.3000001907349pt" fo:font-weight="bold" officeooo:paragraph-rsid="013e77f6"/>
    </style:style>
    <style:style style:name="P174" style:family="paragraph" style:parent-style-name="Preformatted_20_Text">
      <style:text-properties fo:color="#008000" style:font-name="Nimbus Mono L" fo:font-size="11.3000001907349pt" fo:font-weight="bold" officeooo:paragraph-rsid="053aa665"/>
    </style:style>
    <style:style style:name="P175" style:family="paragraph" style:parent-style-name="Preformatted_20_Text">
      <style:text-properties fo:color="#008000" style:font-name="Nimbus Mono L" fo:font-size="11.3000001907349pt" fo:font-weight="bold" officeooo:paragraph-rsid="053bb9c3"/>
    </style:style>
    <style:style style:name="P176" style:family="paragraph" style:parent-style-name="Preformatted_20_Text">
      <style:text-properties fo:color="#008000" style:font-name="Nimbus Mono L" fo:font-size="11.3000001907349pt" fo:font-weight="bold" officeooo:paragraph-rsid="01a8cf43"/>
    </style:style>
    <style:style style:name="P177" style:family="paragraph" style:parent-style-name="Preformatted_20_Text">
      <style:text-properties fo:color="#008000" style:font-name="Nimbus Mono L" fo:font-size="11.3000001907349pt" fo:font-weight="bold" officeooo:paragraph-rsid="05612db6"/>
    </style:style>
    <style:style style:name="P178" style:family="paragraph" style:parent-style-name="Preformatted_20_Text">
      <style:text-properties fo:color="#008000" style:font-name="Nimbus Mono L" fo:font-size="11.3000001907349pt" fo:font-weight="bold" officeooo:paragraph-rsid="0161dacb"/>
    </style:style>
    <style:style style:name="P179" style:family="paragraph" style:parent-style-name="Preformatted_20_Text">
      <style:text-properties fo:color="#008000" style:font-name="Nimbus Mono L" fo:font-size="11.3000001907349pt" fo:font-weight="bold" officeooo:paragraph-rsid="0579a7db"/>
    </style:style>
    <style:style style:name="P180" style:family="paragraph" style:parent-style-name="Preformatted_20_Text">
      <style:text-properties fo:color="#008000" officeooo:paragraph-rsid="04926e5b"/>
    </style:style>
    <style:style style:name="P181" style:family="paragraph" style:parent-style-name="Preformatted_20_Text">
      <style:text-properties fo:color="#008000" officeooo:paragraph-rsid="0493ef7d"/>
    </style:style>
    <style:style style:name="P182" style:family="paragraph" style:parent-style-name="Preformatted_20_Text">
      <style:text-properties fo:color="#008000" officeooo:paragraph-rsid="049fb484"/>
    </style:style>
    <style:style style:name="P183" style:family="paragraph" style:parent-style-name="Preformatted_20_Text">
      <style:text-properties fo:color="#008000" officeooo:paragraph-rsid="04a297cd"/>
    </style:style>
    <style:style style:name="P184" style:family="paragraph" style:parent-style-name="Preformatted_20_Text">
      <style:text-properties fo:color="#008000" officeooo:paragraph-rsid="04af2109"/>
    </style:style>
    <style:style style:name="P185" style:family="paragraph" style:parent-style-name="Preformatted_20_Text">
      <style:text-properties fo:color="#008000" style:text-outline="false" style:text-line-through-style="none" style:text-line-through-type="none" style:font-name="DejaVu Sans Mono" fo:font-size="11.3000001907349pt" fo:font-style="normal" fo:text-shadow="none" style:text-underline-style="none" fo:font-weight="bold" officeooo:rsid="00360026" officeooo:paragraph-rsid="05433462" style:font-name-asian="Nimbus Mono L" style:font-size-asian="10.5pt" style:font-style-asian="normal" style:font-weight-asian="bold" style:font-size-complex="10.5pt" style:font-weight-complex="bold" style:text-emphasize="none"/>
    </style:style>
    <style:style style:name="P186" style:family="paragraph" style:parent-style-name="Preformatted_20_Text">
      <style:text-properties fo:color="#008000" style:text-outline="false" style:text-line-through-style="none" style:text-line-through-type="none" style:font-name="DejaVu Sans Mono" fo:font-size="11.3000001907349pt" fo:font-style="normal" fo:text-shadow="none" style:text-underline-style="none" fo:font-weight="bold" officeooo:rsid="053ff7b6" officeooo:paragraph-rsid="053ff7b6" style:font-name-asian="Nimbus Mono L" style:font-size-asian="10.5pt" style:font-style-asian="normal" style:font-weight-asian="normal" style:font-size-complex="10.5pt" style:text-emphasize="none"/>
    </style:style>
    <style:style style:name="P187" style:family="paragraph" style:parent-style-name="Preformatted_20_Text">
      <style:text-properties fo:color="#008000" style:font-name="DejaVu Sans Mono" fo:font-size="11.3000001907349pt" fo:font-weight="bold" officeooo:rsid="053ff7b6" officeooo:paragraph-rsid="0086b704"/>
    </style:style>
    <style:style style:name="P188" style:family="paragraph" style:parent-style-name="Preformatted_20_Text">
      <style:text-properties fo:color="#008000" style:font-name="DejaVu Sans Mono" fo:font-size="11.3000001907349pt" fo:font-weight="bold" officeooo:rsid="00360026" officeooo:paragraph-rsid="05361a2e" style:font-name-asian="Nimbus Mono L" style:font-weight-asian="bold" style:font-weight-complex="bold"/>
    </style:style>
    <style:style style:name="P189" style:family="paragraph" style:parent-style-name="Preformatted_20_Text">
      <style:text-properties fo:color="#008000" style:font-name="DejaVu Sans Mono" fo:font-size="11.3000001907349pt" fo:font-weight="bold" officeooo:paragraph-rsid="058f3fed"/>
    </style:style>
    <style:style style:name="P190" style:family="paragraph" style:parent-style-name="Preformatted_20_Text">
      <style:text-properties officeooo:paragraph-rsid="03b4377a"/>
    </style:style>
    <style:style style:name="P191" style:family="paragraph" style:parent-style-name="Preformatted_20_Text">
      <style:text-properties officeooo:paragraph-rsid="03b62749"/>
    </style:style>
    <style:style style:name="P192" style:family="paragraph" style:parent-style-name="Preformatted_20_Text">
      <style:text-properties officeooo:paragraph-rsid="0435ae3c"/>
    </style:style>
    <style:style style:name="P193" style:family="paragraph" style:parent-style-name="Preformatted_20_Text">
      <style:text-properties officeooo:paragraph-rsid="044957c1"/>
    </style:style>
    <style:style style:name="P194" style:family="paragraph" style:parent-style-name="Preformatted_20_Text">
      <style:text-properties officeooo:paragraph-rsid="044bef3c"/>
    </style:style>
    <style:style style:name="P195" style:family="paragraph" style:parent-style-name="Preformatted_20_Text">
      <style:text-properties officeooo:paragraph-rsid="0454ce76"/>
    </style:style>
    <style:style style:name="P196" style:family="paragraph" style:parent-style-name="Preformatted_20_Text">
      <style:text-properties officeooo:paragraph-rsid="04576ff2"/>
    </style:style>
    <style:style style:name="P197" style:family="paragraph" style:parent-style-name="Preformatted_20_Text">
      <style:text-properties fo:color="#808080" fo:font-size="10pt" officeooo:paragraph-rsid="0180e5f5" style:font-name-asian="DejaVu Sans" style:font-size-asian="10pt" style:font-style-asian="italic" style:font-size-complex="10pt"/>
    </style:style>
    <style:style style:name="P198" style:family="paragraph" style:parent-style-name="Preformatted_20_Text">
      <style:text-properties fo:color="#808080" fo:font-size="10pt" officeooo:paragraph-rsid="00f1043a" style:font-name-asian="DejaVu Sans" style:font-size-asian="10pt" style:font-style-asian="italic" style:font-size-complex="10pt"/>
    </style:style>
    <style:style style:name="P199" style:family="paragraph" style:parent-style-name="Preformatted_20_Text">
      <style:text-properties officeooo:paragraph-rsid="04fbfa8d"/>
    </style:style>
    <style:style style:name="P200" style:family="paragraph" style:parent-style-name="Preformatted_20_Text">
      <style:text-properties officeooo:paragraph-rsid="0508fa36"/>
    </style:style>
    <style:style style:name="P201" style:family="paragraph" style:parent-style-name="Preformatted_20_Text">
      <style:text-properties officeooo:paragraph-rsid="052f91c2"/>
    </style:style>
    <style:style style:name="P202" style:family="paragraph" style:parent-style-name="Preformatted_20_Text">
      <style:text-properties fo:color="#800000" style:font-name="Nimbus Mono L" fo:font-weight="bold" officeooo:rsid="00360026" officeooo:paragraph-rsid="00f1043a" style:font-name-asian="Nimbus Mono L" style:font-weight-asian="bold" style:font-weight-complex="bold"/>
    </style:style>
    <style:style style:name="P203" style:family="paragraph" style:parent-style-name="Preformatted_20_Text">
      <style:text-properties fo:color="#800000" style:font-name="Nimbus Mono L" fo:font-size="10.5pt" fo:font-weight="bold" officeooo:paragraph-rsid="0551410a"/>
    </style:style>
    <style:style style:name="P204" style:family="paragraph" style:parent-style-name="Preformatted_20_Text">
      <style:text-properties fo:color="#800000" style:text-outline="false" style:text-line-through-style="none" style:text-line-through-type="none" style:font-name="Nimbus Mono L" fo:font-size="10.5pt" fo:font-style="normal" fo:text-shadow="none" style:text-underline-style="none" fo:font-weight="bold" officeooo:rsid="00360026" officeooo:paragraph-rsid="03eb6686" style:font-name-asian="Nimbus Mono L" style:font-size-asian="10.5pt" style:font-style-asian="normal" style:font-weight-asian="bold" style:font-size-complex="10.5pt" style:font-weight-complex="bold" style:text-emphasize="none"/>
    </style:style>
    <style:style style:name="P205" style:family="paragraph" style:parent-style-name="Preformatted_20_Text">
      <style:text-properties fo:color="#800000" style:text-outline="false" style:text-line-through-style="none" style:text-line-through-type="none" style:font-name="DejaVu Sans Mono" fo:font-size="11.3000001907349pt" fo:font-style="normal" fo:text-shadow="none" style:text-underline-style="none" fo:font-weight="bold" officeooo:rsid="00360026" officeooo:paragraph-rsid="05433462" style:font-name-asian="Nimbus Mono L" style:font-size-asian="10.5pt" style:font-style-asian="normal" style:font-weight-asian="bold" style:font-size-complex="10.5pt" style:font-weight-complex="bold" style:text-emphasize="none"/>
    </style:style>
    <style:style style:name="P206" style:family="paragraph" style:parent-style-name="Preformatted_20_Text">
      <style:text-properties officeooo:paragraph-rsid="014900ee"/>
    </style:style>
    <style:style style:name="P207" style:family="paragraph" style:parent-style-name="Preformatted_20_Text">
      <style:text-properties officeooo:paragraph-rsid="053ff7b6"/>
    </style:style>
    <style:style style:name="P208" style:family="paragraph" style:parent-style-name="Preformatted_20_Text">
      <style:text-properties style:font-name="微软雅黑" fo:font-size="10.5pt" fo:font-weight="normal" officeooo:paragraph-rsid="0563a12e"/>
    </style:style>
    <style:style style:name="P209" style:family="paragraph" style:parent-style-name="Standard">
      <style:text-properties style:font-name="Nimbus Mono L" officeooo:rsid="00360026" officeooo:paragraph-rsid="00a9e4d5" style:font-name-asian="Nimbus Mono L"/>
    </style:style>
    <style:style style:name="P210" style:family="paragraph" style:parent-style-name="Standard">
      <style:text-properties style:font-name="Nimbus Mono L" officeooo:rsid="00360026" officeooo:paragraph-rsid="00c83202" style:font-name-asian="Nimbus Mono L"/>
    </style:style>
    <style:style style:name="P211" style:family="paragraph" style:parent-style-name="Standard">
      <style:text-properties style:font-name="Nimbus Mono L" officeooo:rsid="00360026" officeooo:paragraph-rsid="00da8b42" style:font-name-asian="Nimbus Mono L"/>
    </style:style>
    <style:style style:name="P212" style:family="paragraph" style:parent-style-name="Standard">
      <style:text-properties style:font-name="Nimbus Mono L" officeooo:rsid="00360026" officeooo:paragraph-rsid="00e24a6a" style:font-name-asian="Nimbus Mono L"/>
    </style:style>
    <style:style style:name="P213" style:family="paragraph" style:parent-style-name="Standard">
      <style:text-properties style:font-name="Nimbus Mono L" officeooo:rsid="00360026" officeooo:paragraph-rsid="011162b7" style:font-name-asian="Nimbus Mono L"/>
    </style:style>
    <style:style style:name="P214" style:family="paragraph" style:parent-style-name="Standard">
      <style:text-properties style:font-name="Nimbus Mono L" officeooo:rsid="00360026" officeooo:paragraph-rsid="01edbf44" style:font-name-asian="Nimbus Mono L"/>
    </style:style>
    <style:style style:name="P215" style:family="paragraph" style:parent-style-name="Standard">
      <style:text-properties style:font-name="Nimbus Mono L" officeooo:rsid="00360026" officeooo:paragraph-rsid="01efb12f" style:font-name-asian="Nimbus Mono L"/>
    </style:style>
    <style:style style:name="P216" style:family="paragraph" style:parent-style-name="Standard">
      <style:text-properties style:font-name="Nimbus Mono L" officeooo:rsid="00360026" officeooo:paragraph-rsid="0224c8d7" style:font-name-asian="Nimbus Mono L"/>
    </style:style>
    <style:style style:name="P217" style:family="paragraph" style:parent-style-name="Standard">
      <style:text-properties style:font-name="Nimbus Mono L" officeooo:rsid="00360026" officeooo:paragraph-rsid="029d3a32" style:font-name-asian="Nimbus Mono L"/>
    </style:style>
    <style:style style:name="P218" style:family="paragraph" style:parent-style-name="Standard">
      <style:text-properties style:font-name="Nimbus Mono L" officeooo:rsid="00360026" officeooo:paragraph-rsid="012d839a" style:font-name-asian="Nimbus Mono L"/>
    </style:style>
    <style:style style:name="P219" style:family="paragraph" style:parent-style-name="Standard">
      <style:text-properties style:font-name="Nimbus Mono L" officeooo:rsid="00360026" officeooo:paragraph-rsid="0300d2d5" style:font-name-asian="Nimbus Mono L"/>
    </style:style>
    <style:style style:name="P220" style:family="paragraph" style:parent-style-name="Standard">
      <style:text-properties style:font-name="Nimbus Mono L" officeooo:rsid="00360026" officeooo:paragraph-rsid="03c4b6c6" style:font-name-asian="Nimbus Mono L"/>
    </style:style>
    <style:style style:name="P221" style:family="paragraph" style:parent-style-name="Standard">
      <style:text-properties style:font-name="Nimbus Mono L" officeooo:rsid="00360026" officeooo:paragraph-rsid="00eae04e" style:font-name-asian="Nimbus Mono L"/>
    </style:style>
    <style:style style:name="P222" style:family="paragraph" style:parent-style-name="Standard">
      <style:text-properties style:font-name="Nimbus Mono L" officeooo:paragraph-rsid="0530248d"/>
    </style:style>
    <style:style style:name="P223" style:family="paragraph" style:parent-style-name="Standard">
      <style:text-properties style:font-name="Nimbus Mono L" officeooo:paragraph-rsid="05660110"/>
    </style:style>
    <style:style style:name="P224" style:family="paragraph" style:parent-style-name="Standard">
      <style:text-properties officeooo:paragraph-rsid="00bb2a5f" style:font-name-asian="Nimbus Mono L"/>
    </style:style>
    <style:style style:name="P225" style:family="paragraph" style:parent-style-name="Standard">
      <style:text-properties officeooo:paragraph-rsid="02acaf58" style:font-name-asian="Nimbus Mono L"/>
    </style:style>
    <style:style style:name="P226" style:family="paragraph" style:parent-style-name="Standard">
      <style:text-properties officeooo:paragraph-rsid="02ed00a3" style:font-name-asian="Nimbus Mono L"/>
    </style:style>
    <style:style style:name="P227" style:family="paragraph" style:parent-style-name="Standard">
      <style:text-properties officeooo:paragraph-rsid="00c51896"/>
    </style:style>
    <style:style style:name="P228" style:family="paragraph" style:parent-style-name="Standard">
      <style:text-properties fo:font-variant="normal" fo:text-transform="none" fo:color="#008000" style:font-name="Nimbus Mono L" fo:font-size="11.3000001907349pt" fo:letter-spacing="normal" fo:font-weight="bold" officeooo:rsid="00360026" officeooo:paragraph-rsid="013f3d02" style:font-name-asian="Nimbus Mono L" style:font-size-asian="10pt" style:font-style-asian="normal" style:font-weight-asian="normal" style:font-size-complex="10pt"/>
    </style:style>
    <style:style style:name="P229" style:family="paragraph" style:parent-style-name="Standard">
      <style:text-properties fo:font-variant="normal" fo:text-transform="none" fo:color="#008000" style:font-name="Nimbus Mono L" fo:font-size="11.3000001907349pt" fo:letter-spacing="normal" fo:font-weight="bold" officeooo:rsid="00360026" officeooo:paragraph-rsid="01400ceb" style:font-name-asian="Nimbus Mono L" style:font-size-asian="10pt" style:font-style-asian="normal" style:font-weight-asian="normal" style:font-size-complex="10pt"/>
    </style:style>
    <style:style style:name="P230" style:family="paragraph" style:parent-style-name="Standard">
      <style:text-properties fo:font-variant="normal" fo:text-transform="none" fo:color="#008000" style:font-name="Nimbus Mono L" fo:font-size="11.3000001907349pt" fo:letter-spacing="normal" fo:font-weight="bold" officeooo:rsid="00360026" officeooo:paragraph-rsid="0320b68b" style:font-name-asian="Nimbus Mono L" style:font-size-asian="10pt" style:font-style-asian="normal" style:font-weight-asian="normal" style:font-size-complex="10pt"/>
    </style:style>
    <style:style style:name="P231" style:family="paragraph" style:parent-style-name="Standard">
      <style:text-properties fo:font-variant="normal" fo:text-transform="none" fo:color="#008000" style:font-name="Nimbus Mono L" fo:font-size="11.3000001907349pt" fo:letter-spacing="normal" fo:font-weight="bold" officeooo:rsid="00360026" officeooo:paragraph-rsid="0504eeb1" style:font-name-asian="Nimbus Mono L" style:font-size-asian="10pt" style:font-style-asian="normal" style:font-weight-asian="normal" style:font-size-complex="10pt"/>
    </style:style>
    <style:style style:name="P232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5c9ba" style:font-name-asian="Nimbus Mono L" style:font-size-asian="10pt" style:font-style-asian="normal" style:font-weight-asian="normal" style:font-size-complex="10pt" style:font-weight-complex="bold" style:text-emphasize="none"/>
    </style:style>
    <style:style style:name="P233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79e19" style:font-name-asian="Nimbus Mono L" style:font-size-asian="10pt" style:font-style-asian="normal" style:font-weight-asian="normal" style:font-size-complex="10pt" style:font-weight-complex="bold" style:text-emphasize="none"/>
    </style:style>
    <style:style style:name="P234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9da20" style:font-name-asian="Nimbus Mono L" style:font-size-asian="10pt" style:font-style-asian="normal" style:font-weight-asian="normal" style:font-size-complex="10pt" style:font-weight-complex="bold" style:text-emphasize="none"/>
    </style:style>
    <style:style style:name="P235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f3931" style:font-name-asian="Nimbus Mono L" style:font-size-asian="10pt" style:font-style-asian="normal" style:font-weight-asian="normal" style:font-size-complex="10pt" style:font-weight-complex="bold" style:text-emphasize="none"/>
    </style:style>
    <style:style style:name="P236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d56a98" style:font-name-asian="Nimbus Mono L" style:font-size-asian="10pt" style:font-style-asian="normal" style:font-weight-asian="normal" style:font-size-complex="10pt" style:font-weight-complex="bold" style:text-emphasize="none"/>
    </style:style>
    <style:style style:name="P237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da6c56" style:font-name-asian="Nimbus Mono L" style:font-size-asian="10pt" style:font-style-asian="normal" style:font-weight-asian="normal" style:font-size-complex="10pt" style:font-weight-complex="bold" style:text-emphasize="none"/>
    </style:style>
    <style:style style:name="P238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4b3fa26" style:font-name-asian="Nimbus Mono L" style:font-size-asian="10pt" style:font-style-asian="normal" style:font-weight-asian="normal" style:font-size-complex="10pt" style:font-weight-complex="bold" style:text-emphasize="none"/>
    </style:style>
    <style:style style:name="P239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edbf44" style:font-name-asian="Nimbus Mono L" style:font-size-asian="10pt" style:font-style-asian="normal" style:font-weight-asian="normal" style:font-size-complex="10pt" style:font-weight-complex="bold" style:text-emphasize="none"/>
    </style:style>
    <style:style style:name="P240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f1ac8a" style:font-name-asian="Nimbus Mono L" style:font-size-asian="10pt" style:font-style-asian="normal" style:font-weight-asian="normal" style:font-size-complex="10pt" style:font-weight-complex="bold" style:text-emphasize="none"/>
    </style:style>
    <style:style style:name="P241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f7e6e1" style:font-name-asian="Nimbus Mono L" style:font-size-asian="10pt" style:font-style-asian="normal" style:font-weight-asian="normal" style:font-size-complex="10pt" style:font-weight-complex="bold" style:text-emphasize="none"/>
    </style:style>
    <style:style style:name="P242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efb12f" style:font-name-asian="Nimbus Mono L" style:font-size-asian="10pt" style:font-style-asian="normal" style:font-weight-asian="normal" style:font-size-complex="10pt" style:font-weight-complex="bold" style:text-emphasize="none"/>
    </style:style>
    <style:style style:name="P243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24c8d7" style:font-name-asian="Nimbus Mono L" style:font-size-asian="10pt" style:font-style-asian="normal" style:font-weight-asian="normal" style:font-size-complex="10pt" style:font-weight-complex="bold" style:text-emphasize="none"/>
    </style:style>
    <style:style style:name="P244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dd0ba5" style:font-name-asian="Nimbus Mono L" style:font-size-asian="10pt" style:font-style-asian="normal" style:font-weight-asian="normal" style:font-size-complex="10pt" style:font-weight-complex="bold" style:text-emphasize="none"/>
    </style:style>
    <style:style style:name="P245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346d9d" style:font-name-asian="Nimbus Mono L" style:font-size-asian="10pt" style:font-style-asian="normal" style:font-weight-asian="normal" style:font-size-complex="10pt" style:font-weight-complex="bold" style:text-emphasize="none"/>
    </style:style>
    <style:style style:name="P246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d24bfa" style:font-name-asian="Nimbus Mono L" style:font-size-asian="10pt" style:font-style-asian="normal" style:font-weight-asian="normal" style:font-size-complex="10pt" style:font-weight-complex="bold" style:text-emphasize="none"/>
    </style:style>
    <style:style style:name="P247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d403f8" style:font-name-asian="Nimbus Mono L" style:font-size-asian="10pt" style:font-style-asian="normal" style:font-weight-asian="normal" style:font-size-complex="10pt" style:font-weight-complex="bold" style:text-emphasize="none"/>
    </style:style>
    <style:style style:name="P248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2753ad" style:font-name-asian="Nimbus Mono L" style:font-size-asian="10pt" style:font-style-asian="normal" style:font-weight-asian="normal" style:font-size-complex="10pt" style:font-weight-complex="bold" style:text-emphasize="none"/>
    </style:style>
    <style:style style:name="P249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bb6a05" style:font-name-asian="Nimbus Mono L" style:font-size-asian="10pt" style:font-style-asian="normal" style:font-weight-asian="normal" style:font-size-complex="10pt" style:font-weight-complex="bold" style:text-emphasize="none"/>
    </style:style>
    <style:style style:name="P250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bc90a3" style:font-name-asian="Nimbus Mono L" style:font-size-asian="10pt" style:font-style-asian="normal" style:font-weight-asian="normal" style:font-size-complex="10pt" style:font-weight-complex="bold" style:text-emphasize="none"/>
    </style:style>
    <style:style style:name="P251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c4b6c6" style:font-name-asian="Nimbus Mono L" style:font-size-asian="10pt" style:font-style-asian="normal" style:font-weight-asian="normal" style:font-size-complex="10pt" style:font-weight-complex="bold" style:text-emphasize="none"/>
    </style:style>
    <style:style style:name="P252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56dd546" style:font-name-asian="Nimbus Mono L" style:font-size-asian="10pt" style:font-style-asian="normal" style:font-weight-asian="normal" style:font-size-complex="10pt" style:font-weight-complex="bold" style:text-emphasize="none"/>
    </style:style>
    <style:style style:name="P253" style:family="paragraph" style:parent-style-name="Standard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0360026" officeooo:paragraph-rsid="056d23bc" style:font-name-asian="Nimbus Mono L" style:font-size-asian="10pt" style:font-style-asian="normal" style:font-weight-asian="normal" style:font-size-complex="10pt" style:font-weight-complex="bold" style:text-emphasize="none"/>
    </style:style>
    <style:style style:name="P254" style:family="paragraph" style:parent-style-name="Standard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0360026" officeooo:paragraph-rsid="05748ce0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55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a9e4d5" officeooo:paragraph-rsid="00bb2a5f" style:font-name-asian="SimHei" style:font-size-asian="11pt" style:font-style-asian="normal" style:font-weight-asian="normal" style:font-size-complex="10pt" style:text-emphasize="none"/>
    </style:style>
    <style:style style:name="P256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3f3d02" style:font-name-asian="Nimbus Mono L" style:font-size-asian="10.5pt" style:font-style-asian="normal" style:font-weight-asian="normal" style:font-size-complex="10.5pt" style:text-emphasize="none"/>
    </style:style>
    <style:style style:name="P257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400ceb" style:font-name-asian="Nimbus Mono L" style:font-size-asian="10.5pt" style:font-style-asian="normal" style:font-weight-asian="normal" style:font-size-complex="10.5pt" style:text-emphasize="none"/>
    </style:style>
    <style:style style:name="P258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151e67" style:font-name-asian="Nimbus Mono L" style:font-size-asian="10.5pt" style:font-style-asian="normal" style:font-weight-asian="normal" style:font-size-complex="10.5pt" style:text-emphasize="none"/>
    </style:style>
    <style:style style:name="P259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8ad0bd" style:font-name-asian="Nimbus Mono L" style:font-size-asian="10.5pt" style:font-style-asian="normal" style:font-weight-asian="normal" style:font-size-complex="10.5pt" style:text-emphasize="none"/>
    </style:style>
    <style:style style:name="P260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0b68b" style:font-name-asian="Nimbus Mono L" style:font-size-asian="10.5pt" style:font-style-asian="normal" style:font-weight-asian="normal" style:font-size-complex="10.5pt" style:text-emphasize="none"/>
    </style:style>
    <style:style style:name="P261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5814076" style:font-name-asian="Nimbus Mono L" style:font-size-asian="10.5pt" style:font-style-asian="normal" style:font-weight-asian="normal" style:font-size-complex="10.5pt" style:text-emphasize="none"/>
    </style:style>
    <style:style style:name="P262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58f3fed" style:font-name-asian="Nimbus Mono L" style:font-size-asian="10.5pt" style:font-style-asian="normal" style:font-weight-asian="normal" style:font-size-complex="10.5pt" style:text-emphasize="none"/>
    </style:style>
    <style:style style:name="P263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804ca7" officeooo:paragraph-rsid="0585d361" style:font-name-asian="Nimbus Mono L" style:font-size-asian="10.5pt" style:font-style-asian="normal" style:font-weight-asian="normal" style:font-size-complex="10.5pt" style:text-emphasize="none"/>
    </style:style>
    <style:style style:name="P26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0a8155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6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135843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6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1d006b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6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2753ad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6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5748ce0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69" style:family="paragraph" style:parent-style-name="Standard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b6553" style:font-name-asian="Nimbus Mono L" style:font-size-asian="10pt" style:font-style-asian="normal" style:font-weight-asian="bold" style:font-size-complex="10pt" style:font-weight-complex="bold" style:text-emphasize="none"/>
    </style:style>
    <style:style style:name="P270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0a8155" style:font-name-asian="Nimbus Mono L" style:font-size-asian="10pt" style:font-style-asian="normal" style:font-weight-asian="bold" style:font-size-complex="10pt" style:font-weight-complex="bold" style:text-emphasize="none"/>
    </style:style>
    <style:style style:name="P271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1d006b" style:font-name-asian="Nimbus Mono L" style:font-size-asian="10pt" style:font-style-asian="normal" style:font-weight-asian="bold" style:font-size-complex="10pt" style:font-weight-complex="bold" style:text-emphasize="none"/>
    </style:style>
    <style:style style:name="P272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2753ad" style:font-name-asian="Nimbus Mono L" style:font-size-asian="10pt" style:font-style-asian="normal" style:font-weight-asian="bold" style:font-size-complex="10pt" style:font-weight-complex="bold" style:text-emphasize="none"/>
    </style:style>
    <style:style style:name="P273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1d006b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74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2753ad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75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0f3da2" style:font-name-asian="Nimbus Mono L" style:font-size-asian="10pt" style:font-style-asian="normal" style:font-weight-asian="bold" style:font-size-complex="10pt" style:font-weight-complex="bold" style:text-emphasize="none"/>
    </style:style>
    <style:style style:name="P276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1d006b" style:font-name-asian="Nimbus Mono L" style:font-size-asian="10pt" style:font-style-asian="normal" style:font-weight-asian="bold" style:font-size-complex="10pt" style:font-weight-complex="bold" style:text-emphasize="none"/>
    </style:style>
    <style:style style:name="P277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2753ad" style:font-name-asian="Nimbus Mono L" style:font-size-asian="10pt" style:font-style-asian="normal" style:font-weight-asian="bold" style:font-size-complex="10pt" style:font-weight-complex="bold" style:text-emphasize="none"/>
    </style:style>
    <style:style style:name="P278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e00994" style:font-name-asian="Nimbus Mono L" style:font-size-asian="10pt" style:font-style-asian="normal" style:font-weight-asian="bold" style:font-size-complex="10pt" style:font-weight-complex="bold" style:text-emphasize="none"/>
    </style:style>
    <style:style style:name="P279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e3013f" style:font-name-asian="Nimbus Mono L" style:font-size-asian="10pt" style:font-style-asian="normal" style:font-weight-asian="bold" style:font-size-complex="10pt" style:font-weight-complex="bold" style:text-emphasize="none"/>
    </style:style>
    <style:style style:name="P280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eb1c18" style:font-name-asian="Nimbus Mono L" style:font-size-asian="10pt" style:font-style-asian="normal" style:font-weight-asian="bold" style:font-size-complex="10pt" style:font-weight-complex="bold" style:text-emphasize="none"/>
    </style:style>
    <style:style style:name="P281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1d006b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82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2753ad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83" style:family="paragraph" style:parent-style-name="Standard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5c857d" style:font-name-asian="Nimbus Mono L" style:font-size-asian="10pt" style:font-style-asian="normal" style:font-weight-asian="normal" style:font-size-complex="10pt" style:text-emphasize="none"/>
    </style:style>
    <style:style style:name="P284" style:family="paragraph" style:parent-style-name="Standard">
      <style:text-properties officeooo:paragraph-rsid="0224c8d7"/>
    </style:style>
    <style:style style:name="P285" style:family="paragraph" style:parent-style-name="Standard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2b02d21" style:font-name-asian="Nimbus Mono L" style:font-size-asian="10.5pt" style:font-style-asian="normal" style:font-weight-asian="normal" style:font-size-complex="10.5pt" style:text-emphasize="none"/>
    </style:style>
    <style:style style:name="P286" style:family="paragraph" style:parent-style-name="Standard">
      <style:text-properties fo:color="#000000" fo:font-size="10pt" fo:font-style="normal" officeooo:paragraph-rsid="03d83d71" style:font-name-asian="DejaVu Sans" style:font-size-asian="10pt" style:font-style-asian="normal" style:font-size-complex="10pt" style:font-style-complex="normal"/>
    </style:style>
    <style:style style:name="P287" style:family="paragraph" style:parent-style-name="Standard">
      <style:text-properties fo:color="#000000" fo:font-size="10pt" fo:font-style="normal" officeooo:paragraph-rsid="0406b396" style:font-name-asian="DejaVu Sans" style:font-size-asian="10pt" style:font-style-asian="normal" style:font-size-complex="10pt" style:font-style-complex="normal"/>
    </style:style>
    <style:style style:name="P288" style:family="paragraph" style:parent-style-name="Standard">
      <style:text-properties fo:color="#000000" fo:font-size="10pt" fo:font-style="normal" officeooo:paragraph-rsid="041d006b" style:font-name-asian="DejaVu Sans" style:font-size-asian="10pt" style:font-style-asian="normal" style:font-size-complex="10pt" style:font-style-complex="normal"/>
    </style:style>
    <style:style style:name="P289" style:family="paragraph" style:parent-style-name="Standard">
      <style:text-properties fo:color="#000000" fo:font-size="10pt" fo:font-style="normal" officeooo:paragraph-rsid="042753ad" style:font-name-asian="DejaVu Sans" style:font-size-asian="10pt" style:font-style-asian="normal" style:font-size-complex="10pt" style:font-style-complex="normal"/>
    </style:style>
    <style:style style:name="P290" style:family="paragraph" style:parent-style-name="Standard">
      <style:text-properties fo:color="#000000" style:font-name="宋体" fo:font-size="11pt" fo:font-weight="normal" officeooo:paragraph-rsid="0531a04e"/>
    </style:style>
    <style:style style:name="P291" style:family="paragraph" style:parent-style-name="Standard">
      <style:text-properties fo:color="#000000" style:font-name="宋体" fo:font-size="11pt" fo:font-weight="normal" officeooo:paragraph-rsid="0532186b"/>
    </style:style>
    <style:style style:name="P292" style:family="paragraph" style:parent-style-name="Standard">
      <style:text-properties fo:color="#000000" style:font-name="Nimbus Mono L" fo:font-size="10pt" fo:font-weight="normal" officeooo:paragraph-rsid="0570de4f"/>
    </style:style>
    <style:style style:name="P293" style:family="paragraph" style:parent-style-name="Standard">
      <style:text-properties fo:color="#000000" style:font-name="Nimbus Mono L" fo:font-size="10pt" fo:font-weight="normal" officeooo:paragraph-rsid="05723f99"/>
    </style:style>
    <style:style style:name="P294" style:family="paragraph" style:parent-style-name="Standard">
      <style:text-properties fo:color="#000000" style:font-name="Nimbus Mono L" fo:font-size="10pt" fo:font-weight="normal" officeooo:paragraph-rsid="05748ce0"/>
    </style:style>
    <style:style style:name="P295" style:family="paragraph" style:parent-style-name="Standard">
      <style:text-properties fo:color="#008000" officeooo:paragraph-rsid="03d83d71" style:font-name-asian="Nimbus Mono L" style:font-size-asian="10pt" style:font-style-asian="normal"/>
    </style:style>
    <style:style style:name="P296" style:family="paragraph" style:parent-style-name="Standard">
      <style:text-properties fo:color="#008000" officeooo:paragraph-rsid="042753ad" style:font-name-asian="Nimbus Mono L" style:font-size-asian="10pt" style:font-style-asian="normal"/>
    </style:style>
    <style:style style:name="P297" style:family="paragraph" style:parent-style-name="Standard">
      <style:text-properties fo:color="#008000" officeooo:paragraph-rsid="05748ce0" style:font-name-asian="Nimbus Mono L" style:font-size-asian="10pt" style:font-style-asian="normal"/>
    </style:style>
    <style:style style:name="P298" style:family="paragraph" style:parent-style-name="Standard">
      <style:text-properties fo:color="#008000" fo:font-style="normal" officeooo:paragraph-rsid="0406b396" style:font-name-asian="Nimbus Mono L" style:font-size-asian="10pt" style:font-style-asian="normal" style:font-style-complex="normal"/>
    </style:style>
    <style:style style:name="P299" style:family="paragraph" style:parent-style-name="Standard">
      <style:text-properties fo:color="#008000" fo:font-style="normal" officeooo:paragraph-rsid="041d006b" style:font-name-asian="Nimbus Mono L" style:font-size-asian="10pt" style:font-style-asian="normal" style:font-style-complex="normal"/>
    </style:style>
    <style:style style:name="P300" style:family="paragraph" style:parent-style-name="Standard">
      <style:text-properties fo:color="#008000" fo:font-style="normal" officeooo:paragraph-rsid="042753ad" style:font-name-asian="Nimbus Mono L" style:font-size-asian="10pt" style:font-style-asian="normal" style:font-style-complex="normal"/>
    </style:style>
    <style:style style:name="P301" style:family="paragraph" style:parent-style-name="Standard">
      <style:text-properties fo:color="#008000" officeooo:paragraph-rsid="04b5d25c"/>
    </style:style>
    <style:style style:name="P302" style:family="paragraph" style:parent-style-name="Standard">
      <style:text-properties fo:color="#008000" officeooo:paragraph-rsid="04b8b80f"/>
    </style:style>
    <style:style style:name="P303" style:family="paragraph" style:parent-style-name="Standard">
      <style:text-properties fo:color="#008000" style:font-name="微软雅黑" fo:font-size="11.3000001907349pt" fo:font-weight="bold" officeooo:paragraph-rsid="0568087a"/>
    </style:style>
    <style:style style:name="P304" style:family="paragraph" style:parent-style-name="Standard">
      <style:text-properties fo:color="#008000" style:font-name="Nimbus Mono L" fo:font-size="11.3000001907349pt" fo:font-weight="bold" officeooo:paragraph-rsid="01edbf44"/>
    </style:style>
    <style:style style:name="P305" style:family="paragraph" style:parent-style-name="Standard">
      <style:text-properties fo:color="#008000" style:font-name="Nimbus Mono L" fo:font-size="11.3000001907349pt" fo:font-weight="bold" officeooo:paragraph-rsid="056d23bc"/>
    </style:style>
    <style:style style:name="P306" style:family="paragraph" style:parent-style-name="Standard">
      <style:text-properties fo:color="#008000" style:font-name="Nimbus Mono L" fo:font-size="11.3000001907349pt" fo:font-weight="bold" officeooo:paragraph-rsid="056dd546"/>
    </style:style>
    <style:style style:name="P307" style:family="paragraph" style:parent-style-name="Standard">
      <style:text-properties fo:color="#008000" style:font-name="Nimbus Mono L" fo:font-size="11.3000001907349pt" fo:font-weight="bold" officeooo:paragraph-rsid="03d24bfa"/>
    </style:style>
    <style:style style:name="P308" style:family="paragraph" style:parent-style-name="Standard">
      <style:text-properties fo:color="#008000" style:font-name="Nimbus Mono L" fo:font-size="11.3000001907349pt" fo:font-weight="bold" officeooo:paragraph-rsid="042753ad"/>
    </style:style>
    <style:style style:name="P309" style:family="paragraph" style:parent-style-name="Standard">
      <style:text-properties fo:color="#008000" officeooo:paragraph-rsid="05702995"/>
    </style:style>
    <style:style style:name="P310" style:family="paragraph" style:parent-style-name="Standard">
      <style:text-properties fo:color="#008000" style:font-name="DejaVu Sans Mono" fo:font-size="11.3000001907349pt" fo:font-style="normal" fo:font-weight="bold" officeooo:paragraph-rsid="05702995" style:font-name-asian="DejaVu Sans" style:font-size-asian="10pt" style:font-style-asian="normal" style:font-size-complex="10pt" style:font-style-complex="normal"/>
    </style:style>
    <style:style style:name="P311" style:family="paragraph" style:parent-style-name="Standard">
      <style:text-properties officeooo:paragraph-rsid="03cfc7e9"/>
    </style:style>
    <style:style style:name="P312" style:family="paragraph" style:parent-style-name="Standard">
      <style:text-properties officeooo:paragraph-rsid="02346d9d"/>
    </style:style>
    <style:style style:name="P313" style:family="paragraph" style:parent-style-name="Standard">
      <style:text-properties fo:color="#800000" fo:font-style="normal" fo:font-weight="bold" officeooo:paragraph-rsid="04c92b6e" style:font-name-asian="Nimbus Mono L" style:font-size-asian="10pt" style:font-style-asian="normal" style:font-weight-asian="bold" style:font-style-complex="normal" style:font-weight-complex="bold"/>
    </style:style>
    <style:style style:name="P314" style:family="paragraph" style:parent-style-name="Standard">
      <style:text-properties fo:color="#800000" fo:font-style="normal" fo:font-weight="bold" officeooo:paragraph-rsid="04c97af0" style:font-name-asian="Nimbus Mono L" style:font-size-asian="10pt" style:font-style-asian="normal" style:font-weight-asian="bold" style:font-style-complex="normal" style:font-weight-complex="bold"/>
    </style:style>
    <style:style style:name="P315" style:family="paragraph" style:parent-style-name="Standard">
      <style:text-properties fo:color="#800000" fo:font-style="normal" fo:font-weight="bold" officeooo:paragraph-rsid="04d3356d" style:font-name-asian="Nimbus Mono L" style:font-size-asian="10pt" style:font-style-asian="normal" style:font-weight-asian="bold" style:font-style-complex="normal" style:font-weight-complex="bold"/>
    </style:style>
    <style:style style:name="P316" style:family="paragraph" style:parent-style-name="Standard">
      <style:text-properties fo:color="#800000" fo:font-style="normal" fo:font-weight="bold" officeooo:paragraph-rsid="04d3356d" style:font-name-asian="Nimbus Mono L" style:font-size-asian="10pt" style:font-style-asian="normal" style:font-weight-asian="bold" style:font-weight-complex="bold"/>
    </style:style>
    <style:style style:name="P317" style:family="paragraph" style:parent-style-name="Standard">
      <style:text-properties fo:color="#800000" fo:font-weight="bold" officeooo:paragraph-rsid="041d006b" style:font-name-asian="Nimbus Mono L" style:font-size-asian="10pt" style:font-style-asian="normal" style:font-weight-asian="bold" style:font-weight-complex="bold"/>
    </style:style>
    <style:style style:name="P318" style:family="paragraph" style:parent-style-name="Standard">
      <style:text-properties fo:color="#800000" fo:font-weight="bold" officeooo:paragraph-rsid="042753ad" style:font-name-asian="Nimbus Mono L" style:font-size-asian="10pt" style:font-style-asian="normal" style:font-weight-asian="bold" style:font-weight-complex="bold"/>
    </style:style>
    <style:style style:name="P319" style:family="paragraph" style:parent-style-name="Standard">
      <style:text-properties fo:color="#800000" fo:font-weight="bold" officeooo:paragraph-rsid="04cae9fe"/>
    </style:style>
    <style:style style:name="P320" style:family="paragraph" style:parent-style-name="Standard">
      <style:text-properties fo:color="#800000" fo:font-weight="bold" officeooo:paragraph-rsid="04d3356d"/>
    </style:style>
    <style:style style:name="P321" style:family="paragraph" style:parent-style-name="Standard">
      <style:text-properties fo:color="#800000" style:font-name="Nimbus Mono L" fo:font-size="11.3000001907349pt" fo:font-weight="bold" officeooo:paragraph-rsid="04cc384a"/>
    </style:style>
    <style:style style:name="P322" style:family="paragraph" style:parent-style-name="Standard">
      <style:text-properties fo:color="#800000" style:font-name="Nimbus Mono L" fo:font-size="11.3000001907349pt" fo:font-weight="bold" officeooo:paragraph-rsid="04cf8578"/>
    </style:style>
    <style:style style:name="P323" style:family="paragraph" style:parent-style-name="Standard">
      <style:text-properties fo:color="#800000" style:font-name="Nimbus Mono L" fo:font-size="11.3000001907349pt" fo:font-weight="bold" officeooo:paragraph-rsid="04d3356d"/>
    </style:style>
    <style:style style:name="P324" style:family="paragraph" style:parent-style-name="Standard">
      <style:text-properties fo:color="#800000" style:font-name="Nimbus Mono L" fo:font-size="11.3000001907349pt" fo:font-style="normal" fo:font-weight="bold" officeooo:paragraph-rsid="04d3356d" style:font-name-asian="Nimbus Mono L" style:font-size-asian="10pt" style:font-style-asian="normal" style:font-weight-asian="bold" style:font-weight-complex="bold"/>
    </style:style>
    <style:style style:name="P325" style:family="paragraph" style:parent-style-name="Standard">
      <style:text-properties fo:color="#800000" fo:font-size="10pt" fo:font-style="normal" fo:font-weight="bold" officeooo:paragraph-rsid="041d006b" style:font-name-asian="DejaVu Sans" style:font-size-asian="10pt" style:font-style-asian="normal" style:font-weight-asian="bold" style:font-size-complex="10pt" style:font-style-complex="normal" style:font-weight-complex="bold"/>
    </style:style>
    <style:style style:name="P326" style:family="paragraph" style:parent-style-name="Standard">
      <style:text-properties fo:color="#800000" fo:font-size="10pt" fo:font-style="normal" fo:font-weight="bold" officeooo:paragraph-rsid="042753ad" style:font-name-asian="DejaVu Sans" style:font-size-asian="10pt" style:font-style-asian="normal" style:font-weight-asian="bold" style:font-size-complex="10pt" style:font-style-complex="normal" style:font-weight-complex="bold"/>
    </style:style>
    <style:style style:name="P327" style:family="paragraph" style:parent-style-name="Standard">
      <style:text-properties officeooo:paragraph-rsid="042753ad"/>
    </style:style>
    <style:style style:name="P328" style:family="paragraph" style:parent-style-name="Standard">
      <style:text-properties fo:color="#808080" fo:font-size="10pt" officeooo:paragraph-rsid="03d83d71" style:font-name-asian="DejaVu Sans" style:font-size-asian="10pt" style:font-style-asian="italic" style:font-size-complex="10pt"/>
    </style:style>
    <style:style style:name="P329" style:family="paragraph" style:parent-style-name="Standard">
      <style:text-properties fo:color="#808080" fo:font-size="10pt" officeooo:paragraph-rsid="042753ad" style:font-name-asian="DejaVu Sans" style:font-size-asian="10pt" style:font-style-asian="italic" style:font-size-complex="10pt"/>
    </style:style>
    <style:style style:name="P330" style:family="paragraph" style:parent-style-name="Standard">
      <style:text-properties style:font-name="Nimbus Mono L" officeooo:rsid="00360026" officeooo:paragraph-rsid="029d3a32" style:font-name-asian="Nimbus Mono L"/>
    </style:style>
    <style:style style:name="P331" style:family="paragraph" style:parent-style-name="Standard">
      <style:text-properties style:font-name="Nimbus Mono L" officeooo:rsid="00360026" officeooo:paragraph-rsid="05e10f0e" style:font-name-asian="Nimbus Mono L"/>
    </style:style>
    <style:style style:name="P332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59ad213" officeooo:paragraph-rsid="05d03c63" style:font-name-asian="Nimbus Mono L" style:font-size-asian="10.5pt" style:font-style-asian="normal" style:font-weight-asian="normal" style:font-size-complex="10.5pt" style:text-emphasize="none"/>
    </style:style>
    <style:style style:name="P333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59ad213" officeooo:paragraph-rsid="059ad213" style:font-name-asian="Nimbus Mono L" style:font-size-asian="10.5pt" style:font-style-asian="normal" style:font-weight-asian="normal" style:font-size-complex="10.5pt" style:text-emphasize="none"/>
    </style:style>
    <style:style style:name="P334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9ad213" officeooo:paragraph-rsid="05b44e1b" style:font-name-asian="Nimbus Mono L" style:font-size-asian="10.5pt" style:font-style-asian="normal" style:font-weight-asian="normal" style:font-size-complex="10.5pt" style:text-emphasize="none"/>
    </style:style>
    <style:style style:name="P335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9ad213" officeooo:paragraph-rsid="05ad2416" style:font-name-asian="Nimbus Mono L" style:font-size-asian="10.5pt" style:font-style-asian="normal" style:font-weight-asian="normal" style:font-size-complex="10.5pt" style:text-emphasize="none"/>
    </style:style>
    <style:style style:name="P336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9ad213" officeooo:paragraph-rsid="05ab423b" style:font-name-asian="Nimbus Mono L" style:font-size-asian="10.5pt" style:font-style-asian="normal" style:font-weight-asian="normal" style:font-size-complex="10.5pt" style:text-emphasize="none"/>
    </style:style>
    <style:style style:name="P33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9ad213" officeooo:paragraph-rsid="05c12e49" style:font-name-asian="Nimbus Mono L" style:font-size-asian="10.5pt" style:font-style-asian="normal" style:font-weight-asian="normal" style:font-size-complex="10.5pt" style:text-emphasize="none"/>
    </style:style>
    <style:style style:name="P338" style:family="paragraph" style:parent-style-name="Preformatted_20_Text">
      <style:text-properties fo:color="#008000" style:font-name="DejaVu Sans Mono" fo:font-size="11.3000001907349pt" fo:font-style="italic" fo:font-weight="bold" officeooo:paragraph-rsid="059ad213"/>
    </style:style>
    <style:style style:name="T1" style:family="text">
      <style:text-properties style:font-name="Nimbus Mono L"/>
    </style:style>
    <style:style style:name="T2" style:family="text">
      <style:text-properties style:font-name="Nimbus Mono L" officeooo:rsid="00360026" style:font-name-asian="Nimbus Mono L"/>
    </style:style>
    <style:style style:name="T3" style:family="text">
      <style:text-properties style:font-name="Nimbus Mono L" officeooo:rsid="02e0ff8e" style:font-name-asian="Nimbus Mono L"/>
    </style:style>
    <style:style style:name="T4" style:family="text">
      <style:text-properties style:font-name="Nimbus Mono L" officeooo:rsid="00360026"/>
    </style:style>
    <style:style style:name="T5" style:family="text">
      <style:text-properties style:font-name="Nimbus Mono L" officeooo:rsid="02e5e397"/>
    </style:style>
    <style:style style:name="T6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7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style:font-size-asian="10.5pt" style:font-style-asian="normal" style:font-weight-asian="normal" style:font-size-complex="10.5pt" style:text-emphasize="none"/>
    </style:style>
    <style:style style:name="T8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2ed00a3" style:font-size-asian="10.5pt" style:font-style-asian="normal" style:font-weight-asian="normal" style:font-size-complex="10.5pt" style:text-emphasize="none"/>
    </style:style>
    <style:style style:name="T9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ize-complex="10.5pt" style:text-emphasize="none"/>
    </style:style>
    <style:style style:name="T10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11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style:font-name-asian="DejaVu Sans" style:font-size-asian="10.5pt" style:font-style-asian="normal" style:font-weight-asian="normal" style:font-size-complex="10.5pt" style:text-emphasize="none"/>
    </style:style>
    <style:style style:name="T12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3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15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ize-complex="10.5pt" style:text-emphasize="none"/>
    </style:style>
    <style:style style:name="T16" style:family="text">
      <style:text-properties fo:color="#000000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style:font-size-asian="10.5pt" style:font-style-asian="normal" style:font-weight-asian="normal" style:font-size-complex="10.5pt" style:text-emphasize="none"/>
    </style:style>
    <style:style style:name="T17" style:family="text">
      <style:text-properties fo:color="#000000" style:font-name="微软雅黑" fo:font-weight="normal" style:font-weight-asian="normal"/>
    </style:style>
    <style:style style:name="T18" style:family="text">
      <style:text-properties fo:color="#000000" fo:font-size="10pt" fo:font-style="normal" style:font-name-asian="DejaVu Sans" style:font-size-complex="10pt" style:font-style-complex="normal"/>
    </style:style>
    <style:style style:name="T19" style:family="text">
      <style:text-properties fo:color="#000000" fo:font-size="10pt" fo:font-style="normal" style:font-name-asian="DejaVu Sans" style:font-size-asian="10pt" style:font-style-asian="normal" style:font-size-complex="10pt" style:font-style-complex="normal"/>
    </style:style>
    <style:style style:name="T20" style:family="text">
      <style:text-properties fo:color="#000000" fo:font-size="10pt" fo:font-weight="normal" style:font-name-asian="DejaVu Sans" style:font-weight-asian="normal" style:font-style-complex="normal" style:font-weight-complex="normal"/>
    </style:style>
    <style:style style:name="T21" style:family="text">
      <style:text-properties fo:font-variant="normal" fo:text-transform="none" fo:color="#333333" fo:letter-spacing="normal" style:font-size-asian="10.5pt" style:font-style-asian="normal" style:font-weight-asian="normal"/>
    </style:style>
    <style:style style:name="T22" style:family="text">
      <style:text-properties fo:font-variant="normal" fo:text-transform="none" fo:color="#333333" style:font-name="Nimbus Mono L" fo:font-size="10pt" fo:letter-spacing="normal" officeooo:rsid="00a9e4d5" style:font-name-asian="SimHei" style:font-size-asian="10pt" style:font-style-asian="normal" style:font-size-complex="10pt"/>
    </style:style>
    <style:style style:name="T23" style:family="text">
      <style:text-properties fo:font-variant="normal" fo:text-transform="none" fo:color="#333333" style:font-name="Nimbus Mono L" fo:font-size="10pt" fo:letter-spacing="normal" officeooo:rsid="00360026" style:font-name-asian="Nimbus Mono L" style:font-size-asian="10pt" style:font-style-asian="normal" style:font-size-complex="10pt"/>
    </style:style>
    <style:style style:name="T24" style:family="text">
      <style:text-properties fo:font-variant="normal" fo:text-transform="none" fo:color="#333333" style:font-name="Nimbus Mono L" fo:font-size="10pt" fo:letter-spacing="normal" officeooo:rsid="00360026" style:font-size-asian="10pt" style:font-style-asian="normal" style:font-size-complex="10pt"/>
    </style:style>
    <style:style style:name="T25" style:family="text">
      <style:text-properties fo:font-variant="normal" fo:text-transform="none" fo:color="#333333" style:font-name="Nimbus Mono L" fo:font-size="10pt" fo:letter-spacing="normal" fo:font-weight="bold" officeooo:rsid="00360026" style:font-name-asian="Nimbus Mono L" style:font-size-asian="10pt" style:font-style-asian="normal" style:font-size-complex="10pt"/>
    </style:style>
    <style:style style:name="T26" style:family="text">
      <style:text-properties fo:font-variant="normal" fo:text-transform="none" fo:color="#333333" fo:font-size="10pt" fo:letter-spacing="normal" officeooo:rsid="00a9e4d5" style:font-name-asian="SimHei" style:font-size-asian="10pt" style:font-style-asian="normal" style:font-size-complex="10pt"/>
    </style:style>
    <style:style style:name="T27" style:family="text">
      <style:text-properties fo:font-variant="normal" fo:text-transform="none" fo:color="#333333" fo:font-size="10pt" fo:letter-spacing="normal" style:font-size-asian="10pt" style:font-style-asian="normal" style:font-size-complex="10pt"/>
    </style:style>
    <style:style style:name="T28" style:family="text">
      <style:text-properties fo:font-variant="normal" fo:text-transform="none" fo:color="#333333" fo:font-size="10pt" fo:letter-spacing="normal" style:font-size-asian="10pt" style:font-style-asian="normal" style:font-weight-asian="normal" style:font-size-complex="10pt"/>
    </style:style>
    <style:style style:name="T29" style:family="text">
      <style:text-properties fo:font-variant="normal" fo:text-transform="none" fo:color="#333333" fo:font-size="10pt" fo:letter-spacing="normal" style:font-name-asian="DejaVu Sans" style:font-size-asian="10pt" style:font-style-asian="normal" style:font-size-complex="10pt"/>
    </style:style>
    <style:style style:name="T30" style:family="text">
      <style:text-properties fo:font-variant="normal" fo:text-transform="none" fo:color="#333333" fo:font-size="10pt" fo:letter-spacing="normal" style:font-name-asian="DejaVu Sans" style:font-size-asian="10pt" style:font-style-asian="normal" style:font-weight-asian="normal" style:font-size-complex="10pt"/>
    </style:style>
    <style:style style:name="T31" style:family="text">
      <style:text-properties fo:font-variant="normal" fo:text-transform="none" fo:color="#333333" fo:font-size="10pt" fo:letter-spacing="normal" officeooo:rsid="00360026" style:font-name-asian="Nimbus Mono L" style:font-size-asian="10pt" style:font-style-asian="normal" style:font-size-complex="10pt"/>
    </style:style>
    <style:style style:name="T32" style:family="text">
      <style:text-properties fo:font-variant="normal" fo:text-transform="none" fo:color="#333333" style:text-outline="false" style:text-line-through-style="none" style:text-line-through-type="none" fo:font-size="11pt" fo:letter-spacing="normal" fo:font-style="normal" fo:text-shadow="none" style:text-underline-style="none" fo:font-weight="normal" style:font-size-asian="10.5pt" style:font-style-asian="normal" style:font-weight-asian="normal" style:font-size-complex="10pt" style:text-emphasize="none"/>
    </style:style>
    <style:style style:name="T33" style:family="text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style:font-name-asian="Nimbus Mono L" style:font-size-asian="10pt" style:font-style-asian="normal" style:font-weight-asian="normal" style:font-size-complex="10pt" style:text-emphasize="none"/>
    </style:style>
    <style:style style:name="T34" style:family="text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2d9e09c" style:font-name-asian="Nimbus Mono L" style:font-size-asian="10pt" style:font-style-asian="normal" style:font-weight-asian="normal" style:font-size-complex="10pt" style:text-emphasize="none"/>
    </style:style>
    <style:style style:name="T35" style:family="text">
      <style:text-properties fo:font-variant="normal" fo:text-transform="none" fo:color="#333333" style:text-outline="false" style:text-line-through-style="none" style:text-line-through-type="none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36" style:family="text">
      <style:text-properties fo:font-variant="normal" fo:text-transform="none" fo:color="#333333" style:text-outline="false" style:text-line-through-style="none" style:text-line-through-type="none" style:font-name="宋体" fo:font-size="10pt" fo:letter-spacing="normal" fo:font-style="normal" fo:text-shadow="none" style:text-underline-style="none" fo:font-weight="normal" officeooo:rsid="00a9e4d5" style:font-name-asian="DejaVu Sans" style:font-size-asian="10pt" style:font-style-asian="normal" style:font-weight-asian="normal" style:font-size-complex="10pt" style:text-emphasize="none"/>
    </style:style>
    <style:style style:name="T37" style:family="text">
      <style:text-properties fo:font-variant="normal" fo:text-transform="none" fo:color="#333333" style:text-outline="false" style:text-line-through-style="none" style:text-line-through-type="none" style:font-name="宋体" fo:font-size="10pt" fo:letter-spacing="normal" fo:font-style="normal" fo:text-shadow="none" style:text-underline-style="none" fo:font-weight="normal" officeooo:rsid="00a9e4d5" style:font-name-asian="SimHei" style:font-size-asian="10pt" style:font-style-asian="normal" style:font-weight-asian="normal" style:font-size-complex="10pt" style:text-emphasize="none"/>
    </style:style>
    <style:style style:name="T38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style:font-size-asian="10pt" style:font-style-asian="normal" style:font-weight-asian="normal" style:font-size-complex="10pt" style:text-emphasize="none"/>
    </style:style>
    <style:style style:name="T39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0360026" style:font-size-asian="10pt" style:font-weight-asian="normal" style:font-size-complex="10pt" style:text-emphasize="none"/>
    </style:style>
    <style:style style:name="T40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41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42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text-shadow="none" style:text-underline-style="none" officeooo:rsid="00360026" style:font-weight-asian="normal" style:font-size-complex="10pt" style:text-emphasize="none"/>
    </style:style>
    <style:style style:name="T43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text-shadow="none" style:text-underline-style="none" officeooo:rsid="00360026" style:font-weight-asian="normal" style:font-size-complex="10pt" style:font-style-complex="normal" style:text-emphasize="none"/>
    </style:style>
    <style:style style:name="T44" style:family="text">
      <style:text-properties fo:font-variant="normal" fo:text-transform="none" fo:color="#333333" style:font-name="DejaVu Sans Mono" fo:font-size="10pt" fo:letter-spacing="normal" fo:font-weight="bold" style:font-size-asian="10pt" style:font-style-asian="normal" style:font-size-complex="10pt"/>
    </style:style>
    <style:style style:name="T45" style:family="text">
      <style:text-properties fo:font-variant="normal" fo:text-transform="none" fo:color="#333333" style:font-name="DejaVu Sans Mono" fo:font-size="10pt" fo:letter-spacing="normal" fo:font-weight="bold" officeooo:rsid="00360026" style:font-name-asian="Nimbus Mono L" style:font-size-asian="10pt" style:font-style-asian="normal" style:font-size-complex="10pt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a9e4d5" style:font-name-asian="SimHei" style:font-size-asian="11pt" style:font-style-asian="normal" style:font-weight-asian="normal" style:font-size-complex="10pt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e10f0e" style:font-name-asian="SimHei" style:font-size-asian="11pt" style:font-style-asian="normal" style:font-weight-asian="normal" style:font-size-complex="10pt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17379e9" style:font-name-asian="Nimbus Mono L" style:font-size-asian="10.5pt" style:font-style-asian="normal" style:font-weight-asian="normal" style:font-size-complex="10.5pt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weight-complex="bold" style:text-emphasize="none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54" style:family="text">
      <style:text-properties fo:font-variant="normal" fo:text-transform="none" fo:color="#008000" style:font-name="Nimbus Mono L" fo:font-size="11.3000001907349pt" fo:letter-spacing="normal" fo:font-weight="bold" officeooo:rsid="00360026" style:font-name-asian="Nimbus Mono L" style:font-size-asian="10pt" style:font-style-asian="normal" style:font-weight-asian="normal" style:font-size-complex="10pt"/>
    </style:style>
    <style:style style:name="T55" style:family="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text-emphasize="none"/>
    </style:style>
    <style:style style:name="T56" style:family="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57" style:family="text">
      <style:text-properties fo:font-variant="normal" fo:text-transform="none" fo:color="#008000" style:text-outline="false" style:text-line-through-style="none" style:text-line-through-type="none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text-emphasize="none"/>
    </style:style>
    <style:style style:name="T58" style:family="text">
      <style:text-properties fo:font-variant="normal" fo:text-transform="none" fo:color="#008000" style:text-outline="false" style:text-line-through-style="none" style:text-line-through-type="none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font-weight-complex="bold" style:text-emphasize="none"/>
    </style:style>
    <style:style style:name="T59" style:family="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text-emphasize="none"/>
    </style:style>
    <style:style style:name="T60" style:family="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font-weight-complex="bold" style:text-emphasize="none"/>
    </style:style>
    <style:style style:name="T61" style:family="text">
      <style:text-properties fo:font-variant="normal" fo:text-transform="none" fo:color="#008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9ad213" style:font-name-asian="Nimbus Mono L" style:font-size-asian="10.5pt" style:font-style-asian="normal" style:font-weight-asian="normal" style:font-size-complex="10.5pt" style:text-emphasize="none"/>
    </style:style>
    <style:style style:name="T62" style:family="text">
      <style:text-properties fo:font-variant="normal" fo:text-transform="none" fo:color="#008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9ad213" style:font-name-asian="DejaVu Sans Mono" style:font-size-asian="11.3000001907349pt" style:font-style-asian="italic" style:font-weight-asian="normal" style:font-size-complex="10.5pt" style:text-emphasize="none"/>
    </style:style>
    <style:style style:name="T63" style:family="text">
      <style:text-properties fo:font-variant="normal" fo:text-transform="none" fo:color="#008000" style:text-outline="false" style:text-line-through-style="none" style:text-line-through-type="none" style:font-name="DejaVu Sans Mono" fo:font-size="10pt" fo:letter-spacing="normal" fo:font-style="normal" fo:text-shadow="none" style:text-underline-style="none" officeooo:rsid="00360026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font-name="DejaVu Sans Mono" fo:font-size="10pt" fo:letter-spacing="normal" fo:text-shadow="none" style:text-underline-style="none" officeooo:rsid="00360026" style:font-name-asian="DejaVu Sans" style:font-size-complex="10pt" style:font-style-complex="normal" style:text-emphasize="none"/>
    </style:style>
    <style:style style:name="T65" style:family="text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0a9e4d5" style:font-name-asian="SimHei" style:font-size-asian="10pt" style:font-style-asian="normal" style:font-weight-asian="normal" style:font-size-complex="10pt" style:text-emphasize="none"/>
    </style:style>
    <style:style style:name="T66" style:family="text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52d1862" style:font-name-asian="SimHei" style:font-size-asian="10pt" style:font-style-asian="normal" style:font-weight-asian="normal" style:font-size-complex="10pt" style:text-emphasize="none"/>
    </style:style>
    <style:style style:name="T67" style:family="text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text-emphasize="none"/>
    </style:style>
    <style:style style:name="T68" style:family="text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59ad213" style:font-name-asian="Nimbus Mono L" style:font-size-asian="10.5pt" style:font-style-asian="normal" style:font-weight-asian="normal" style:font-size-complex="10.5pt" style:text-emphasize="none"/>
    </style:style>
    <style:style style:name="T69" style:family="text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0360026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T70" style:family="text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italic" fo:text-shadow="none" style:text-underline-style="none" fo:font-weight="bold" officeooo:rsid="059ad213" style:font-name-asian="Nimbus Mono L" style:font-size-asian="10.5pt" style:font-style-asian="normal" style:font-weight-asian="normal" style:font-size-complex="10.5pt" style:text-emphasize="none"/>
    </style:style>
    <style:style style:name="T71" style:family="text">
      <style:text-properties fo:font-variant="normal" fo:text-transform="none" fo:color="#008000" style:text-outline="false" style:text-line-through-style="none" style:text-line-through-type="none" style:font-name="DejaVu Sans Mono" fo:font-size="11.3000001907349pt" fo:letter-spacing="normal" fo:font-style="italic" fo:text-shadow="none" style:text-underline-style="none" fo:font-weight="normal" officeooo:rsid="059ad213" style:font-name-asian="Nimbus Mono L" style:font-size-asian="10.5pt" style:font-style-asian="normal" style:font-weight-asian="normal" style:font-size-complex="10.5pt" style:text-emphasize="none"/>
    </style:style>
    <style:style style:name="T72" style:family="text">
      <style:text-properties fo:font-variant="normal" fo:text-transform="none" fo:color="#008000" style:text-outline="false" style:text-line-through-style="none" style:text-line-through-type="none" fo:letter-spacing="normal" fo:font-style="normal" fo:text-shadow="none" style:text-underline-style="none" officeooo:rsid="059ad213" style:font-name-asian="Nimbus Mono L" style:font-size-asian="10.5pt" style:font-style-asian="normal" style:font-weight-asian="normal" style:font-size-complex="10.5pt" style:text-emphasize="none"/>
    </style:style>
    <style:style style:name="T73" style:family="text">
      <style:text-properties fo:font-variant="normal" fo:text-transform="none" fo:color="#008000" style:font-name="DejaVu Sans Mono" fo:font-size="11.3000001907349pt" fo:letter-spacing="normal" fo:font-weight="bold" officeooo:rsid="00a9e4d5" style:font-name-asian="SimHei" style:font-size-asian="10pt" style:font-style-asian="normal" style:font-size-complex="10pt"/>
    </style:style>
    <style:style style:name="T74" style:family="text">
      <style:text-properties fo:font-variant="normal" fo:text-transform="none" fo:color="#008000" style:font-name="DejaVu Sans Mono" fo:font-size="11.3000001907349pt" fo:letter-spacing="normal" fo:font-weight="bold" officeooo:rsid="052d1862" style:font-name-asian="SimHei" style:font-size-asian="10pt" style:font-style-asian="normal" style:font-size-complex="10pt"/>
    </style:style>
    <style:style style:name="T75" style:family="text">
      <style:text-properties fo:font-variant="normal" fo:text-transform="none" fo:color="#cc0000" fo:font-size="10pt" fo:letter-spacing="normal" fo:font-weight="bold" style:font-size-asian="10pt" style:font-style-asian="normal" style:font-weight-asian="bold" style:font-size-complex="10pt" style:font-weight-complex="bold"/>
    </style:style>
    <style:style style:name="T76" style:family="text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77" style:family="text">
      <style:text-properties fo:font-variant="normal" fo:text-transform="none" fo:color="#cc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font-weight-complex="bold" style:text-emphasize="none"/>
    </style:style>
    <style:style style:name="T78" style:family="text">
      <style:text-properties fo:font-variant="normal" fo:text-transform="none" fo:color="#cc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font-weight-complex="bold" style:text-emphasize="none"/>
    </style:style>
    <style:style style:name="T79" style:family="text">
      <style:text-properties fo:font-variant="normal" fo:text-transform="none" fo:color="#cc0000" style:text-outline="false" style:text-line-through-style="none" style:text-line-through-type="none" fo:font-size="11.3000001907349pt" fo:letter-spacing="normal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T80" style:family="text">
      <style:text-properties fo:font-variant="normal" fo:text-transform="none" fo:color="#cc0000" style:text-outline="false" style:text-line-through-style="none" style:text-line-through-type="none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81" style:family="text">
      <style:text-properties fo:font-variant="normal" fo:text-transform="none" fo:color="#8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style:font-size-asian="10.5pt" style:font-style-asian="normal" style:font-weight-asian="bold" style:font-size-complex="10.5pt" style:font-weight-complex="bold" style:text-emphasize="none"/>
    </style:style>
    <style:style style:name="T82" style:family="text">
      <style:text-properties fo:font-variant="normal" fo:text-transform="none" fo:color="#8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officeooo:rsid="02efbbd9" style:font-size-asian="10.5pt" style:font-style-asian="normal" style:font-weight-asian="bold" style:font-size-complex="10.5pt" style:font-weight-complex="bold" style:text-emphasize="none"/>
    </style:style>
    <style:style style:name="T83" style:family="text">
      <style:text-properties fo:font-variant="normal" fo:text-transform="none" fo:color="#8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officeooo:rsid="02f3a625" style:font-size-asian="10.5pt" style:font-style-asian="normal" style:font-weight-asian="bold" style:font-size-complex="10.5pt" style:font-weight-complex="bold" style:text-emphasize="none"/>
    </style:style>
    <style:style style:name="T84" style:family="text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85" style:family="text">
      <style:text-properties fo:font-variant="normal" fo:text-transform="none" fo:color="#8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style:font-name-asian="DejaVu Sans" style:font-size-asian="10pt" style:font-style-asian="italic" style:font-weight-asian="bold" style:font-size-complex="10pt" style:font-weight-complex="bold" style:text-emphasize="none"/>
    </style:style>
    <style:style style:name="T86" style:family="text">
      <style:text-properties fo:font-variant="normal" fo:text-transform="none" fo:color="#800000" style:text-outline="false" style:text-line-through-style="none" style:text-line-through-type="none" style:font-name="DejaVu Sans Mono" fo:font-size="10pt" fo:letter-spacing="normal" fo:font-style="italic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87" style:family="text">
      <style:text-properties fo:font-variant="normal" fo:text-transform="none" fo:color="#800000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88" style:family="text">
      <style:text-properties fo:font-variant="normal" fo:text-transform="none" fo:color="#800000" fo:font-size="10pt" fo:letter-spacing="normal" fo:font-weight="bold" style:font-size-asian="10pt" style:font-style-asian="normal" style:font-weight-asian="bold" style:font-size-complex="10pt" style:font-weight-complex="bold"/>
    </style:style>
    <style:style style:name="T89" style:family="text">
      <style:text-properties fo:font-variant="normal" fo:text-transform="none" fo:color="#dd0806" style:text-outline="false" style:text-line-through-style="none" style:text-line-through-type="none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90" style:family="text">
      <style:text-properties fo:font-variant="normal" fo:text-transform="none" fo:color="#dd0806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91" style:family="text">
      <style:text-properties fo:font-variant="normal" fo:text-transform="none" fo:color="#dd0806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92" style:family="text">
      <style:text-properties fo:font-variant="normal" fo:text-transform="none" fo:color="#dd0806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font-weight-complex="bold" style:text-emphasize="none"/>
    </style:style>
    <style:style style:name="T93" style:family="text">
      <style:text-properties fo:font-variant="normal" fo:text-transform="none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weight-asian="normal" style:font-size-complex="10.5pt" style:text-emphasize="none"/>
    </style:style>
    <style:style style:name="T94" style:family="text">
      <style:text-properties fo:font-variant="normal" fo:text-transform="none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95" style:family="text">
      <style:text-properties fo:font-variant="normal" fo:text-transform="none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9ad213" style:font-name-asian="Nimbus Mono L" style:font-size-asian="10.5pt" style:font-style-asian="normal" style:font-weight-asian="normal" style:font-size-complex="10.5pt" style:text-emphasize="none"/>
    </style:style>
    <style:style style:name="T96" style:family="text">
      <style:text-properties fo:font-variant="normal" fo:text-transform="none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97" style:family="text">
      <style:text-properties fo:font-variant="normal" fo:text-transform="none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weight-asian="normal" style:font-size-complex="10pt" style:font-weight-complex="bold" style:text-emphasize="none"/>
    </style:style>
    <style:style style:name="T98" style:family="text">
      <style:text-properties fo:font-variant="normal" fo:text-transform="none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style:font-weight-asian="normal" style:font-size-complex="10.5pt" style:text-emphasize="none"/>
    </style:style>
    <style:style style:name="T9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pt" style:font-style-asian="normal" style:font-weight-asian="normal" style:font-size-complex="10pt" style:text-emphasize="none"/>
    </style:style>
    <style:style style:name="T100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10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10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.5pt" style:font-style-asian="normal" style:font-weight-asian="normal" style:font-size-complex="10.5pt" style:text-emphasize="none"/>
    </style:style>
    <style:style style:name="T10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59ad213" style:font-name-asian="Nimbus Mono L" style:font-size-asian="10.5pt" style:font-style-asian="normal" style:font-weight-asian="normal" style:font-size-complex="10.5pt" style:text-emphasize="none"/>
    </style:style>
    <style:style style:name="T10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.5pt" style:font-style-asian="normal" style:font-weight-asian="bold" style:font-size-complex="10.5pt" style:font-weight-complex="bold" style:text-emphasize="none"/>
    </style:style>
    <style:style style:name="T10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a9e4d5" style:font-name-asian="SimHei" style:font-size-asian="11pt" style:font-style-asian="normal" style:font-weight-asian="normal" style:font-size-complex="10pt" style:text-emphasize="none"/>
    </style:style>
    <style:style style:name="T10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360026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T107" style:family="text">
      <style:text-properties fo:font-variant="normal" fo:text-transform="none" style:text-outline="false" style:text-line-through-style="none" style:text-line-through-type="none" fo:font-size="10pt" fo:letter-spacing="normal" fo:font-style="normal" fo:text-shadow="none" style:text-underline-style="none" officeooo:rsid="00360026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T108" style:family="text">
      <style:text-properties fo:font-variant="normal" fo:text-transform="none" style:text-outline="false" style:text-line-through-style="none" style:text-line-through-type="none" fo:font-size="10pt" fo:letter-spacing="normal" fo:text-shadow="none" style:text-underline-style="none" officeooo:rsid="00360026" style:font-name-asian="DejaVu Sans" style:font-size-complex="10pt" style:font-style-complex="normal" style:text-emphasize="none"/>
    </style:style>
    <style:style style:name="T109" style:family="text">
      <style:text-properties fo:font-variant="normal" fo:text-transform="none" style:text-outline="false" style:text-line-through-style="none" style:text-line-through-type="none" style:font-name="DejaVu Sans Mono" fo:letter-spacing="normal" fo:font-style="normal" fo:text-shadow="none" style:text-underline-style="none" officeooo:rsid="00360026" style:font-name-asian="Nimbus Mono L" style:font-size-asian="10pt" style:font-style-asian="normal" style:font-weight-asian="normal" style:font-size-complex="10pt" style:text-emphasize="none"/>
    </style:style>
    <style:style style:name="T110" style:family="text">
      <style:text-properties fo:font-variant="normal" fo:text-transform="none" style:text-outline="false" style:text-line-through-style="none" style:text-line-through-type="none" style:font-name="DejaVu Sans Mono" fo:letter-spacing="normal" fo:font-style="normal" fo:text-shadow="none" style:text-underline-style="none" officeooo:rsid="05397845" style:font-name-asian="Nimbus Mono L" style:font-size-asian="10pt" style:font-style-asian="normal" style:font-weight-asian="normal" style:font-size-complex="10pt" style:text-emphasize="none"/>
    </style:style>
    <style:style style:name="T111" style:family="text">
      <style:text-properties fo:font-variant="normal" fo:text-transform="none" style:text-outline="false" style:text-line-through-style="none" style:text-line-through-type="none" style:font-name="DejaVu Sans Mono" fo:letter-spacing="normal" fo:font-style="normal" fo:text-shadow="none" style:text-underline-style="none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112" style:family="text">
      <style:text-properties fo:font-variant="normal" fo:text-transform="none" fo:color="#80808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officeooo:rsid="00360026" style:font-name-asian="DejaVu Sans" style:font-size-asian="10pt" style:font-style-asian="italic" style:font-weight-asian="normal" style:font-size-complex="10pt" style:text-emphasize="none"/>
    </style:style>
    <style:style style:name="T113" style:family="text">
      <style:text-properties fo:font-variant="normal" fo:text-transform="none" fo:color="#80808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DejaVu Sans" style:font-size-asian="11.3000001907349pt" style:font-style-asian="italic" style:font-weight-asian="normal" style:font-size-complex="10.5pt" style:text-emphasize="none"/>
    </style:style>
    <style:style style:name="T114" style:family="text">
      <style:text-properties fo:font-variant="normal" fo:text-transform="none" fo:color="#80808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59ad213" style:font-name-asian="Nimbus Mono L" style:font-size-asian="10.5pt" style:font-style-asian="normal" style:font-weight-asian="normal" style:font-size-complex="10.5pt" style:text-emphasize="none"/>
    </style:style>
    <style:style style:name="T115" style:family="text">
      <style:text-properties fo:font-variant="normal" fo:text-transform="none" fo:color="#808080" style:text-outline="false" style:text-line-through-style="none" style:text-line-through-type="none" fo:letter-spacing="normal" fo:font-style="normal" fo:text-shadow="none" style:text-underline-style="none" officeooo:rsid="00360026" style:font-name-asian="DejaVu Sans" style:font-size-asian="11.3000001907349pt" style:font-style-asian="italic" style:font-weight-asian="normal" style:font-size-complex="10pt" style:text-emphasize="none"/>
    </style:style>
    <style:style style:name="T116" style:family="text">
      <style:text-properties fo:font-variant="normal" fo:text-transform="none" fo:color="#808080" style:text-outline="false" style:text-line-through-style="none" style:text-line-through-type="none" fo:letter-spacing="normal" fo:font-style="normal" fo:text-shadow="none" style:text-underline-style="none" officeooo:rsid="03a978cd" style:font-name-asian="DejaVu Sans" style:font-size-asian="11.3000001907349pt" style:font-style-asian="italic" style:font-weight-asian="normal" style:font-size-complex="10pt" style:text-emphasize="none"/>
    </style:style>
    <style:style style:name="T117" style:family="text">
      <style:text-properties fo:font-variant="normal" fo:text-transform="none" fo:color="#80808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3a978cd" style:font-name-asian="DejaVu Sans" style:font-size-asian="11.3000001907349pt" style:font-style-asian="italic" style:font-weight-asian="bold" style:font-size-complex="10pt" style:font-weight-complex="bold" style:text-emphasize="none"/>
    </style:style>
    <style:style style:name="T118" style:family="text">
      <style:text-properties fo:font-variant="normal" fo:text-transform="none" fo:color="#808080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0360026" style:font-name-asian="DejaVu Sans" style:font-size-asian="10pt" style:font-style-asian="italic" style:font-weight-asian="normal" style:font-size-complex="10pt" style:text-emphasize="none"/>
    </style:style>
    <style:style style:name="T119" style:family="text">
      <style:text-properties fo:font-variant="normal" fo:text-transform="none" fo:color="#808080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4fbfa8d" style:font-name-asian="DejaVu Sans" style:font-size-asian="10pt" style:font-style-asian="italic" style:font-weight-asian="normal" style:font-size-complex="10pt" style:text-emphasize="none"/>
    </style:style>
    <style:style style:name="T120" style:family="text">
      <style:text-properties fo:font-variant="normal" fo:text-transform="none" fo:color="#808080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0360026" style:font-name-asian="DejaVu Sans" style:font-size-asian="10pt" style:font-style-asian="italic" style:font-weight-asian="normal" style:font-size-complex="10pt" style:font-weight-complex="bold" style:text-emphasize="none"/>
    </style:style>
    <style:style style:name="T121" style:family="text">
      <style:text-properties fo:font-variant="normal" fo:text-transform="none" fo:color="#808080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4fbfa8d" style:font-name-asian="DejaVu Sans" style:font-size-asian="10pt" style:font-style-asian="italic" style:font-weight-asian="normal" style:font-size-complex="10pt" style:font-weight-complex="bold" style:text-emphasize="none"/>
    </style:style>
    <style:style style:name="T122" style:family="text">
      <style:text-properties fo:font-variant="normal" fo:text-transform="none" fo:color="#808080" style:text-outline="false" style:text-line-through-style="none" style:text-line-through-type="none" style:font-name="DejaVu Sans Mono" fo:font-size="10pt" fo:letter-spacing="normal" fo:font-style="normal" fo:text-shadow="none" style:text-underline-style="none" officeooo:rsid="00360026" style:font-name-asian="DejaVu Sans" style:font-size-asian="10pt" style:font-style-asian="italic" style:font-weight-asian="normal" style:font-size-complex="10pt" style:font-weight-complex="bold" style:text-emphasize="none"/>
    </style:style>
    <style:style style:name="T123" style:family="text">
      <style:text-properties fo:font-variant="normal" fo:text-transform="none" fo:color="#808080" style:text-outline="false" style:text-line-through-style="none" style:text-line-through-type="none" style:font-name="DejaVu Sans Mono" fo:font-size="10pt" fo:letter-spacing="normal" fo:font-style="normal" fo:text-shadow="none" style:text-underline-style="none" officeooo:rsid="04fbfa8d" style:font-name-asian="DejaVu Sans" style:font-size-asian="10pt" style:font-style-asian="italic" style:font-weight-asian="normal" style:font-size-complex="10pt" style:font-weight-complex="bold" style:text-emphasize="none"/>
    </style:style>
    <style:style style:name="T124" style:family="text">
      <style:text-properties fo:font-variant="normal" fo:text-transform="none" fo:color="#808080" style:text-outline="false" style:text-line-through-style="none" style:text-line-through-type="none" style:font-name="DejaVu Sans Mono" fo:font-size="10pt" fo:letter-spacing="normal" fo:font-style="normal" fo:text-shadow="none" style:text-underline-style="none" officeooo:rsid="00360026" style:font-name-asian="DejaVu Sans" style:font-size-asian="10pt" style:font-style-asian="italic" style:font-weight-asian="normal" style:font-size-complex="10pt" style:text-emphasize="none"/>
    </style:style>
    <style:style style:name="T125" style:family="text">
      <style:text-properties fo:font-variant="normal" fo:text-transform="none" fo:color="#808080" style:text-outline="false" style:text-line-through-style="none" style:text-line-through-type="none" style:font-name="DejaVu Sans Mono" fo:font-size="10pt" fo:letter-spacing="normal" fo:font-style="normal" fo:text-shadow="none" style:text-underline-style="none" officeooo:rsid="04fbfa8d" style:font-name-asian="DejaVu Sans" style:font-size-asian="10pt" style:font-style-asian="italic" style:font-weight-asian="normal" style:font-size-complex="10pt" style:text-emphasize="none"/>
    </style:style>
    <style:style style:name="T126" style:family="text">
      <style:text-properties fo:font-variant="normal" fo:text-transform="none" fo:color="#808080" style:text-outline="false" style:text-line-through-style="none" style:text-line-through-type="none" fo:font-size="10pt" fo:letter-spacing="normal" fo:font-style="normal" fo:text-shadow="none" style:text-underline-style="none" officeooo:rsid="00360026" style:font-name-asian="DejaVu Sans" style:font-size-asian="10pt" style:font-style-asian="italic" style:font-weight-asian="normal" style:font-size-complex="10pt" style:text-emphasize="none"/>
    </style:style>
    <style:style style:name="T127" style:family="text">
      <style:text-properties fo:font-variant="normal" fo:text-transform="none" fo:color="#ff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style:font-name-asian="Nimbus Mono L" style:font-size-asian="10pt" style:font-style-asian="normal" style:font-weight-asian="normal" style:font-size-complex="10pt" style:text-emphasize="none"/>
    </style:style>
    <style:style style:name="T128" style:family="text">
      <style:text-properties fo:font-variant="normal" fo:text-transform="none" fo:color="#ff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129" style:family="text">
      <style:text-properties fo:font-variant="normal" fo:text-transform="none" fo:color="#ff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officeooo:rsid="00360026" style:font-name-asian="Nimbus Mono L" style:font-size-asian="10.5pt" style:font-style-asian="normal" style:font-weight-asian="bold" style:font-size-complex="10.5pt" style:font-weight-complex="bold" style:text-emphasize="none"/>
    </style:style>
    <style:style style:name="T130" style:family="text">
      <style:text-properties fo:font-variant="normal" fo:text-transform="none" fo:letter-spacing="normal" officeooo:rsid="00360026" style:font-name-asian="Nimbus Mono L" style:font-size-asian="10pt" style:font-style-asian="normal" style:font-weight-asian="normal" style:font-size-complex="10pt"/>
    </style:style>
    <style:style style:name="T131" style:family="text">
      <style:text-properties fo:font-variant="normal" fo:text-transform="none" style:font-name="DejaVu Sans Mono" fo:letter-spacing="normal" officeooo:rsid="00360026" style:font-name-asian="Nimbus Mono L" style:font-size-asian="10pt" style:font-style-asian="normal" style:font-weight-asian="normal" style:font-size-complex="10pt"/>
    </style:style>
    <style:style style:name="T132" style:family="text">
      <style:text-properties fo:font-variant="normal" fo:text-transform="none" style:font-name="DejaVu Sans Mono" fo:letter-spacing="normal" officeooo:rsid="05397845" style:font-name-asian="Nimbus Mono L" style:font-size-asian="10pt" style:font-style-asian="normal" style:font-weight-asian="normal" style:font-size-complex="10pt"/>
    </style:style>
    <style:style style:name="T133" style:family="text">
      <style:text-properties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134" style:family="text">
      <style:text-properties style:text-outline="false" style:text-line-through-style="none" style:text-line-through-type="none" fo:font-style="normal" fo:text-shadow="none" style:text-underline-style="none" officeooo:rsid="00360026" style:font-name-asian="Nimbus Mono L" style:font-size-asian="10.5pt" style:font-style-asian="normal" style:font-weight-asian="normal" style:font-size-complex="10.5pt" style:text-emphasize="none"/>
    </style:style>
    <style:style style:name="T135" style:family="text">
      <style:text-properties style:text-outline="false" style:text-line-through-style="none" style:text-line-through-type="none" fo:font-style="normal" fo:text-shadow="none" style:text-underline-style="none" style:font-size-asian="10.5pt" style:font-style-asian="normal" style:font-weight-asian="normal" style:font-size-complex="10.5pt" style:text-emphasize="none"/>
    </style:style>
    <style:style style:name="T136" style:family="text">
      <style:text-properties style:text-outline="false" style:text-line-through-style="none" style:text-line-through-type="none" style:font-name="DejaVu Sans Mono" fo:font-style="normal" fo:text-shadow="none" style:text-underline-style="none" officeooo:rsid="05397845" style:text-emphasize="none"/>
    </style:style>
    <style:style style:name="T137" style:family="text">
      <style:text-properties fo:color="#dd0806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38" style:family="text">
      <style:text-properties fo:color="#dd0806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font-size-complex="10.5pt" style:text-emphasize="none"/>
    </style:style>
    <style:style style:name="T139" style:family="text">
      <style:text-properties fo:color="#dd0806" style:text-outline="false" style:text-line-through-style="none" style:text-line-through-type="none" style:font-name="微软雅黑" fo:font-size="12pt" fo:font-style="normal" fo:text-shadow="none" style:text-underline-style="none" fo:font-weight="normal" officeooo:rsid="00360026" style:font-name-asian="Nimbus Mono L" style:font-size-asian="12pt" style:font-style-asian="normal" style:font-weight-asian="normal" style:font-size-complex="10.5pt" style:text-emphasize="none"/>
    </style:style>
    <style:style style:name="T140" style:family="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141" style:family="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142" style:family="text">
      <style:text-properties fo:color="#dd0806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143" style:family="text">
      <style:text-properties fo:color="#dd0806" style:text-outline="false" style:text-line-through-style="none" style:text-line-through-type="none" fo:font-size="10.5pt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144" style:family="text">
      <style:text-properties fo:color="#dd0806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145" style:family="text">
      <style:text-properties fo:color="#dd0806" style:font-name="微软雅黑" fo:font-weight="normal" style:font-weight-asian="normal"/>
    </style:style>
    <style:style style:name="T146" style:family="text">
      <style:text-properties fo:color="#800000"/>
    </style:style>
    <style:style style:name="T147" style:family="text">
      <style:text-properties fo:color="#800000" style:text-outline="false" style:text-line-through-style="none" style:text-line-through-type="none" style:font-name="微软雅黑" fo:font-size="10.5pt" fo:font-style="normal" fo:text-shadow="none" style:text-underline-style="none" fo:font-weight="bold" officeooo:rsid="00360026" style:font-name-asian="Nimbus Mono L" style:font-size-asian="10.5pt" style:font-style-asian="normal" style:font-weight-asian="bold" style:font-size-complex="10.5pt" style:font-weight-complex="bold" style:text-emphasize="none"/>
    </style:style>
    <style:style style:name="T148" style:family="text">
      <style:text-properties fo:color="#800000" style:text-outline="false" style:text-line-through-style="none" style:text-line-through-type="none" style:font-name="微软雅黑" fo:font-size="10.5pt" fo:font-style="normal" fo:text-shadow="none" style:text-underline-style="none" fo:font-weight="bold" style:font-size-asian="10.5pt" style:font-style-asian="normal" style:font-weight-asian="bold" style:font-size-complex="10.5pt" style:font-weight-complex="bold" style:text-emphasize="none"/>
    </style:style>
    <style:style style:name="T149" style:family="text">
      <style:text-properties fo:color="#800000" style:text-outline="false" style:text-line-through-style="none" style:text-line-through-type="none" style:font-name="微软雅黑" fo:font-size="12pt" fo:font-style="normal" fo:text-shadow="none" style:text-underline-style="none" fo:font-weight="bold" officeooo:rsid="00360026" style:font-name-asian="Nimbus Mono L" style:font-size-asian="12pt" style:font-style-asian="normal" style:font-weight-asian="bold" style:font-size-complex="12pt" style:font-weight-complex="bold" style:text-emphasize="none"/>
    </style:style>
    <style:style style:name="T150" style:family="text">
      <style:text-properties fo:color="#800000" style:font-weight-asian="bold" style:font-weight-complex="bold"/>
    </style:style>
    <style:style style:name="T151" style:family="text">
      <style:text-properties fo:color="#800000" officeooo:rsid="03a0747b" style:font-weight-asian="bold" style:font-weight-complex="bold"/>
    </style:style>
    <style:style style:name="T152" style:family="text">
      <style:text-properties fo:color="#800000" style:font-name="DejaVu Sans Mono" fo:font-size="11.3000001907349pt" fo:font-weight="bold" officeooo:rsid="00360026" style:font-name-asian="Nimbus Mono L" style:font-weight-asian="bold" style:font-weight-complex="bold"/>
    </style:style>
    <style:style style:name="T153" style:family="text">
      <style:text-properties fo:color="#800000" style:font-name="DejaVu Sans Mono" fo:font-size="11.3000001907349pt" fo:font-weight="bold" style:font-weight-asian="bold" style:font-weight-complex="bold"/>
    </style:style>
    <style:style style:name="T154" style:family="text">
      <style:text-properties fo:color="#800000" style:font-name="DejaVu Sans Mono" fo:font-size="10pt" fo:font-style="italic" style:font-size-asian="10pt" style:font-weight-asian="bold" style:font-size-complex="10pt" style:font-weight-complex="bold"/>
    </style:style>
    <style:style style:name="T155" style:family="text">
      <style:text-properties fo:color="#800000" fo:font-size="10pt" style:font-name-asian="DejaVu Sans" style:font-size-asian="10pt" style:font-style-asian="italic" style:font-weight-asian="bold" style:font-size-complex="10pt" style:font-weight-complex="bold"/>
    </style:style>
    <style:style style:name="T156" style:family="text">
      <style:text-properties fo:color="#800000" fo:font-size="10pt" style:font-name-asian="DejaVu Sans" style:font-style-complex="normal"/>
    </style:style>
    <style:style style:name="T157" style:family="text">
      <style:text-properties fo:color="#800000" fo:font-size="10pt" fo:font-weight="bold" style:font-name-asian="DejaVu Sans" style:font-weight-asian="bold" style:font-size-complex="10pt" style:font-weight-complex="bold"/>
    </style:style>
    <style:style style:name="T158" style:family="text">
      <style:text-properties fo:color="#800000" fo:font-weight="bold" officeooo:rsid="00360026" style:font-name-asian="Nimbus Mono L" style:font-weight-asian="bold" style:font-weight-complex="bold"/>
    </style:style>
    <style:style style:name="T159" style:family="text">
      <style:text-properties fo:color="#800000" style:font-name="Nimbus Mono L" fo:font-weight="bold" officeooo:rsid="00360026" style:font-name-asian="Nimbus Mono L" style:font-weight-asian="bold" style:font-weight-complex="bold"/>
    </style:style>
    <style:style style:name="T160" style:family="text">
      <style:text-properties fo:color="#800000" style:font-name="Nimbus Mono L" fo:font-weight="bold" style:font-weight-asian="bold" style:font-weight-complex="bold"/>
    </style:style>
    <style:style style:name="T161" style:family="text">
      <style:text-properties fo:color="#cc0000" fo:font-weight="bold" officeooo:rsid="00360026" style:font-name-asian="Nimbus Mono L" style:font-weight-asian="bold" style:font-weight-complex="bold"/>
    </style:style>
    <style:style style:name="T162" style:family="text">
      <style:text-properties fo:color="#cc0000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weight-asian="bold" style:font-size-complex="10.5pt" style:font-weight-complex="bold" style:text-emphasize="none"/>
    </style:style>
    <style:style style:name="T163" style:family="text">
      <style:text-properties fo:color="#cc0000" style:text-outline="false" style:text-line-through-style="none" style:text-line-through-type="none" style:font-name="微软雅黑" fo:font-size="10.5pt" fo:font-style="normal" fo:text-shadow="none" style:text-underline-style="none" fo:font-weight="bold" style:font-size-asian="10.5pt" style:font-style-asian="normal" style:font-weight-asian="bold" style:font-size-complex="10.5pt" style:font-weight-complex="bold" style:text-emphasize="none"/>
    </style:style>
    <style:style style:name="T164" style:family="text">
      <style:text-properties fo:color="#cc0000" style:text-outline="false" style:text-line-through-style="none" style:text-line-through-type="none" style:font-name="微软雅黑" fo:font-size="10.5pt" fo:font-style="normal" fo:text-shadow="none" style:text-underline-style="none" style:font-size-asian="10.5pt" style:font-weight-asian="bold" style:font-size-complex="10.5pt" style:font-weight-complex="bold" style:text-emphasize="none"/>
    </style:style>
    <style:style style:name="T165" style:family="text">
      <style:text-properties fo:color="#cc0000" style:text-outline="false" style:text-line-through-style="none" style:text-line-through-type="none" fo:font-size="10pt" fo:font-style="normal" fo:text-shadow="none" style:text-underline-style="none" style:font-weight-asian="bold" style:font-weight-complex="bold" style:text-emphasize="none"/>
    </style:style>
    <style:style style:name="T166" style:family="text">
      <style:text-properties fo:color="#cc0000" style:font-name="微软雅黑" fo:font-weight="bold" style:font-weight-asian="bold" style:font-weight-complex="bold"/>
    </style:style>
    <style:style style:name="T167" style:family="text">
      <style:text-properties fo:color="#cc0000" style:font-name="微软雅黑" fo:font-weight="bold" officeooo:rsid="027ff8a6" style:font-weight-asian="bold" style:font-weight-complex="bold"/>
    </style:style>
    <style:style style:name="T168" style:family="text">
      <style:text-properties fo:color="#333333" style:text-outline="false" style:text-line-through-style="none" style:text-line-through-type="none" fo:font-size="10pt" fo:font-style="normal" fo:text-shadow="none" style:text-underline-style="none" fo:font-weight="normal" style:text-emphasize="none"/>
    </style:style>
    <style:style style:name="T169" style:family="text">
      <style:text-properties fo:color="#333333" style:font-name="DejaVu Sans Mono" fo:font-size="10pt"/>
    </style:style>
    <style:style style:name="T170" style:family="text">
      <style:text-properties fo:color="#333333" style:font-name="DejaVu Sans Mono" fo:font-size="10pt" fo:font-weight="bold" style:font-size-asian="10pt" style:font-size-complex="10pt"/>
    </style:style>
    <style:style style:name="T171" style:family="text">
      <style:text-properties fo:color="#333333" style:font-name="DejaVu Sans Mono" fo:font-size="10pt" style:font-weight-complex="bold"/>
    </style:style>
    <style:style style:name="T172" style:family="text">
      <style:text-properties fo:color="#333333" style:font-name="DejaVu Sans Mono" fo:font-size="10pt" style:font-weight-asian="normal" style:font-style-complex="normal"/>
    </style:style>
    <style:style style:name="T173" style:family="text">
      <style:text-properties style:font-name="微软雅黑"/>
    </style:style>
    <style:style style:name="T174" style:family="text">
      <style:text-properties style:font-name="微软雅黑" officeooo:rsid="027ff8a6"/>
    </style:style>
    <style:style style:name="T175" style:family="text">
      <style:text-properties fo:color="#808080" style:font-name="微软雅黑" style:font-name-asian="DejaVu Sans" style:font-size-asian="11.3000001907349pt" style:font-style-asian="italic"/>
    </style:style>
    <style:style style:name="T176" style:family="text">
      <style:text-properties fo:color="#808080" style:font-name="微软雅黑" fo:font-size="10pt" style:font-name-asian="DejaVu Sans" style:font-size-asian="10pt" style:font-style-asian="italic" style:font-size-complex="10pt"/>
    </style:style>
    <style:style style:name="T177" style:family="text">
      <style:text-properties fo:color="#808080" style:font-name="DejaVu Sans Mono" fo:font-size="10pt" fo:font-style="italic" style:font-size-asian="10pt" style:font-size-complex="10pt"/>
    </style:style>
    <style:style style:name="T178" style:family="text">
      <style:text-properties fo:color="#808080" style:font-name="DejaVu Sans Mono" fo:font-size="10pt" fo:font-weight="bold" style:font-name-asian="DejaVu Sans" style:font-size-asian="10pt" style:font-style-asian="italic" style:font-size-complex="10pt"/>
    </style:style>
    <style:style style:name="T179" style:family="text">
      <style:text-properties fo:color="#808080" style:font-name="DejaVu Sans Mono" fo:font-size="10pt" fo:font-weight="bold" officeooo:rsid="04fbfa8d" style:font-name-asian="DejaVu Sans" style:font-size-asian="10pt" style:font-style-asian="italic" style:font-size-complex="10pt"/>
    </style:style>
    <style:style style:name="T180" style:family="text">
      <style:text-properties fo:color="#808080" style:font-name="DejaVu Sans Mono" fo:font-size="11.3000001907349pt" fo:font-weight="bold" officeooo:rsid="03a978cd" style:font-name-asian="DejaVu Sans" style:font-size-asian="11.3000001907349pt" style:font-style-asian="italic" style:font-weight-asian="bold" style:font-size-complex="10pt" style:font-weight-complex="bold"/>
    </style:style>
    <style:style style:name="T181" style:family="text">
      <style:text-properties fo:color="#808080" style:font-name="DejaVu Sans Mono" officeooo:rsid="03a978cd" style:font-name-asian="DejaVu Sans" style:font-size-asian="11.3000001907349pt" style:font-style-asian="italic"/>
    </style:style>
    <style:style style:name="T182" style:family="text">
      <style:text-properties fo:color="#808080" fo:font-size="10pt" style:font-name-asian="DejaVu Sans" style:font-size-asian="10pt" style:font-style-asian="italic" style:font-size-complex="10pt"/>
    </style:style>
    <style:style style:name="T183" style:family="text">
      <style:text-properties fo:color="#808080" fo:font-size="10pt" style:font-name-asian="DejaVu Sans" style:font-size-asian="10pt" style:font-style-asian="italic" style:font-weight-asian="normal" style:font-size-complex="10pt"/>
    </style:style>
    <style:style style:name="T184" style:family="text">
      <style:text-properties fo:color="#808080" fo:font-size="10pt" officeooo:rsid="04fbfa8d" style:font-name-asian="DejaVu Sans" style:font-size-asian="10pt" style:font-style-asian="italic" style:font-weight-asian="normal" style:font-size-complex="10pt"/>
    </style:style>
    <style:style style:name="T185" style:family="text">
      <style:text-properties fo:color="#808080" fo:font-size="10pt" style:font-name-asian="DejaVu Sans" style:font-style-asian="italic" style:font-size-complex="10pt"/>
    </style:style>
    <style:style style:name="T186" style:family="text">
      <style:text-properties fo:color="#808080" fo:font-size="10pt" style:font-name-asian="DejaVu Sans" style:font-size-complex="10pt"/>
    </style:style>
    <style:style style:name="T187" style:family="text">
      <style:text-properties fo:color="#808080" fo:font-size="10pt" style:font-size-asian="10pt" style:font-style-asian="italic" style:font-size-complex="10pt"/>
    </style:style>
    <style:style style:name="T188" style:family="text">
      <style:text-properties fo:color="#808080" style:font-name="Nimbus Mono L" fo:font-size="10pt" officeooo:rsid="00360026" style:font-size-asian="10pt" style:font-style-asian="italic" style:font-size-complex="10pt"/>
    </style:style>
    <style:style style:name="T189" style:family="text">
      <style:text-properties fo:color="#808080" style:font-name-asian="DejaVu Sans" style:font-size-asian="11.3000001907349pt" style:font-style-asian="italic"/>
    </style:style>
    <style:style style:name="T190" style:family="text">
      <style:text-properties fo:color="#808080" officeooo:rsid="03a978cd" style:font-name-asian="DejaVu Sans" style:font-size-asian="11.3000001907349pt" style:font-style-asian="italic"/>
    </style:style>
    <style:style style:name="T191" style:family="text">
      <style:text-properties fo:color="#808080" style:text-outline="false" style:text-line-through-style="none" style:text-line-through-type="none" style:font-name="微软雅黑" fo:font-size="10pt" fo:font-style="normal" fo:text-shadow="none" style:text-underline-style="none" fo:font-weight="normal" style:font-name-asian="DejaVu Sans" style:font-style-asian="italic" style:text-emphasize="none"/>
    </style:style>
    <style:style style:name="T192" style:family="text">
      <style:text-properties fo:color="#808080" style:text-outline="false" style:text-line-through-style="none" style:text-line-through-type="none" style:font-name="DejaVu Sans Mono" fo:font-size="10pt" fo:font-style="normal" fo:text-shadow="none" style:text-underline-style="none" style:font-name-asian="DejaVu Sans" style:font-style-asian="italic" style:text-emphasize="none"/>
    </style:style>
    <style:style style:name="T193" style:family="text">
      <style:text-properties fo:color="#808080" style:text-outline="false" style:text-line-through-style="none" style:text-line-through-type="none" style:font-name="DejaVu Sans Mono" fo:font-size="10pt" fo:font-style="normal" fo:text-shadow="none" style:text-underline-style="none" officeooo:rsid="04fbfa8d" style:font-name-asian="DejaVu Sans" style:font-style-asian="italic" style:text-emphasize="none"/>
    </style:style>
    <style:style style:name="T194" style:family="text">
      <style:text-properties fo:color="#808080" style:font-name-asian="DejaVu Sans Mono" style:font-size-asian="11.3000001907349pt" style:font-style-asian="italic"/>
    </style:style>
    <style:style style:name="T195" style:family="text">
      <style:text-properties officeooo:rsid="028c2684"/>
    </style:style>
    <style:style style:name="T196" style:family="text">
      <style:text-properties officeooo:rsid="02efbbd9"/>
    </style:style>
    <style:style style:name="T197" style:family="text">
      <style:text-properties officeooo:rsid="00360026" style:font-name-asian="Nimbus Mono L"/>
    </style:style>
    <style:style style:name="T198" style:family="text">
      <style:text-properties officeooo:rsid="02e5e397"/>
    </style:style>
    <style:style style:name="T199" style:family="text">
      <style:text-properties fo:font-size="10pt" style:font-name-asian="DejaVu Sans" style:font-size-asian="10pt" style:font-style-asian="italic" style:font-weight-asian="bold" style:font-size-complex="10pt" style:font-weight-complex="bold"/>
    </style:style>
    <style:style style:name="T200" style:family="text">
      <style:text-properties fo:font-size="10pt" style:font-name-asian="DejaVu Sans" style:font-size-complex="10pt"/>
    </style:style>
    <style:style style:name="T201" style:family="text">
      <style:text-properties fo:font-size="10pt" style:font-name-asian="DejaVu Sans" style:font-size-complex="10pt" style:font-style-complex="normal"/>
    </style:style>
    <style:style style:name="T202" style:family="text">
      <style:text-properties fo:font-size="10pt" style:font-name-asian="DejaVu Sans" style:font-style-asian="italic" style:font-size-complex="10pt"/>
    </style:style>
    <style:style style:name="T203" style:family="text">
      <style:text-properties fo:font-size="10pt" style:font-name-asian="DejaVu Sans" style:font-style-complex="normal"/>
    </style:style>
    <style:style style:name="T204" style:family="text">
      <style:text-properties fo:font-size="10pt" fo:font-style="normal" style:font-name-asian="DejaVu Sans" style:font-size-complex="10pt" style:font-style-complex="normal"/>
    </style:style>
    <style:style style:name="T205" style:family="text">
      <style:text-properties fo:font-size="10pt" fo:font-style="normal" style:font-name-asian="DejaVu Sans" style:font-size-asian="10pt" style:font-style-asian="normal" style:font-weight-asian="bold" style:font-size-complex="10pt" style:font-style-complex="normal" style:font-weight-complex="bold"/>
    </style:style>
    <style:style style:name="T206" style:family="text">
      <style:text-properties style:font-name-asian="DejaVu Sans"/>
    </style:style>
    <style:style style:name="T207" style:family="text">
      <style:text-properties fo:color="#008000" style:font-name="DejaVu Sans Mono" fo:font-size="10pt" fo:font-style="normal" style:font-name-asian="DejaVu Sans" style:font-size-complex="10pt" style:font-style-complex="normal"/>
    </style:style>
    <style:style style:name="T208" style:family="text">
      <style:text-properties fo:color="#008000" style:font-name="DejaVu Sans Mono" fo:font-size="10pt" fo:font-style="normal" style:font-name-asian="DejaVu Sans" style:font-size-asian="10pt" style:font-style-asian="normal" style:font-weight-asian="bold" style:font-size-complex="10pt" style:font-style-complex="normal" style:font-weight-complex="bold"/>
    </style:style>
    <style:style style:name="T209" style:family="text">
      <style:text-properties fo:color="#008000" style:font-name="DejaVu Sans Mono" fo:font-size="10pt" style:font-name-asian="DejaVu Sans" style:font-style-complex="normal"/>
    </style:style>
    <style:style style:name="T210" style:family="text">
      <style:text-properties fo:color="#008000" style:font-name="DejaVu Sans Mono" fo:font-size="11.3000001907349pt"/>
    </style:style>
    <style:style style:name="T211" style:family="text">
      <style:text-properties fo:color="#008000" style:font-name="DejaVu Sans Mono" fo:font-size="11.3000001907349pt" fo:font-weight="bold"/>
    </style:style>
    <style:style style:name="T212" style:family="text">
      <style:text-properties fo:color="#008000" style:font-name="DejaVu Sans Mono" fo:font-size="11.3000001907349pt" fo:font-weight="bold" officeooo:rsid="052d1862"/>
    </style:style>
    <style:style style:name="T213" style:family="text">
      <style:text-properties fo:color="#008000" style:font-name="DejaVu Sans Mono" fo:font-size="11.3000001907349pt" fo:font-weight="bold" officeooo:rsid="052d1862" style:font-name-asian="Nimbus Mono L"/>
    </style:style>
    <style:style style:name="T214" style:family="text">
      <style:text-properties fo:color="#008000" style:font-name="DejaVu Sans Mono" fo:font-size="11.3000001907349pt" fo:font-weight="bold" officeooo:rsid="00360026" style:font-name-asian="Nimbus Mono L"/>
    </style:style>
    <style:style style:name="T215" style:family="text">
      <style:text-properties fo:color="#008000" style:font-name="DejaVu Sans Mono" fo:font-size="11.3000001907349pt" fo:font-weight="bold" officeooo:rsid="0533998a" style:font-name-asian="Nimbus Mono L"/>
    </style:style>
    <style:style style:name="T216" style:family="text">
      <style:text-properties fo:color="#008000" style:font-name="DejaVu Sans Mono" fo:font-size="11.3000001907349pt" fo:font-weight="bold" officeooo:rsid="052d1862" style:font-size-asian="10pt"/>
    </style:style>
    <style:style style:name="T217" style:family="text">
      <style:text-properties fo:color="#008000" style:font-name="DejaVu Sans Mono" fo:font-size="11.3000001907349pt" fo:font-weight="bold" officeooo:rsid="0533998a"/>
    </style:style>
    <style:style style:name="T218" style:family="text">
      <style:text-properties fo:color="#008000" style:font-name="DejaVu Sans Mono" fo:font-size="11.3000001907349pt" fo:font-weight="bold" officeooo:rsid="053ff7b6"/>
    </style:style>
    <style:style style:name="T219" style:family="text">
      <style:text-properties fo:color="#008000" style:font-name="DejaVu Sans Mono" fo:font-size="11.3000001907349pt" fo:font-weight="bold" officeooo:rsid="05804ca7"/>
    </style:style>
    <style:style style:name="T220" style:family="text">
      <style:text-properties fo:color="#008000" style:font-name="DejaVu Sans Mono" fo:font-size="11.3000001907349pt" fo:font-weight="bold" style:font-name-asian="DejaVu Sans Mono" style:font-size-asian="11.3000001907349pt" style:font-style-asian="italic"/>
    </style:style>
    <style:style style:name="T221" style:family="text">
      <style:text-properties fo:color="#008000" style:font-name="DejaVu Sans Mono" fo:font-size="11.3000001907349pt" fo:font-style="italic" fo:font-weight="bold"/>
    </style:style>
    <style:style style:name="T222" style:family="text">
      <style:text-properties fo:color="#008000" style:font-name="DejaVu Sans Mono" fo:font-size="11.3000001907349pt" fo:font-style="italic" fo:font-weight="bold" style:font-name-asian="DejaVu Sans Mono" style:font-size-asian="11.3000001907349pt" style:font-style-asian="italic"/>
    </style:style>
    <style:style style:name="T223" style:family="text">
      <style:text-properties fo:color="#008000" style:text-outline="false" style:text-line-through-style="none" style:text-line-through-type="none" style:font-name="DejaVu Sans Mono" fo:font-size="11.3000001907349pt" fo:font-style="normal" fo:text-shadow="none" style:text-underline-style="none" fo:font-weight="bold" officeooo:rsid="053ff7b6" style:font-name-asian="Nimbus Mono L" style:font-size-asian="10.5pt" style:font-style-asian="normal" style:font-weight-asian="normal" style:font-size-complex="10.5pt" style:text-emphasize="none"/>
    </style:style>
    <style:style style:name="T224" style:family="text">
      <style:text-properties style:font-name="DejaVu Sans Mono"/>
    </style:style>
    <style:style style:name="T225" style:family="text">
      <style:text-properties style:font-name="DejaVu Sans Mono" fo:font-weight="bold"/>
    </style:style>
    <style:style style:name="T226" style:family="text">
      <style:text-properties style:font-name="DejaVu Sans Mono" officeooo:rsid="05397845"/>
    </style:style>
    <style:style style:name="T227" style:family="text">
      <style:text-properties style:font-name="DejaVu Sans Mono" fo:font-size="11.3000001907349pt" fo:font-style="normal" fo:font-weight="bold" style:font-name-asian="DejaVu Sans" style:font-size-complex="10pt" style:font-style-complex="normal"/>
    </style:style>
    <style:style style:name="T228" style:family="text">
      <style:text-properties style:font-name="DejaVu Sans Mono" fo:font-size="11.3000001907349pt" fo:font-style="normal" fo:font-weight="bold" style:font-name-asian="DejaVu Sans" style:font-size-asian="10pt" style:font-style-asian="normal" style:font-size-complex="10pt" style:font-style-complex="normal"/>
    </style:style>
    <style:style style:name="T229" style:family="text">
      <style:text-properties fo:color="#cc3300" fo:font-size="10pt" style:font-name-asian="DejaVu Sans" style:font-style-complex="normal"/>
    </style:style>
    <style:style style:name="T230" style:family="text">
      <style:text-properties officeooo:rsid="003600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陈俊豪</text:p>
      <text:p text:style-name="P11">模块名:任务分配</text:p>
      <text:p text:style-name="P7"><text:tab/>导航下拉名_1:项目管理 <text:s text:c="2"/></text:p>
      <text:p text:style-name="P1"><text:tab/><text:tab/>导航名_1:项目列表</text:p>
      <text:p text:style-name="P37"><text:span text:style-name="T197"><text:tab/><text:tab/><text:tab/>功能名字_1:列表 <text:s/>功能类型:网格 <text:s text:c="5"/></text:span><text:span text:style-name="T211">project/</text:span><text:span text:style-name="T212">v1/</text:span><text:span text:style-name="T213">list</text:span><text:span text:style-name="T197"> </text:span></text:p>
      <text:p text:style-name="P1"><text:tab/><text:tab/><text:tab/><text:tab/>字段名称_1:地区</text:p>
      <text:p text:style-name="P1"><text:tab/><text:tab/><text:tab/><text:tab/>字段名称_2:项目名称</text:p>
      <text:p text:style-name="P1"><text:tab/><text:tab/><text:tab/><text:tab/>字段名称_3:内部项目名称</text:p>
      <text:p text:style-name="P1"><text:tab/><text:tab/><text:tab/><text:tab/>字段名称_4:所属项目组</text:p>
      <text:p text:style-name="P3"><text:tab/><text:tab/><text:tab/><text:tab/><text:bookmark-start text:name="__DdeLink__3422_1088778203"/>字段名称_5:<text:bookmark-end text:name="__DdeLink__3422_1088778203"/>立项情况</text:p>
      <text:p text:style-name="P5"><text:tab/><text:tab/><text:tab/><text:tab/>字段名称_6:派工单号</text:p>
      <text:p text:style-name="P6"><text:tab/><text:tab/><text:tab/><text:tab/>字段名称_7:创建人</text:p>
      <text:p text:style-name="P6"><text:tab/><text:tab/><text:tab/><text:tab/>字段名称_8:创建时间</text:p>
      <text:p text:style-name="P6"><text:tab/><text:tab/><text:tab/><text:tab/>字段名称_9:项目状态</text:p>
      <text:p text:style-name="P6"><text:tab/><text:tab/><text:tab/><text:tab/>字段名称_10:表名称</text:p>
      <text:p text:style-name="P6"><text:tab/><text:tab/><text:tab/><text:tab/>字段名称_11:表状态</text:p>
      <text:p text:style-name="P6"/>
      <text:p text:style-name="P201"><text:span text:style-name="T2"><text:tab/><text:tab/><text:tab/>功能2：</text:span><text:span text:style-name="T22">创建项目 <text:s text:c="7"/>功能类型：编辑 <text:s text:c="4"/></text:span><text:span text:style-name="T73">project/</text:span><text:span text:style-name="T74">v1/save</text:span><text:span text:style-name="T23"> </text:span></text:p>
      <text:p text:style-name="P192"><text:span text:style-name="T26"><text:tab/><text:tab/><text:tab/><text:tab/></text:span><text:span text:style-name="T23">字段名称_1:地区 <text:s text:c="4"/>下拉框，可编辑，必填 <text:s text:c="6"/></text:span><text:span text:style-name="T45">project/</text:span><text:span text:style-name="T25">v1/areas</text:span></text:p>
      <text:p text:style-name="P32"><text:span text:style-name="T197"><text:tab/><text:tab/><text:tab/><text:tab/>字段名称_2:项目名称 <text:s text:c="5"/></text:span><text:span text:style-name="T31">下拉框，可编辑，必填</text:span><text:span text:style-name="T197"> <text:s/></text:span><text:span text:style-name="T45">project/v1/</text:span><text:span text:style-name="T44">outer</text:span><text:span text:style-name="T45">/project</text:span></text:p>
      <text:p text:style-name="P32"><text:span text:style-name="T197"><text:tab/><text:tab/><text:tab/><text:tab/>字段名称_3:内部项目名称 <text:s text:c="2"/></text:span><text:span text:style-name="T31">下拉框，可编辑，必填 <text:s text:c="4"/></text:span><text:span text:style-name="T45">project/</text:span><text:span text:style-name="T44">v1/inner/project</text:span></text:p>
      <text:p text:style-name="P33"><text:span text:style-name="T197"><text:tab/><text:tab/><text:tab/><text:tab/>字段名称_4:所属项目组 <text:s text:c="3"/></text:span><text:span text:style-name="T31">下拉框，可编辑，必填 <text:s text:c="3"/></text:span><text:span text:style-name="T45">project/</text:span><text:span text:style-name="T44">v1/departs</text:span></text:p>
      <text:p text:style-name="P34"><text:span text:style-name="T197"><text:tab/><text:tab/><text:tab/><text:tab/></text:span><text:bookmark-start text:name="__DdeLink__3422_10887782032"/><text:span text:style-name="T197">字段名称_5:</text:span><text:bookmark-end text:name="__DdeLink__3422_10887782032"/><text:span text:style-name="T197">立项情况 <text:s text:c="4"/></text:span><text:span text:style-name="T31">下拉框，可编辑，必填 <text:s text:c="5"/></text:span><text:span text:style-name="T45">project/</text:span><text:span text:style-name="T44">v1/make/project</text:span></text:p>
      <text:p text:style-name="P35"><text:span text:style-name="T197"><text:tab/><text:tab/><text:tab/><text:tab/>字段名称_6:派工单号 <text:s text:c="2"/></text:span><text:span text:style-name="T31">下拉框，可编辑，必填 <text:s text:c="5"/></text:span><text:span text:style-name="T45">project/</text:span><text:span text:style-name="T44">v1/nums</text:span></text:p>
      <text:p text:style-name="P43"><text:span text:style-name="T24"><text:tab/><text:tab/><text:tab/><text:tab/>字段：项目状态 <text:s text:c="3"/>下拉框（</text:span><text:span text:style-name="T29">启用，禁用</text:span><text:span text:style-name="T24">），必填</text:span></text:p>
      <text:p text:style-name="P25"><text:tab/><text:tab/><text:tab/><text:tab/><text:span text:style-name="T88">以下字段为一组一组</text:span><text:span text:style-name="T81">（一组一组地添，也可一组一组地删掉</text:span><text:span text:style-name="T82">，可以一组都不添</text:span><text:span text:style-name="T81">）</text:span><text:span text:style-name="T83">：</text:span></text:p>
      <text:p text:style-name="P25"><text:tab/><text:tab/><text:tab/><text:tab/><text:tab/>字段名称_10:表名称<text:span text:style-name="T46"> <text:s text:c="4"/>文本框，必填</text:span></text:p>
      <text:p text:style-name="P25"><text:span text:style-name="T46"><text:tab/><text:tab/><text:tab/><text:tab/><text:tab/>字段：表状态 <text:s text:c="5"/></text:span><text:span text:style-name="T37">下拉框（</text:span><text:span text:style-name="T36">启用，禁用</text:span><text:span text:style-name="T37">），必填</text:span></text:p>
      <text:p text:style-name="P209"/>
      <text:p text:style-name="P222"><text:span text:style-name="T197"><text:tab/><text:tab/><text:tab/>功能3：编辑 <text:s text:c="2"/></text:span><text:span text:style-name="T26">功能类型：编辑 <text:s text:c="3"/></text:span><text:span text:style-name="T73">project/</text:span><text:span text:style-name="T74">v1/edit</text:span></text:p>
      <text:p text:style-name="P224"><text:span text:style-name="T4"><text:tab/><text:tab/><text:tab/><text:tab/></text:span><text:span text:style-name="T24">字段名称_1:地区 <text:s text:c="4"/>下拉框，可编辑，必填</text:span></text:p>
      <text:p text:style-name="P12"><text:tab/><text:tab/><text:tab/><text:tab/>字段名称_2:项目名称 <text:s text:c="5"/><text:span text:style-name="T27">下拉框，可编辑，必填</text:span> </text:p>
      <text:p text:style-name="P12"><text:tab/><text:tab/><text:tab/><text:tab/>字段名称_3:内部项目名称 <text:s text:c="2"/><text:span text:style-name="T27">下拉框，可编辑，必填</text:span></text:p>
      <text:p text:style-name="P12"><text:tab/><text:tab/><text:tab/><text:tab/>字段名称_4:所属项目组 <text:s text:c="3"/><text:span text:style-name="T27">下拉框，可编辑，必填</text:span></text:p>
      <text:p text:style-name="P12"><text:tab/><text:tab/><text:tab/><text:tab/><text:bookmark-start text:name="__DdeLink__3422_108877820321"/>字段名称_5:<text:bookmark-end text:name="__DdeLink__3422_108877820321"/>立项情况 <text:s text:c="4"/><text:span text:style-name="T27">下拉框，可编辑，必填</text:span></text:p>
      <text:p text:style-name="P12"><text:tab/><text:tab/><text:tab/><text:tab/>字段名称_6:派工单号 <text:s text:c="2"/><text:span text:style-name="T27">下拉框，可编辑，必填</text:span></text:p>
      <text:p text:style-name="P217"><text:span text:style-name="T21"><text:tab/><text:tab/><text:tab/><text:tab/></text:span><text:span text:style-name="T28">字段：项目状态 <text:s text:c="3"/>下拉框（</text:span><text:span text:style-name="T30">启用，禁用</text:span><text:span text:style-name="T28">），必填</text:span></text:p>
      <text:p text:style-name="P255"/>
      <text:p text:style-name="P290"><text:span text:style-name="T105"><text:tab/><text:tab/><text:tab/>功能4：</text:span><text:bookmark-start text:name="__DdeLink__1616_1004426054"/><text:span text:style-name="T105">编辑表</text:span><text:bookmark-end text:name="__DdeLink__1616_1004426054"/><text:span text:style-name="T105"> <text:s text:c="3"/>功能类型：编辑 <text:s text:c="3"/></text:span><text:span text:style-name="T65">project/</text:span><text:span text:style-name="T216">v1/edit/table</text:span></text:p>
      <text:p text:style-name="P218"><text:span text:style-name="T46"><text:tab/><text:tab/><text:tab/><text:tab/> </text:span><text:span text:style-name="T32">字段名称_1:表名称（选中一条表名称记录） <text:s text:c="4"/>文本框，必填 <text:s text:c="2"/></text:span></text:p>
      <text:p text:style-name="P217"><text:span text:style-name="T46"><text:tab/><text:tab/><text:tab/><text:tab/> 字段：表状态 <text:s text:c="5"/></text:span><text:span text:style-name="T37">下拉框（</text:span><text:span text:style-name="T36">启用，禁用</text:span><text:span text:style-name="T37">），必填</text:span></text:p>
      <text:p text:style-name="P217"><text:span text:style-name="T37"><text:tab/><text:tab/></text:span></text:p>
      <text:p text:style-name="P331"><text:span text:style-name="T37"><text:tab/><text:tab/><text:tab/></text:span><text:span text:style-name="T46">功能</text:span><text:span text:style-name="T47">5</text:span><text:span text:style-name="T46">：</text:span><text:span text:style-name="T47">添加</text:span><text:bookmark-start text:name="__DdeLink__1616_10044260541"/><text:span text:style-name="T46">表</text:span><text:bookmark-end text:name="__DdeLink__1616_10044260541"/><text:span text:style-name="T46"> <text:s text:c="3"/>功能类型：编辑 <text:s text:c="4"/>（选中一条项目记录）</text:span></text:p>
      <text:p text:style-name="P331"><text:span text:style-name="T46"><text:tab/><text:tab/><text:tab/><text:tab/> </text:span><text:span text:style-name="T32">字段名称_1:表名称 <text:s text:c="3"/>文本框，必填 <text:s text:c="2"/></text:span></text:p>
      <text:p text:style-name="P331"><text:span text:style-name="T46"><text:tab/><text:tab/><text:tab/><text:tab/> 字段：表状态 <text:s text:c="5"/></text:span><text:span text:style-name="T37">下拉框（</text:span><text:span text:style-name="T36">启用，禁用</text:span><text:span text:style-name="T37">），必填</text:span></text:p>
      <text:p text:style-name="P255"/>
      <text:p text:style-name="P291"><text:span text:style-name="T105"><text:tab/><text:tab/><text:tab/>功能6：删除 <text:s text:c="3"/>选中一条大记录按删除按钮 <text:s text:c="3"/></text:span><text:span text:style-name="T65">project/</text:span><text:span text:style-name="T211">v1/delete/{id}</text:span></text:p>
      <text:p text:style-name="P221"/>
      <text:p text:style-name="P227"><text:span text:style-name="T2"><text:tab/><text:tab/>导航名_2:</text:span><text:span text:style-name="T133">计划任务节点</text:span><text:span text:style-name="T2"> <text:s/></text:span><text:bookmark text:name="__DdeLink__309_1993098745"/></text:p>
      <text:p text:style-name="P38"><text:span text:style-name="T197"><text:tab/><text:tab/><text:tab/>功能名字_1:列表 <text:s/>功能类型:网格 <text:s text:c="2"/></text:span><text:span text:style-name="T211">tasknode/</text:span><text:span text:style-name="T217">v1/list <text:s text:c="2"/></text:span></text:p>
      <text:p text:style-name="P38"><text:span text:style-name="T217"><text:tab/><text:tab/><text:tab/><text:tab/></text:span><text:span text:style-name="T218">总条数为：project/v1/count</text:span></text:p>
      <text:p text:style-name="P187"/>
      <text:p text:style-name="P24"><text:tab/><text:tab/><text:tab/><text:tab/>字段名称_1:地区</text:p>
      <text:p text:style-name="P24"><text:tab/><text:tab/><text:tab/><text:tab/>字段名称_2:项目名称</text:p>
      <text:p text:style-name="P24"><text:tab/><text:tab/><text:tab/><text:tab/>字段名称_3:内部项目名称</text:p>
      <text:p text:style-name="P24"><text:soft-page-break/><text:tab/><text:tab/><text:tab/><text:tab/>字段名称_4:所属项目组</text:p>
      <text:p text:style-name="P24"><text:tab/><text:tab/><text:tab/><text:tab/><text:bookmark-start text:name="__DdeLink__3422_10887782031"/>字段名称_5:<text:bookmark-end text:name="__DdeLink__3422_10887782031"/>立项情况</text:p>
      <text:p text:style-name="P24"><text:tab/><text:tab/><text:tab/><text:tab/>字段名称_6:派工单号</text:p>
      <text:p text:style-name="P24"><text:tab/><text:tab/><text:tab/><text:tab/>字段名称_7:创建人</text:p>
      <text:p text:style-name="P24"><text:tab/><text:tab/><text:tab/><text:tab/>字段名称_8:创建时间</text:p>
      <text:p text:style-name="P24"><text:tab/><text:tab/><text:tab/><text:tab/>字段名称_9:项目状态</text:p>
      <text:p text:style-name="P24"><text:tab/><text:tab/><text:tab/><text:tab/>字段名称_10:表名称</text:p>
      <text:p text:style-name="P24"><text:tab/><text:tab/><text:tab/><text:tab/>字段名称_11:表状态</text:p>
      <text:p text:style-name="P44"><text:span text:style-name="T4"><text:tab/><text:tab/><text:tab/><text:tab/>字段名称_1</text:span><text:span text:style-name="T5">2：</text:span><text:span text:style-name="T182">任务</text:span><text:span text:style-name="T188">节点</text:span><text:span text:style-name="T182">名称</text:span></text:p>
      <text:p text:style-name="P24"/>
      <text:p text:style-name="P39"><text:span text:style-name="T197"><text:tab/><text:tab/><text:tab/></text:span><text:span text:style-name="T214">tasknode/</text:span><text:span text:style-name="T215">v1/</text:span><text:span text:style-name="T217">save</text:span></text:p>
      <text:p text:style-name="P170"><text:span text:style-name="T2"><text:tab/><text:tab/><text:tab/>功能2：</text:span><text:bookmark-start text:name="__DdeLink__1620_1004426054"/><text:span text:style-name="T2">设置任务节点</text:span><text:bookmark-end text:name="__DdeLink__1620_1004426054"/><text:span text:style-name="T2"> <text:s text:c="2"/>功能类型:编辑 <text:s text:c="2"/></text:span><text:span text:style-name="T3">(选中一个项目表，传</text:span><text:span text:style-name="T182">项目表</text:span><text:span text:style-name="T177">id</text:span><text:span text:style-name="T3">)</text:span></text:p>
      <text:p text:style-name="P13"><text:tab/><text:tab/><text:tab/><text:tab/>字段名称_11:任务名称 <text:s text:c="5"/>文本框，必填</text:p>
      <text:p text:style-name="P36"><text:span text:style-name="T197"><text:tab/><text:tab/><text:tab/><text:tab/>字段名称_12:</text:span><text:span text:style-name="T161">（该字段名为选择项：执行人，负责人，默认为执行人）</text:span><text:span text:style-name="T197"><text:tab/></text:span><text:span text:style-name="T31">下拉框，可编辑，必填 <text:s text:c="4"/></text:span><text:span text:style-name="T45">tasknode/</text:span><text:span text:style-name="T44">v1/users</text:span></text:p>
      <text:p text:style-name="P65"/>
      <text:p text:style-name="P121"><text:span text:style-name="T2"><text:tab/><text:tab/><text:tab/><text:tab/>字段名称_13:</text:span><text:span text:style-name="T6">计划执行时间 <text:s text:c="3"/>日期框（年月日时分秒）必填</text:span></text:p>
      <text:p text:style-name="P210"><text:tab/><text:tab/><text:tab/><text:tab/>字段名称_14:<text:span text:style-name="T6">任务类型 <text:s text:c="4"/>下拉框，必填（行政任务，工程任务，培训任务）</text:span></text:p>
      <text:p text:style-name="P210"><text:span text:style-name="T6"><text:tab/><text:tab/><text:tab/><text:tab/></text:span><text:span text:style-name="T14">字段名称_16:</text:span><text:span text:style-name="T6">任务内容 <text:s text:c="5"/>文本框，必填</text:span></text:p>
      <text:p text:style-name="P210"><text:span text:style-name="T6"><text:tab/><text:tab/><text:tab/><text:tab/></text:span><text:span text:style-name="T14">字段名称_17:</text:span><text:span text:style-name="T6">计划任务量<text:tab/><text:tab/> 小数框，必填</text:span></text:p>
      <text:p text:style-name="P210"><text:span text:style-name="T6"><text:tab/><text:tab/><text:tab/><text:tab/></text:span><text:span text:style-name="T14">字段名称_18:</text:span><text:span text:style-name="T6">所需时长<text:tab/><text:tab/> 小数框，必填</text:span></text:p>
      <text:p text:style-name="P226"><text:span text:style-name="T7"><text:tab/><text:tab/><text:tab/><text:tab/></text:span><text:span text:style-name="T16">字段名称_18:</text:span><text:span text:style-name="T7">所需时长</text:span><text:span text:style-name="T11">时间类型</text:span><text:span text:style-name="T7"><text:tab/><text:tab/> 下拉框</text:span><text:span text:style-name="T8">(分钟，小时，天)</text:span><text:span text:style-name="T7">，必填</text:span></text:p>
      <text:p text:style-name="P13"><text:span text:style-name="T6"><text:tab/><text:tab/><text:tab/><text:tab/></text:span><text:span text:style-name="T14">字段名称_19:</text:span><text:span text:style-name="T6">备注<text:tab/><text:tab/>文本框，非必填</text:span></text:p>
      <text:p text:style-name="P133"><text:tab/><text:tab/><text:tab/><text:tab/>可添加字段：（一组一组地添，也可一组一组地删掉<text:span text:style-name="T196">，可以一组都不添</text:span>）</text:p>
      <text:p text:style-name="P133"><text:tab/><text:tab/><text:tab/><text:tab/><text:tab/>一组的字段为：</text:p>
      <text:p text:style-name="P133"><text:tab/><text:tab/><text:tab/><text:tab/><text:tab/><text:tab/>字段1：字段名 <text:s text:c="3"/>文本框，必填</text:p>
      <text:p text:style-name="P122"><text:span text:style-name="T10"><text:tab/><text:tab/><text:tab/><text:tab/><text:tab/><text:tab/>字段2：字段类型 <text:s text:c="3"/>下拉框，必填（</text:span><text:span text:style-name="T138">文</text:span><text:span text:style-name="T137">本，整数，非整数，日期，时间日期，逻辑类型</text:span><text:span text:style-name="T10">） <text:s text:c="3"/></text:span><text:span text:style-name="T149">注：</text:span><text:span text:style-name="T139">逻辑类型就是：是，否下拉框</text:span></text:p>
      <text:p text:style-name="P122"><text:span text:style-name="T139"><text:tab/><text:tab/><text:tab/><text:tab/><text:tab/><text:tab/> </text:span><text:span text:style-name="T10">字段3：是否必填选项 <text:s text:c="3"/>下拉框，必填</text:span></text:p>
      <text:p text:style-name="P122"><text:span text:style-name="T10"><text:tab/><text:tab/><text:tab/><text:tab/><text:tab/><text:tab/> 字段4：字段内容 <text:s text:c="2"/>非必填（选择了</text:span><text:span text:style-name="T147">字段类型为什么，样式就做成什么</text:span><text:span text:style-name="T10">）</text:span></text:p>
      <text:p text:style-name="P133"/>
      <text:p text:style-name="P39"><text:span text:style-name="T214"><text:tab/><text:tab/>tasknode/</text:span><text:span text:style-name="T215">v1/</text:span><text:span text:style-name="T217">edit</text:span></text:p>
      <text:p text:style-name="P211"><text:tab/><text:tab/><text:tab/>功能3：编辑 <text:s text:c="3"/>功能类型:编辑（选中最底层那条对象记录）</text:p>
      <text:p text:style-name="P14"><text:tab/><text:tab/><text:tab/><text:tab/>字段名称_11:任务名称 <text:s text:c="5"/>文本框，必填</text:p>
      <text:p text:style-name="P16"><text:tab/><text:tab/><text:tab/><text:tab/><text:span text:style-name="T27">字段名称_12:</text:span><text:span text:style-name="T75">（该字段名为选择项：执行人，负责人，默认为执行人）</text:span><text:span text:style-name="T27"><text:tab/>下拉框，可编辑，必填</text:span></text:p>
      <text:p text:style-name="P123"><text:span text:style-name="T2"><text:tab/><text:tab/><text:tab/><text:tab/>字段名称_13:</text:span><text:span text:style-name="T6">计划执行时间 <text:s text:c="3"/>日期框（年月日时分秒）必填</text:span></text:p>
      <text:p text:style-name="P212"><text:tab/><text:tab/><text:tab/><text:tab/>字段名称_14:<text:span text:style-name="T6">任务类型 <text:s text:c="4"/>下拉框，必填（行政任务，工程任务，培训任务）</text:span></text:p>
      <text:p text:style-name="P212"><text:span text:style-name="T6"><text:tab/><text:tab/><text:tab/><text:tab/></text:span><text:span text:style-name="T14">字段名称_16:</text:span><text:span text:style-name="T6">任务内容 <text:s text:c="5"/>文本框，必填</text:span></text:p>
      <text:p text:style-name="P212"><text:span text:style-name="T6"><text:tab/><text:tab/><text:tab/><text:tab/></text:span><text:span text:style-name="T14">字段名称_17:</text:span><text:span text:style-name="T6">计划任务量<text:tab/><text:tab/> 小数框，必填</text:span></text:p>
      <text:p text:style-name="P212"><text:span text:style-name="T6"><text:tab/><text:tab/><text:tab/><text:tab/></text:span><text:span text:style-name="T14">字段名称_18:</text:span><text:span text:style-name="T6">所需时长<text:tab/><text:tab/> 小数框，必填</text:span></text:p>
      <text:p text:style-name="P219"><text:span text:style-name="T6"><text:tab/><text:tab/><text:tab/><text:tab/></text:span><text:span text:style-name="T14">字段名称_18:</text:span><text:span text:style-name="T6">所需时长</text:span><text:span text:style-name="T11">时间类型</text:span><text:span text:style-name="T6"><text:tab/><text:tab/> 下拉框</text:span><text:span text:style-name="T8">(分钟，小时，天)</text:span><text:span text:style-name="T6">，必填</text:span></text:p>
      <text:p text:style-name="P14"><text:span text:style-name="T6"><text:tab/><text:tab/><text:tab/><text:tab/></text:span><text:span text:style-name="T14">字段名称_19:</text:span><text:span text:style-name="T6">备注<text:tab/><text:tab/>文本框，非必填</text:span></text:p>
      <text:p text:style-name="P134"><text:tab/><text:tab/><text:tab/><text:tab/>可添加字段：（一组一组地添，也可一组一组地删掉）</text:p>
      <text:p text:style-name="P134"><text:tab/><text:tab/><text:tab/><text:tab/><text:tab/>一组的字段为：</text:p>
      <text:p text:style-name="P134"><text:tab/><text:tab/><text:tab/><text:tab/><text:tab/><text:tab/>字段1：字段名 <text:s text:c="3"/>文本框，必填</text:p>
      <text:p text:style-name="P123"><text:span text:style-name="T10"><text:tab/><text:tab/><text:tab/><text:tab/><text:tab/><text:tab/>字段2：字段类型 <text:s text:c="3"/>下拉框，必填（</text:span><text:span text:style-name="T138">文</text:span><text:span text:style-name="T137">本，整数，非整数，日期，时间日期，逻辑类型</text:span><text:span text:style-name="T10">） <text:s text:c="3"/></text:span><text:span text:style-name="T149">注：</text:span><text:span text:style-name="T139">逻辑类型就是：是，否下拉框</text:span></text:p>
      <text:p text:style-name="P123"><text:span text:style-name="T139"><text:tab/><text:tab/><text:tab/><text:tab/><text:tab/><text:tab/> </text:span><text:span text:style-name="T10">字段3：是否必填选项 <text:s text:c="3"/>下拉框，必填</text:span></text:p>
      <text:p text:style-name="P14"><text:span text:style-name="T6"><text:tab/><text:tab/><text:tab/><text:tab/><text:tab/><text:tab/> 字段4：字段内容 <text:s text:c="2"/>非必填（选择了</text:span><text:span text:style-name="T148">字段类型为什么，样式就做成什么</text:span><text:span text:style-name="T6">）</text:span></text:p>
      <text:p text:style-name="P9"/>
      <text:p text:style-name="P40"><text:span text:style-name="T197"><text:tab/><text:tab/><text:tab/>功能4:删除 <text:s text:c="4"/>选中最底层那条对象记录按删除按钮 <text:s text:c="3"/></text:span><text:span text:style-name="T214">tasknode/</text:span><text:span text:style-name="T211">v1/delete/{id}</text:span></text:p>
      <text:p text:style-name="P15"/>
      <text:p text:style-name="P15"/>
      <text:p text:style-name="P199"><text:span text:style-name="T2"><text:tab/><text:tab/><text:tab/>功能5：</text:span><text:span text:style-name="T182">查看任务节点详细内容 <text:s text:c="6"/></text:span><text:span text:style-name="T178">task</text:span><text:span text:style-name="T179">n</text:span><text:span text:style-name="T178">ode/v1/taskNode/{id}</text:span></text:p>
      <text:p text:style-name="P198"><text:soft-page-break/></text:p>
      <text:p text:style-name="P15"/>
      <text:p text:style-name="P15"/>
      <text:p text:style-name="P15"/>
      <text:p text:style-name="P15"><text:tab/><text:tab/><text:tab/></text:p>
      <text:p text:style-name="P31"><text:span text:style-name="T197"><text:tab/><text:tab/><text:tab/></text:span><text:span text:style-name="T158">发起任务前需检测执行人的任务时长是否超过8小时 <text:s/></text:span><text:span text:style-name="T152">tasknode/</text:span><text:span text:style-name="T153">v1/checkTime</text:span></text:p>
      <text:p text:style-name="P202"><text:tab/><text:tab/><text:tab/>超过8小时需弹出提示框：该执行人的当天任务时长已超过8小时，是否要发起任务？</text:p>
      <text:p text:style-name="P188"><text:tab/><text:tab/><text:tab/>tasknode/v1/initiateTask</text:p>
      <text:p text:style-name="P17"><text:tab/><text:tab/><text:tab/>功能5：<text:bookmark-start text:name="__DdeLink__6598_337001999"/>发起任务<text:bookmark-end text:name="__DdeLink__6598_337001999"/>（<text:span text:style-name="T146">选中一条最底层的对象记录，传id</text:span>） <text:s text:c="3"/>功能类型:编辑</text:p>
      <text:p text:style-name="P26"><text:tab/><text:tab/><text:tab/><text:tab/>字段名称_11:任务名称 <text:s text:c="5"/>文本框，必填</text:p>
      <text:p text:style-name="P17"><text:tab/><text:tab/><text:tab/><text:tab/><text:span text:style-name="T27">字段名称_12:</text:span><text:span text:style-name="T75">（该字段名为选择项：执行人，</text:span><text:bookmark-start text:name="__DdeLink__3838_337001999"/><text:span text:style-name="T75">负责人</text:span><text:bookmark-end text:name="__DdeLink__3838_337001999"/><text:span text:style-name="T75">，默认为执行人）</text:span><text:span text:style-name="T27"><text:tab/>下拉框，可编辑，必填<text:tab/></text:span></text:p>
      <text:p text:style-name="P26"><text:span text:style-name="T27"><text:tab/><text:tab/><text:tab/><text:tab/>字段名称_13:</text:span><text:span text:style-name="T48">计划执行时间 <text:s text:c="3"/>日期框（年月日时分秒）必填</text:span></text:p>
      <text:p text:style-name="P213"><text:tab/><text:tab/><text:tab/><text:tab/>字段名称_14:<text:span text:style-name="T6">任务类型 <text:s text:c="4"/>下拉框，必填（行政任务，工程任务，培训任务）</text:span></text:p>
      <text:p text:style-name="P285"><text:tab/><text:tab/><text:tab/><text:tab/>字段名称_16:任务内容 <text:s text:c="5"/>文本框，必填</text:p>
      <text:p text:style-name="P225"><text:span text:style-name="T7"><text:tab/><text:tab/><text:tab/><text:tab/></text:span><text:span text:style-name="T16">字段名称_17:</text:span><text:span text:style-name="T11">计划任务量</text:span><text:span text:style-name="T7"><text:tab/> <text:s/>小数框，必填</text:span></text:p>
      <text:p text:style-name="P213"><text:span text:style-name="T6"><text:tab/><text:tab/><text:tab/><text:tab/></text:span><text:span text:style-name="T14">字段名称_18:</text:span><text:span text:style-name="T6">所需时长<text:tab/><text:tab/> 小数框，必填</text:span></text:p>
      <text:p text:style-name="P27"><text:span text:style-name="T6"><text:tab/><text:tab/><text:tab/><text:tab/></text:span><text:span text:style-name="T14">字段名称_18:</text:span><text:span text:style-name="T6">所需时长</text:span><text:span text:style-name="T11">时间类型</text:span><text:span text:style-name="T6"><text:tab/><text:tab/> 下拉框</text:span><text:span text:style-name="T8">(分钟，小时，天)</text:span><text:span text:style-name="T6">，必填</text:span></text:p>
      <text:p text:style-name="P135"><text:tab/><text:tab/><text:tab/><text:tab/>字段：任务开始时间 <text:s text:c="3"/>时间框（年月日时分秒），必填</text:p>
      <text:p text:style-name="P135"><text:tab/><text:tab/><text:tab/><text:tab/>字段：任务结束时间 <text:s text:c="3"/>时间框（年月日时分秒），必填</text:p>
      <text:p text:style-name="P135"><text:tab/><text:tab/><text:tab/><text:tab/>字段：备注 <text:s text:c="3"/>文本框，非必填</text:p>
      <text:p text:style-name="P135"><text:tab/><text:tab/><text:tab/><text:tab/>字段：任务是否拆分 <text:s text:c="2"/>下拉框，必填</text:p>
      <text:p text:style-name="P17"><text:span text:style-name="T6"><text:tab/><text:tab/><text:tab/><text:tab/>字段：拆分为（天） <text:s text:c="3"/>数字框</text:span><text:span text:style-name="T163">（该字段只有选了是才显示且必填，选了否不显示且不能填） </text:span><text:span text:style-name="T6"><text:s text:c="6"/></text:span></text:p>
      <text:p text:style-name="P135"><text:tab/><text:tab/><text:tab/><text:tab/>可添加字段：（一组一组地添，也可一组一组地删掉）</text:p>
      <text:p text:style-name="P135"><text:tab/><text:tab/><text:tab/><text:tab/><text:tab/>一组的字段为：</text:p>
      <text:p text:style-name="P135"><text:tab/><text:tab/><text:tab/><text:tab/><text:tab/><text:tab/>字段1：字段名 <text:s text:c="3"/>文本框，必填</text:p>
      <text:p text:style-name="P124"><text:span text:style-name="T10"><text:tab/><text:tab/><text:tab/><text:tab/><text:tab/><text:tab/>字段2：字段类型 <text:s text:c="3"/>下拉框，必填（</text:span><text:span text:style-name="T138">文</text:span><text:span text:style-name="T137">本，整数，非整数，日期，时间日期，逻辑类型</text:span><text:span text:style-name="T10">） <text:s text:c="3"/></text:span><text:span text:style-name="T149">注：</text:span><text:span text:style-name="T139">逻辑类型就是：是，否下拉框</text:span></text:p>
      <text:p text:style-name="P124"><text:span text:style-name="T139"><text:tab/><text:tab/><text:tab/><text:tab/><text:tab/><text:tab/> </text:span><text:span text:style-name="T10">字段3：是否必填选项 <text:s text:c="3"/>下拉框，必填</text:span></text:p>
      <text:p text:style-name="P17"><text:span text:style-name="T48"><text:tab/><text:tab/><text:tab/><text:tab/><text:tab/><text:tab/> 字段4：字段内容 <text:s text:c="2"/>非必填（选择了</text:span><text:span text:style-name="T81">字段类型为什么，样式就做成什么</text:span><text:span text:style-name="T48">）</text:span></text:p>
      <text:p text:style-name="P8"><text:tab/><text:tab/><text:tab/></text:p>
      <text:p text:style-name="P10"><text:tab/></text:p>
      <text:p text:style-name="P45">导航下拉名_2:任务管理 <text:s/></text:p>
      <text:p text:style-name="P45"><text:tab/><text:tab/>导航名1:任务提醒</text:p>
      <text:p text:style-name="P173"><text:span text:style-name="T130"><text:tab/><text:tab/><text:tab/>功能1：列表 <text:s text:c="3"/></text:span><text:span text:style-name="T224">taskremind/</text:span><text:span text:style-name="T226">v1/list</text:span></text:p>
      <text:p text:style-name="P45"><text:tab/><text:tab/><text:tab/><text:tab/>字段：项目名称</text:p>
      <text:p text:style-name="P45"><text:tab/><text:tab/><text:tab/><text:tab/>字段：项目表</text:p>
      <text:p text:style-name="P46"><text:tab/><text:tab/><text:tab/><text:tab/>字段：任务名</text:p>
      <text:p text:style-name="P46"><text:tab/><text:tab/><text:tab/><text:tab/>字段：第一次提醒时间</text:p>
      <text:p text:style-name="P46"><text:tab/><text:tab/><text:tab/><text:tab/>字段：第二次提醒时间</text:p>
      <text:p text:style-name="P46"><text:tab/><text:tab/><text:tab/><text:tab/>字段：第三次提醒时间</text:p>
      <text:p text:style-name="P46"><text:tab/></text:p>
      <text:p text:style-name="P174"><text:span text:style-name="T130"><text:tab/><text:tab/><text:tab/>功能2：添加 <text:s text:c="2"/></text:span><text:span text:style-name="T131">taskremind/</text:span><text:span text:style-name="T132">v1/</text:span><text:span text:style-name="T226">save</text:span></text:p>
      <text:p text:style-name="P178"><text:span text:style-name="T130"><text:tab/><text:tab/><text:tab/><text:tab/>字段：项目名称 <text:s text:c="2"/>下拉框，必填 <text:s text:c="3"/></text:span><text:span text:style-name="T224">taskremind/v1/projects</text:span></text:p>
      <text:p text:style-name="P179"><text:span text:style-name="T130"><text:tab/><text:tab/><text:tab/><text:tab/>字段：项目表 <text:s text:c="3"/>下拉框，必填 <text:s text:c="2"/></text:span><text:span text:style-name="T131">taskremind/v1/</text:span><text:span text:style-name="T224">tables/{projectId}</text:span></text:p>
      <text:p text:style-name="P179"><text:span text:style-name="T130"><text:tab/><text:tab/><text:tab/><text:tab/>字段：任务名 <text:s text:c="4"/>下拉框，必填 <text:s/></text:span><text:span text:style-name="T131">taskremind/</text:span><text:span text:style-name="T224">v1/task/names/{tableId}</text:span></text:p>
      <text:p text:style-name="P46"><text:tab/><text:tab/><text:tab/><text:tab/>字段：第一次提醒时间 <text:s text:c="2"/><text:span text:style-name="T9">时间框（年月日时分秒），必填</text:span></text:p>
      <text:p text:style-name="P46"><text:tab/><text:tab/><text:tab/><text:tab/>字段：第二次提醒时间 <text:s text:c="3"/><text:span text:style-name="T9">时间框（年月日时分秒），非必填</text:span></text:p>
      <text:p text:style-name="P46"><text:tab/><text:tab/><text:tab/><text:tab/>字段：第三次提醒时间 <text:s text:c="3"/><text:span text:style-name="T9">时间框（年月日时分秒），非必填</text:span></text:p>
      <text:p text:style-name="P66"/>
      <text:p text:style-name="P175"><text:span text:style-name="T49"><text:tab/><text:tab/><text:tab/></text:span><text:span text:style-name="T99">功能3：编辑 <text:s text:c="3"/></text:span><text:span text:style-name="T109">taskremind/</text:span><text:span text:style-name="T110">v1/</text:span><text:span text:style-name="T136">edit</text:span></text:p>
      <text:p text:style-name="P47"><text:tab/><text:tab/><text:tab/><text:tab/>字段：项目名称 <text:s text:c="2"/>下拉框，必填</text:p>
      <text:p text:style-name="P47"><text:tab/><text:tab/><text:tab/><text:tab/>字段：项目表 <text:s text:c="3"/>下拉框，必填</text:p>
      <text:p text:style-name="P47"><text:soft-page-break/><text:tab/><text:tab/><text:tab/><text:tab/>字段：任务名 <text:s text:c="4"/>下拉框，必填</text:p>
      <text:p text:style-name="P47"><text:tab/><text:tab/><text:tab/><text:tab/>字段：第一次提醒时间 <text:s text:c="2"/><text:span text:style-name="T9">时间框（年月日时分秒），必填</text:span></text:p>
      <text:p text:style-name="P47"><text:tab/><text:tab/><text:tab/><text:tab/>字段：第二次提醒时间 <text:s text:c="3"/><text:span text:style-name="T9">时间框（年月日时分秒），非必填</text:span></text:p>
      <text:p text:style-name="P67"><text:tab/><text:tab/><text:tab/><text:tab/>字段：第三次提醒时间 <text:s text:c="3"/>时间框（年月日时分秒），非必填</text:p>
      <text:p text:style-name="P67"/>
      <text:p text:style-name="P145"><text:span text:style-name="T102"><text:tab/><text:tab/><text:tab/>功能4：删除 <text:s text:c="3"/>选中一条记录按删除按钮 <text:s text:c="6"/></text:span><text:span text:style-name="T67">taskremind/</text:span><text:span text:style-name="T211">v1/delete/{id}</text:span></text:p>
      <text:p text:style-name="P67"/>
      <text:p text:style-name="P67"/>
      <text:p text:style-name="P67"/>
      <text:p text:style-name="P67"/>
      <text:p text:style-name="P125"><text:span text:style-name="T54"><text:tab/><text:tab/>导航名2：</text:span><text:span text:style-name="T140">任务添加及分发</text:span></text:p>
      <text:p text:style-name="P206"><text:span text:style-name="T140"><text:tab/><text:tab/><text:tab/></text:span><text:span text:style-name="T141">功能名字_1:列表 <text:s/>功能类型:网格 <text:s text:c="3"/>tasknode/v1/list</text:span></text:p>
      <text:p text:style-name="P207"><text:span text:style-name="T141"><text:tab/><text:tab/><text:tab/><text:tab/></text:span><text:span text:style-name="T223">总条数为：project/v1/count</text:span></text:p>
      <text:p text:style-name="P186"/>
      <text:p text:style-name="P28"><text:tab/><text:tab/><text:tab/><text:tab/>字段名称_1:地区</text:p>
      <text:p text:style-name="P28"><text:tab/><text:tab/><text:tab/><text:tab/>字段名称_2:项目名称</text:p>
      <text:p text:style-name="P28"><text:tab/><text:tab/><text:tab/><text:tab/>字段名称_3:内部项目名称</text:p>
      <text:p text:style-name="P28"><text:tab/><text:tab/><text:tab/><text:tab/>字段名称_4:所属项目组</text:p>
      <text:p text:style-name="P28"><text:tab/><text:tab/><text:tab/><text:tab/><text:bookmark-start text:name="__DdeLink__3422_108877820311"/>字段名称_5:<text:bookmark-end text:name="__DdeLink__3422_108877820311"/>立项情况</text:p>
      <text:p text:style-name="P28"><text:tab/><text:tab/><text:tab/><text:tab/>字段名称_6:派工单号</text:p>
      <text:p text:style-name="P28"><text:tab/><text:tab/><text:tab/><text:tab/>字段名称_7:创建人</text:p>
      <text:p text:style-name="P28"><text:tab/><text:tab/><text:tab/><text:tab/>字段名称_8:创建时间</text:p>
      <text:p text:style-name="P28"><text:tab/><text:tab/><text:tab/><text:tab/>字段名称_9:项目状态</text:p>
      <text:p text:style-name="P28"><text:tab/><text:tab/><text:tab/><text:tab/>字段名称_10:表名称</text:p>
      <text:p text:style-name="P28"><text:tab/><text:tab/><text:tab/><text:tab/>字段名称_11:表状态</text:p>
      <text:p text:style-name="P28"><text:tab/><text:tab/><text:tab/><text:tab/>字段名称_1<text:span text:style-name="T198">2：</text:span><text:span text:style-name="T182">任务</text:span><text:span text:style-name="T187">节点</text:span><text:span text:style-name="T182">名称</text:span></text:p>
      <text:p text:style-name="P158"><text:tab/><text:tab/><text:tab/><text:tab/></text:p>
      <text:p text:style-name="P160"><text:tab/><text:tab/>添加小任务<text:span text:style-name="T159">前需检测执行人的任务时长是否超过8小时 <text:s/></text:span><text:span text:style-name="T152">tasknode/</text:span><text:span text:style-name="T153">v1/checkTime</text:span></text:p>
      <text:p text:style-name="P204"><text:tab/><text:tab/><text:tab/>超过8小时需弹出提示框：该执行人的当天任务时长已超过8小时，是否要<text:span text:style-name="T145">添加小任务</text:span>？</text:p>
      <text:p text:style-name="P205"/>
      <text:p text:style-name="P185"><text:span text:style-name="T146">tasknode/</text:span>v1/addTask</text:p>
      <text:p text:style-name="P158"><text:tab/><text:tab/><text:tab/>功能2：添加小任务 <text:s text:c="4"/>功能类型：编辑</text:p>
      <text:p text:style-name="P193"><text:span text:style-name="T140"><text:tab/><text:tab/><text:tab/><text:tab/>字段1：地区 <text:s text:c="3"/></text:span><text:span text:style-name="T33">下拉框，必填 <text:s text:c="5"/></text:span><text:span text:style-name="T127"><text:s/></text:span><text:span text:style-name="T128">tasknode/v1/areas</text:span></text:p>
      <text:p text:style-name="P194"><text:span text:style-name="T33"><text:tab/><text:tab/><text:tab/><text:tab/></text:span><text:span text:style-name="T91">字段3：项目组/部门 <text:s text:c="3"/></text:span><text:span text:style-name="T33">下拉框，必填 <text:s text:c="4"/></text:span><text:span text:style-name="T128">tasknode/v1/departs</text:span></text:p>
      <text:p text:style-name="P195"><text:span text:style-name="T140"><text:tab/><text:tab/><text:tab/><text:tab/>字段2：项目名称 <text:s text:c="3"/></text:span><text:span text:style-name="T33">下拉框，必填 <text:s text:c="6"/></text:span><text:span text:style-name="T128">tasknode/v1/projects（传</text:span><text:span text:style-name="T92">项目</text:span><text:span text:style-name="T128">id）</text:span></text:p>
      <text:p text:style-name="P196"><text:span text:style-name="T140"><text:tab/><text:tab/><text:tab/><text:tab/>字段4：项目表 <text:s text:c="3"/></text:span><text:span text:style-name="T33">下拉框，可编辑，必填 <text:s text:c="3"/></text:span><text:span text:style-name="T128">tasknode/v1/tables（传</text:span><text:span text:style-name="T129">项目</text:span><text:span text:style-name="T128">id）</text:span></text:p>
      <text:p text:style-name="P169"><text:span text:style-name="T33"><text:tab/><text:tab/><text:tab/><text:tab/>字段名称_11:任务名称 <text:s text:c="3"/></text:span><text:span text:style-name="T34">文本框，必填</text:span></text:p>
      <text:p text:style-name="P126"><text:span text:style-name="T140"><text:tab/><text:tab/><text:tab/><text:tab/>字段5：任务类型 <text:s text:c="2"/>下拉框</text:span><text:span text:style-name="T10">（行政任务，工程任务，培训任务）</text:span><text:span text:style-name="T140">，必填</text:span></text:p>
      <text:p text:style-name="P159"><text:tab/><text:tab/><text:tab/><text:tab/>字段6：任务内容 <text:s text:c="2"/>文本框，必填</text:p>
      <text:p text:style-name="P228"><text:tab/><text:tab/><text:tab/><text:tab/>字段名称_13:<text:span text:style-name="T9">计划执行时间 <text:s text:c="3"/>日期框（年月日时分秒）必填</text:span></text:p>
      <text:p text:style-name="P256"><text:tab/><text:tab/><text:tab/><text:tab/>字段名称14：所需时长 <text:s text:c="3"/>小数框，必填</text:p>
      <text:p text:style-name="P258"><text:tab/><text:tab/><text:tab/><text:tab/>字段：所需时长<text:span text:style-name="T206">时间类型</text:span> <text:s text:c="3"/>下拉框（分，时，天），必填</text:p>
      <text:p text:style-name="P228"><text:span text:style-name="T9"><text:tab/><text:tab/><text:tab/><text:tab/></text:span><text:span text:style-name="T168">字段名称_12:</text:span><text:span text:style-name="T165">（该字段名为选择项：执行人，负责人，默认为执行人）</text:span><text:span text:style-name="T168"><text:tab/>下拉框，可编辑，必填<text:tab/></text:span></text:p>
      <text:p text:style-name="P283"><text:tab/><text:tab/><text:tab/><text:tab/>字段：执行人地区 <text:s text:c="3"/>下拉框，可编辑，必填 <text:s text:c="3"/><text:span text:style-name="T225">project/v1/areas</text:span></text:p>
      <text:p text:style-name="P283"><text:tab/><text:tab/><text:tab/><text:tab/>字段：执行人部门 <text:s text:c="2"/>下拉框，可编辑，必填 <text:s text:c="3"/><text:span text:style-name="T225">project/v1/departs</text:span></text:p>
      <text:p text:style-name="P229"><text:span text:style-name="T168"><text:tab/><text:tab/><text:tab/><text:tab/>字段：计划任务量 <text:s text:c="3"/></text:span><text:span text:style-name="T9"><text:s/>小数框，必填</text:span></text:p>
      <text:p text:style-name="P257"><text:tab/><text:tab/><text:tab/><text:tab/>字段：任务开始时间 <text:s text:c="3"/>时间框（年月日时分秒），必填</text:p>
      <text:p text:style-name="P257"><text:tab/><text:tab/><text:tab/><text:tab/>字段：任务结束时间 <text:s text:c="3"/>时间框（年月日时分秒），必填</text:p>
      <text:p text:style-name="P257"><text:tab/><text:tab/><text:tab/><text:tab/>字段：备注 <text:s text:c="3"/>文本框，非必填</text:p>
      <text:p text:style-name="P257"><text:tab/><text:tab/><text:tab/><text:tab/>字段：任务是否拆分 <text:s text:c="2"/>下拉框，必填</text:p>
      <text:p text:style-name="P230"><text:span text:style-name="T9"><text:tab/><text:tab/><text:tab/><text:tab/>字段：拆分为（天） <text:s text:c="3"/>数字框</text:span><text:span text:style-name="T164">（该字段只有选了是才显示且必填，选了否不显示且不能填） </text:span><text:span text:style-name="T9"><text:s text:c="3"/></text:span></text:p>
      <text:p text:style-name="P260"/>
      <text:p text:style-name="P231"><text:span text:style-name="T9"><text:tab/><text:tab/><text:tab/></text:span><text:span text:style-name="T15">功能3：</text:span><text:span text:style-name="T191">查看任务节点详细内容 <text:s/></text:span><text:span text:style-name="T9"><text:s text:c="5"/></text:span><text:span text:style-name="T192">task</text:span><text:span text:style-name="T193">n</text:span><text:span text:style-name="T192">ode/v1/taskNode/{id}</text:span></text:p>
      <text:p text:style-name="P49"><text:soft-page-break/><text:tab/><text:tab/></text:p>
      <text:p text:style-name="P4"/>
      <text:p text:style-name="P4"><text:tab/><text:tab/>导航名3：我分发的任务</text:p>
      <text:p text:style-name="P41"><text:span text:style-name="T197"><text:tab/><text:tab/><text:tab/><text:tab/>功能1：列表 <text:s text:c="4"/></text:span><text:span text:style-name="T143">功能类型:网格 <text:s text:c="3"/></text:span><text:span text:style-name="T118">task</text:span><text:span text:style-name="T119">n</text:span><text:span text:style-name="T118">ode/</text:span><text:span text:style-name="T144">v1/my/initiate</text:span></text:p>
      <text:p text:style-name="P42"><text:span text:style-name="T143"><text:tab/><text:tab/><text:tab/><text:tab/>总条数：</text:span><text:span text:style-name="T118">task</text:span><text:span text:style-name="T119">n</text:span><text:span text:style-name="T118">ode/</text:span><text:span text:style-name="T144">v1/initiate/num</text:span></text:p>
      <text:p text:style-name="P161"/>
      <text:p text:style-name="P161"><text:tab/><text:tab/><text:tab/><text:tab/><text:tab/>字段：项目组/部门</text:p>
      <text:p text:style-name="P161"><text:tab/><text:tab/><text:tab/><text:tab/><text:tab/>字段：任务类型</text:p>
      <text:p text:style-name="P161"><text:tab/><text:tab/><text:tab/><text:tab/><text:tab/>字段：项目名</text:p>
      <text:p text:style-name="P161"><text:tab/><text:tab/><text:tab/><text:tab/><text:tab/>字段：项目表</text:p>
      <text:p text:style-name="P164"><text:tab/><text:tab/><text:tab/><text:tab/><text:tab/>字段名称_3:内部项目名称</text:p>
      <text:p text:style-name="P161"><text:tab/><text:tab/><text:tab/><text:tab/><text:tab/>字段：任务名</text:p>
      <text:p text:style-name="P161"><text:tab/><text:tab/><text:tab/><text:tab/><text:tab/>字段：执行人员</text:p>
      <text:p text:style-name="P161"><text:tab/><text:tab/><text:tab/><text:tab/><text:tab/>字段：所需工时</text:p>
      <text:p text:style-name="P162"><text:tab/><text:tab/><text:tab/><text:tab/><text:tab/>字段：优先级</text:p>
      <text:p text:style-name="P162"><text:tab/><text:tab/><text:tab/><text:tab/><text:tab/>字段：确认状态</text:p>
      <text:p text:style-name="P162"><text:tab/><text:tab/><text:tab/><text:tab/><text:tab/>字段：完成状态</text:p>
      <text:p text:style-name="P162"><text:tab/><text:tab/><text:tab/><text:tab/><text:tab/>字段：任务开始时间</text:p>
      <text:p text:style-name="P162"><text:tab/><text:tab/><text:tab/><text:tab/><text:tab/>字段：任务结束时间</text:p>
      <text:p text:style-name="P162"><text:tab/><text:tab/><text:tab/><text:tab/><text:tab/>字段：是否发生费用报销</text:p>
      <text:p text:style-name="P162"><text:tab/></text:p>
      <text:p text:style-name="P165"><text:span text:style-name="T134"><text:tab/><text:tab/><text:tab/>功能2：确认完成 <text:s text:c="4"/>选中一条记录，点击确认完成按钮 <text:s text:c="4"/></text:span><text:span text:style-name="T118">task</text:span><text:span text:style-name="T119">n</text:span><text:span text:style-name="T118">ode/</text:span><text:span text:style-name="T211">v1/finish/{id}</text:span></text:p>
      <text:p text:style-name="P162"/>
      <text:p text:style-name="P162"/>
      <text:p text:style-name="P165"><text:span text:style-name="T134"><text:tab/><text:tab/><text:tab/>功能3：确认未完成 <text:s text:c="4"/>选中一条记录，点击确认未完成按钮 <text:s text:c="3"/></text:span><text:span text:style-name="T118">task</text:span><text:span text:style-name="T119">n</text:span><text:span text:style-name="T118">ode/</text:span><text:span text:style-name="T211">v1/unFinish/{id}</text:span></text:p>
      <text:p text:style-name="P163"/>
      <text:p text:style-name="P162"><text:tab/><text:tab/><text:tab/></text:p>
      <text:p text:style-name="P166"><text:span text:style-name="T134"><text:tab/><text:tab/><text:tab/>功能4：撤回任务 <text:s text:c="4"/>选中一条记录，点击撤回按钮 <text:s text:c="4"/></text:span><text:span text:style-name="T118">task</text:span><text:span text:style-name="T119">n</text:span><text:span text:style-name="T118">ode/</text:span><text:span text:style-name="T211">v1/reback/{id}</text:span></text:p>
      <text:p text:style-name="P162"/>
      <text:p text:style-name="P162"/>
      <text:p text:style-name="P167"><text:span text:style-name="T134"><text:tab/><text:tab/><text:tab/>功能5：编辑 <text:s text:c="5"/>编辑 <text:s text:c="2"/></text:span><text:span text:style-name="T118">task</text:span><text:span text:style-name="T119">n</text:span><text:span text:style-name="T118">ode/</text:span><text:span text:style-name="T211">v1/edit</text:span></text:p>
      <text:p text:style-name="P162"/>
      <text:p text:style-name="P29"><text:span text:style-name="T142"><text:tab/><text:tab/><text:tab/><text:tab/><text:tab/>字段：执行人员 <text:s text:c="3"/></text:span><text:span text:style-name="T35">下拉框，可编辑，必填 <text:s text:c="2"/></text:span><text:span text:style-name="T38">tasknode/v1/users</text:span></text:p>
      <text:p text:style-name="P30"><text:span text:style-name="T35"><text:tab/><text:tab/><text:tab/><text:tab/><text:tab/></text:span><text:span text:style-name="T89">字段：执行人地区 <text:s text:c="2"/></text:span><text:span text:style-name="T35">下拉框，可编辑，必填 <text:s text:c="3"/></text:span><text:span text:style-name="T38">project/v1/areas</text:span></text:p>
      <text:p text:style-name="P30"><text:tab/><text:tab/><text:tab/><text:tab/><text:tab/><text:span text:style-name="T89">字段：执行人部门 <text:s text:c="2"/></text:span><text:span text:style-name="T35">下拉框，可编辑，必填 <text:s text:c="3"/></text:span><text:span text:style-name="T38">project/v1/departs</text:span></text:p>
      <text:p text:style-name="P18"><text:span text:style-name="T35"><text:tab/><text:tab/><text:tab/><text:tab/><text:tab/></text:span><text:span text:style-name="T89">字段：计划任务量 <text:s text:c="2"/></text:span><text:span text:style-name="T48">小数框，必填</text:span></text:p>
      <text:p text:style-name="P18"><text:span text:style-name="T48"><text:tab/><text:tab/><text:tab/><text:tab/><text:tab/></text:span><text:span text:style-name="T90">字段5：任务类型 <text:s text:c="2"/>下拉框</text:span><text:span text:style-name="T48">（行政任务，工程任务，培训任务）</text:span><text:span text:style-name="T90">，必填</text:span></text:p>
      <text:p text:style-name="P64"><text:tab/><text:tab/><text:tab/><text:tab/><text:tab/>字段：任务名 <text:s text:c="2"/>文本框，必填</text:p>
      <text:p text:style-name="P18"><text:span text:style-name="T35"><text:tab/><text:tab/><text:tab/><text:tab/><text:tab/></text:span><text:span text:style-name="T48">字段名称14：所需时长 <text:s text:c="3"/>小数框，必填</text:span></text:p>
      <text:p text:style-name="P82"><text:tab/><text:tab/><text:tab/><text:tab/><text:tab/>字段：所需时长时间类型 <text:s text:c="3"/>下拉框（分，时，天），必填</text:p>
      <text:p text:style-name="P68"><text:tab/><text:tab/><text:tab/><text:tab/><text:tab/>字段：任务开始时间 <text:s text:c="3"/>时间框（年月日时分秒），必填</text:p>
      <text:p text:style-name="P68"><text:tab/><text:tab/><text:tab/><text:tab/><text:tab/>字段：任务结束时间 <text:s text:c="3"/>时间框（年月日时分秒），必填</text:p>
      <text:p text:style-name="P68"><text:tab/><text:tab/><text:tab/><text:tab/><text:tab/>字段：开始执行时间 <text:s text:c="3"/>时间框（年月日时分秒），非必填</text:p>
      <text:p text:style-name="P68"><text:tab/><text:tab/><text:tab/><text:tab/><text:tab/>字段：结束执行时间 <text:s text:c="3"/>时间框（年月日时分秒），非必填</text:p>
      <text:p text:style-name="P68"><text:tab/><text:tab/><text:tab/><text:tab/><text:tab/>字段：实际时长 <text:s text:c="3"/>小数框，非必填</text:p>
      <text:p text:style-name="P83"><text:tab/><text:tab/><text:tab/><text:tab/><text:tab/>字段：实际时长时间类型 <text:s text:c="3"/>下拉框（分，时，天），非必填</text:p>
      <text:p text:style-name="P85"><text:tab/><text:tab/><text:tab/><text:tab/><text:tab/>字段：<text:bookmark-start text:name="__DdeLink__6563_337001999"/>未完成时长<text:bookmark-end text:name="__DdeLink__6563_337001999"/> <text:s text:c="3"/>小数框，非必填</text:p>
      <text:p text:style-name="P84"><text:tab/><text:tab/><text:tab/><text:tab/><text:tab/>字段：未完成时长时间类型 <text:s text:c="3"/>下拉框（分，时，天），非必填</text:p>
      <text:p text:style-name="P81"><text:tab/><text:tab/><text:tab/><text:tab/><text:tab/>字段：<text:bookmark-start text:name="__DdeLink__6566_337001999"/>完成时间<text:bookmark-end text:name="__DdeLink__6566_337001999"/> <text:s text:c="2"/>时间框（年月日时分秒），非必填</text:p>
      <text:p text:style-name="P69"><text:tab/><text:tab/><text:tab/><text:tab/><text:tab/>字段：任务备注 <text:s text:c="3"/>文本框，非必填</text:p>
      <text:p text:style-name="P69"><text:tab/><text:tab/><text:tab/><text:tab/><text:tab/>字段：注意事项 <text:s text:c="3"/>文本框，非必填</text:p>
      <text:p text:style-name="P127"><text:span text:style-name="T49"><text:tab/><text:tab/><text:tab/><text:tab/><text:tab/>字段：</text:span><text:bookmark-start text:name="__DdeLink__6569_337001999"/><text:span text:style-name="T48">是</text:span><text:span text:style-name="T6">否发生费用报销</text:span><text:bookmark-end text:name="__DdeLink__6569_337001999"/><text:span text:style-name="T6"> <text:s text:c="2"/>下拉</text:span><text:span text:style-name="T49">框，必填</text:span></text:p>
      <text:p text:style-name="P96"><text:soft-page-break/><text:tab/><text:tab/><text:tab/><text:tab/><text:tab/>字段：是否出现问题<text:tab/> <text:s text:c="4"/>下拉框，必填</text:p>
      <text:p text:style-name="P112"><text:span text:style-name="T166"><text:tab/><text:tab/><text:tab/><text:tab/>（</text:span><text:span text:style-name="T167">以下字段</text:span><text:span text:style-name="T166">选择是后才出现，且必填，可一组一组地添加和删除）</text:span></text:p>
      <text:p text:style-name="P138"><text:span text:style-name="T93"><text:tab/><text:tab/><text:tab/><text:tab/><text:tab/><text:tab/>字段：</text:span><text:span text:style-name="T176">问题审核人 <text:s text:c="2"/></text:span><text:span text:style-name="T93"><text:s/>下拉框（可编辑） ，必填 <text:s text:c="2"/></text:span><text:span text:style-name="T39">tasknode/v1/users</text:span></text:p>
      <text:p text:style-name="P138"><text:span text:style-name="T93"><text:tab/><text:tab/><text:tab/><text:tab/><text:tab/><text:tab/>字段：受理人</text:span><text:span text:style-name="T112"> <text:s text:c="2"/></text:span><text:span text:style-name="T93"><text:s/>下拉框（可编辑） ，必填 <text:s text:c="4"/></text:span><text:span text:style-name="T39">tasknode/v1/users</text:span></text:p>
      <text:p text:style-name="P112"><text:span text:style-name="T173"><text:tab/><text:tab/><text:tab/><text:tab/><text:tab/><text:tab/>字段：事件</text:span><text:span text:style-name="T176"> <text:s text:c="2"/></text:span><text:span text:style-name="T173"><text:s/>文本框 ，必填</text:span></text:p>
      <text:p text:style-name="P112"><text:span text:style-name="T173"><text:tab/><text:tab/><text:tab/><text:tab/><text:tab/><text:tab/>字段：问题描述</text:span><text:span text:style-name="T176"> <text:s/></text:span><text:span text:style-name="T173"><text:s/>文本框 ，必填</text:span></text:p>
      <text:p text:style-name="P112"><text:span text:style-name="T173"><text:tab/><text:tab/><text:tab/><text:tab/><text:tab/><text:tab/>字段：问题类型</text:span><text:span text:style-name="T176"> <text:s/></text:span><text:span text:style-name="T173"><text:s/>文本框 ，必填</text:span></text:p>
      <text:p text:style-name="P112"><text:span text:style-name="T173"><text:tab/><text:tab/><text:tab/><text:tab/><text:tab/><text:tab/>字段：期望处理</text:span><text:span text:style-name="T174">时间</text:span><text:span text:style-name="T176"> </text:span><text:span text:style-name="T173"><text:s/>日期框（年月日时分秒） ，必填</text:span></text:p>
      <text:p text:style-name="P93"><text:tab/><text:tab/><text:tab/><text:tab/><text:tab/><text:tab/>字段：协助部门 <text:s text:c="3"/>下拉框（可编辑） ，必填 <text:s text:c="3"/><text:span text:style-name="T170">project/v1/departs</text:span></text:p>
      <text:p text:style-name="P136"><text:span text:style-name="T93"><text:tab/><text:tab/><text:tab/><text:tab/><text:tab/><text:tab/>字段：</text:span><text:span text:style-name="T113">协助模块</text:span><text:span text:style-name="T93"> <text:s text:c="2"/>文本框 ，必填</text:span></text:p>
      <text:p text:style-name="P70"><text:tab/><text:tab/><text:tab/><text:tab/><text:tab/></text:p>
      <text:p text:style-name="P97"><text:tab/><text:tab/><text:tab/><text:span text:style-name="T1">功能6：</text:span><text:span text:style-name="T182">查看详情 <text:s/></text:span><text:s text:c="2"/><text:span text:style-name="T178">task</text:span><text:span text:style-name="T179">n</text:span><text:span text:style-name="T178">ode/v1/taskNode/{id}</text:span></text:p>
      <text:p text:style-name="P70"/>
      <text:p text:style-name="P70"><text:tab/><text:tab/>导航名4：我负责的任务</text:p>
      <text:p text:style-name="P146"><text:span text:style-name="T102"><text:tab/><text:tab/><text:tab/> <text:s/>功能1：列表 <text:s/>（可搜索，根据部门搜索） <text:s text:c="4"/></text:span><text:span text:style-name="T118">task</text:span><text:span text:style-name="T119">n</text:span><text:span text:style-name="T118">ode/</text:span><text:span text:style-name="T211">v1/myCharge</text:span></text:p>
      <text:p text:style-name="P147"><text:span text:style-name="T102"><text:tab/><text:tab/><text:tab/><text:tab/>总条数：</text:span><text:span text:style-name="T118">task</text:span><text:span text:style-name="T119">n</text:span><text:span text:style-name="T118">ode/</text:span><text:span text:style-name="T211">v1/charge/num</text:span></text:p>
      <text:p text:style-name="P70"/>
      <text:p text:style-name="P70"><text:tab/><text:tab/><text:tab/><text:tab/><text:tab/>字段：地区</text:p>
      <text:p text:style-name="P71"><text:tab/><text:tab/><text:tab/><text:tab/><text:tab/>字段：项目组/部门</text:p>
      <text:p text:style-name="P71"><text:tab/><text:tab/><text:tab/><text:tab/><text:tab/>字段：任务类型</text:p>
      <text:p text:style-name="P71"><text:tab/><text:tab/><text:tab/><text:tab/><text:tab/>字段：项目名</text:p>
      <text:p text:style-name="P71"><text:tab/><text:tab/><text:tab/><text:tab/><text:tab/>字段：项目表</text:p>
      <text:p text:style-name="P71"><text:tab/><text:tab/><text:tab/><text:tab/><text:tab/>字段：任务名</text:p>
      <text:p text:style-name="P71"><text:tab/><text:tab/><text:tab/><text:tab/><text:tab/>字段：负责人</text:p>
      <text:p text:style-name="P71"><text:tab/><text:tab/><text:tab/><text:tab/><text:tab/>字段：所需总工时</text:p>
      <text:p text:style-name="P71"><text:tab/><text:tab/><text:tab/><text:tab/><text:tab/>字段：所需工时</text:p>
      <text:p text:style-name="P71"><text:tab/><text:tab/><text:tab/><text:tab/><text:tab/>字段：优先级</text:p>
      <text:p text:style-name="P71"><text:tab/><text:tab/><text:tab/><text:tab/><text:tab/>字段：完成状态</text:p>
      <text:p text:style-name="P71"><text:tab/><text:tab/><text:tab/><text:tab/><text:tab/>字段：任务开始时间</text:p>
      <text:p text:style-name="P71"><text:tab/><text:tab/><text:tab/><text:tab/><text:tab/>字段：任务结束时间</text:p>
      <text:p text:style-name="P71"/>
      <text:p text:style-name="P91"><text:tab/><text:tab/>分配<text:span text:style-name="T160">前需检测执行人的任务时长是否超过8小时 <text:s/></text:span><text:span text:style-name="T153">tasknode/v1/checkTime</text:span></text:p>
      <text:p text:style-name="P119"><text:tab/><text:tab/><text:tab/>超过8小时需弹出提示框：该执行人的当天任务时长已超过8小时，是否要<text:span text:style-name="T17">分配</text:span>？</text:p>
      <text:p text:style-name="P119"/>
      <text:p text:style-name="P203"><text:span text:style-name="T104"><text:tab/><text:tab/></text:span><text:span text:style-name="T122">task</text:span><text:span text:style-name="T123">n</text:span><text:span text:style-name="T122">ode/</text:span><text:span text:style-name="T210">v1/allotment</text:span></text:p>
      <text:p text:style-name="P129"><text:span text:style-name="T49"><text:tab/><text:tab/><text:tab/>功能2：分配 <text:s text:c="5"/></text:span><text:span text:style-name="T91">功能类型：编辑</text:span></text:p>
      <text:p text:style-name="P71"><text:tab/><text:tab/><text:tab/><text:tab/><text:tab/>字段：执行人 <text:s text:c="2"/>下拉框，可编辑，必填</text:p>
      <text:p text:style-name="P128"><text:span text:style-name="T49"><text:tab/><text:tab/><text:tab/><text:tab/><text:tab/>字段：</text:span><text:span text:style-name="T50">任务量 <text:s text:c="3"/>小数框，必填</text:span></text:p>
      <text:p text:style-name="P129"><text:span text:style-name="T50"><text:tab/><text:tab/><text:tab/><text:tab/><text:tab/></text:span><text:span text:style-name="T49">字段名称14：所需时长 <text:s text:c="3"/>小数框，必填</text:span></text:p>
      <text:p text:style-name="P130"><text:span text:style-name="T49"><text:tab/><text:tab/><text:tab/><text:tab/><text:tab/>字段：时间类型 <text:s text:c="3"/>下拉框（分，时，天），必填</text:span><text:span text:style-name="T50"> </text:span></text:p>
      <text:p text:style-name="P130"><text:span text:style-name="T50"><text:tab/><text:tab/><text:tab/><text:tab/><text:tab/></text:span><text:span text:style-name="T49">字段：任务开始时间 <text:s text:c="3"/>时间框（年月日时分秒），必填</text:span></text:p>
      <text:p text:style-name="P130"><text:span text:style-name="T49"><text:tab/><text:tab/><text:tab/><text:tab/><text:tab/>字段：任务结束时间 <text:s text:c="3"/>时间框（年月日时分秒），必填</text:span><text:span text:style-name="T50"> <text:s text:c="5"/></text:span></text:p>
      <text:p text:style-name="P105"/>
      <text:p text:style-name="P200"><text:span text:style-name="T50"><text:tab/><text:tab/><text:tab/></text:span><text:span text:style-name="T53">功能6：</text:span><text:span text:style-name="T112">查看详情 <text:s text:c="5"/></text:span><text:span text:style-name="T118">task</text:span><text:span text:style-name="T119">n</text:span><text:span text:style-name="T118">ode/v1/taskNode/{id}</text:span></text:p>
      <text:p text:style-name="P71"/>
      <text:p text:style-name="P19"><text:tab/><text:tab/><text:span text:style-name="T48">导航名5：我执行的任务</text:span></text:p>
      <text:p text:style-name="P148"><text:span text:style-name="T102"><text:tab/><text:tab/><text:tab/> <text:s/>功能1：列表 <text:s text:c="2"/>（可搜索，根据部门搜索） <text:s text:c="2"/></text:span><text:span text:style-name="T120">task</text:span><text:span text:style-name="T121">n</text:span><text:span text:style-name="T120">ode/</text:span><text:span text:style-name="T211">v1/myExecute</text:span></text:p>
      <text:p text:style-name="P148"><text:span text:style-name="T102"><text:tab/><text:tab/><text:tab/><text:tab/>总条数：</text:span><text:span text:style-name="T120">task</text:span><text:span text:style-name="T121">n</text:span><text:span text:style-name="T120">ode/</text:span><text:span text:style-name="T211">v1/execute/num</text:span></text:p>
      <text:p text:style-name="P72"/>
      <text:p text:style-name="P73"><text:tab/><text:tab/><text:tab/><text:tab/><text:tab/>字段：地区</text:p>
      <text:p text:style-name="P74"><text:tab/><text:tab/><text:tab/><text:tab/><text:tab/>字段：项目组/部门</text:p>
      <text:p text:style-name="P74"><text:tab/><text:tab/><text:tab/><text:tab/><text:tab/>字段：任务类型</text:p>
      <text:p text:style-name="P74"><text:soft-page-break/><text:tab/><text:tab/><text:tab/><text:tab/><text:tab/>字段：项目名</text:p>
      <text:p text:style-name="P74"><text:tab/><text:tab/><text:tab/><text:tab/><text:tab/>字段：项目表</text:p>
      <text:p text:style-name="P74"><text:tab/><text:tab/><text:tab/><text:tab/><text:tab/>字段：任务名</text:p>
      <text:p text:style-name="P74"><text:tab/><text:tab/><text:tab/><text:tab/><text:tab/>字段：执行人</text:p>
      <text:p text:style-name="P73"><text:tab/><text:tab/><text:tab/><text:tab/><text:tab/>字段：下发人</text:p>
      <text:p text:style-name="P73"><text:tab/><text:tab/><text:tab/><text:tab/><text:tab/>字段：任务量</text:p>
      <text:p text:style-name="P74"><text:tab/><text:tab/><text:tab/><text:tab/><text:tab/>字段：确认状态</text:p>
      <text:p text:style-name="P74"><text:tab/><text:tab/><text:tab/><text:tab/><text:tab/>字段：完成状态</text:p>
      <text:p text:style-name="P74"><text:tab/><text:tab/><text:tab/><text:tab/><text:tab/>字段：优先级</text:p>
      <text:p text:style-name="P73"><text:tab/><text:tab/><text:tab/><text:tab/><text:tab/>字段：任务时长</text:p>
      <text:p text:style-name="P74"><text:tab/><text:tab/><text:tab/><text:tab/><text:tab/>字段：总需时长</text:p>
      <text:p text:style-name="P74"><text:tab/><text:tab/><text:tab/><text:tab/><text:tab/>字段：执行时长</text:p>
      <text:p text:style-name="P74"><text:tab/><text:tab/><text:tab/><text:tab/><text:tab/>字段：任务开始时间</text:p>
      <text:p text:style-name="P73"><text:tab/><text:tab/><text:tab/><text:tab/><text:tab/>字段：任务结束时间</text:p>
      <text:p text:style-name="P73"><text:tab/><text:tab/><text:tab/><text:tab/><text:tab/>字段：注意事项</text:p>
      <text:p text:style-name="P73"><text:tab/><text:tab/><text:tab/><text:tab/><text:tab/>字段：执行开始时间</text:p>
      <text:p text:style-name="P73"><text:tab/><text:tab/><text:tab/><text:tab/><text:tab/>字段：执行结束时间</text:p>
      <text:p text:style-name="P73"><text:tab/><text:tab/><text:tab/><text:tab/><text:tab/>字段：是否出现问题<text:tab/></text:p>
      <text:p text:style-name="P75"><text:tab/><text:tab/><text:tab/><text:tab/><text:tab/>字段：是否有附件</text:p>
      <text:p text:style-name="P75"><text:tab/><text:tab/><text:tab/><text:tab/><text:tab/>字段：是否上报</text:p>
      <text:p text:style-name="P75"><text:tab/><text:tab/><text:tab/><text:tab/><text:tab/>字段：<text:bookmark-start text:name="__DdeLink__6572_337001999"/>是否延期完成<text:bookmark-end text:name="__DdeLink__6572_337001999"/><text:tab/></text:p>
      <text:p text:style-name="P75"><text:tab/><text:tab/><text:tab/><text:tab/><text:tab/>字段：<text:bookmark-start text:name="__DdeLink__6575_337001999"/>延期时间<text:bookmark-end text:name="__DdeLink__6575_337001999"/></text:p>
      <text:p text:style-name="P75"><text:tab/><text:tab/><text:tab/><text:tab/><text:tab/>字段：上报原因</text:p>
      <text:p text:style-name="P75"><text:tab/><text:tab/><text:tab/><text:tab/><text:tab/>字段：是否发生费用报销</text:p>
      <text:p text:style-name="P73"><text:tab/><text:tab/><text:tab/><text:tab/><text:tab/>字段：任务工作总结</text:p>
      <text:p text:style-name="P75"><text:tab/><text:tab/><text:tab/><text:tab/><text:tab/>字段：工作效率</text:p>
      <text:p text:style-name="P75"/>
      <text:p text:style-name="P153"><text:span text:style-name="T94"><text:tab/><text:tab/><text:tab/>功能：</text:span><text:span text:style-name="T182">确认接收任务 <text:s text:c="5"/>选中一条记录按确认按钮 <text:s text:c="3"/></text:span><text:span text:style-name="T120">task</text:span><text:span text:style-name="T121">n</text:span><text:span text:style-name="T120">ode/</text:span><text:span text:style-name="T178">v1/confirm/{id}</text:span></text:p>
      <text:p text:style-name="P197"/>
      <text:p text:style-name="P197"><text:tab/><text:tab/><text:tab/></text:p>
      <text:p text:style-name="P197"><text:tab/><text:tab/><text:tab/></text:p>
      <text:p text:style-name="P197"/>
      <text:p text:style-name="P149"><text:span text:style-name="T102"><text:tab/><text:tab/><text:tab/>功能：不</text:span><text:span text:style-name="T126">确认接收任务 <text:s text:c="5"/>编辑 <text:s text:c="3"/></text:span><text:span text:style-name="T120">task</text:span><text:span text:style-name="T121">n</text:span><text:span text:style-name="T120">ode/</text:span><text:span text:style-name="T178">v1/un/confirm</text:span></text:p>
      <text:p text:style-name="P137"><text:span text:style-name="T112"><text:tab/><text:tab/><text:tab/><text:tab/>字段：</text:span><text:span text:style-name="T182">不确认理由 <text:s text:c="4"/>文本框，必填</text:span></text:p>
      <text:p text:style-name="P118"/>
      <text:p text:style-name="P75"/>
      <text:p text:style-name="P150"><text:span text:style-name="T102"><text:tab/><text:tab/><text:tab/>功能2：上报任务 <text:s text:c="4"/>编辑 <text:s text:c="4"/></text:span><text:span text:style-name="T120">task</text:span><text:span text:style-name="T121">n</text:span><text:span text:style-name="T120">ode/</text:span><text:span text:style-name="T211">v1/report</text:span></text:p>
      <text:p text:style-name="P75"/>
      <text:p text:style-name="P76"><text:tab/><text:tab/><text:tab/><text:tab/><text:tab/>字段：是否延期完成 <text:s text:c="3"/>下拉框，必填 <text:s text:c="2"/></text:p>
      <text:p text:style-name="P76"><text:tab/><text:tab/><text:tab/><text:tab/><text:tab/>字段：延期时长 <text:s text:c="3"/>数字框，必填</text:p>
      <text:p text:style-name="P89"><text:tab/><text:tab/><text:tab/><text:tab/><text:tab/> 字段：延期时长时间类型 <text:s text:c="3"/>下拉框（分钟，小时，天）必填</text:p>
      <text:p text:style-name="P76"><text:tab/><text:tab/><text:tab/><text:tab/><text:tab/>字段：上报原因 <text:s text:c="3"/>文本框，必填</text:p>
      <text:p text:style-name="P76"/>
      <text:p text:style-name="P92"><text:tab/><text:tab/>再次分发<text:span text:style-name="T160">前需检测执行人的任务时长是否超过8小时 <text:s/></text:span><text:span text:style-name="T153">tasknode/v1/checkTime</text:span></text:p>
      <text:p text:style-name="P120"><text:tab/><text:tab/><text:tab/>超过8小时需弹出提示框：该执行人的当天任务时长已超过8小时，是否要<text:span text:style-name="T17">再次分发</text:span>？</text:p>
      <text:p text:style-name="P120"/>
      <text:p text:style-name="P62"><text:span text:style-name="T183">task</text:span><text:span text:style-name="T184">n</text:span><text:span text:style-name="T183">ode/</text:span>v1/initiateAgain</text:p>
      <text:p text:style-name="P76"><text:tab/><text:tab/><text:tab/>功能3：再次分发 <text:s text:c="3"/>编辑</text:p>
      <text:p text:style-name="P94"><text:tab/><text:tab/><text:tab/><text:tab/><text:tab/>字段：执行人 <text:s text:c="3"/>下拉框，必填 <text:s text:c="3"/><text:span text:style-name="T170">tasknode/v1/users</text:span></text:p>
      <text:p text:style-name="P77"><text:tab/><text:tab/><text:tab/><text:tab/><text:tab/>字段：计划任务量 <text:s text:c="3"/>小数框，必填</text:p>
      <text:p text:style-name="P77"><text:tab/><text:tab/><text:tab/><text:tab/><text:tab/>字段：所需时长 <text:s text:c="3"/>小数框，必填</text:p>
      <text:p text:style-name="P90"><text:tab/><text:tab/><text:tab/><text:tab/><text:tab/>字段：所需时长时间类型 <text:s text:c="3"/>下拉框（分，时，天），必填</text:p>
      <text:p text:style-name="P77"><text:tab/><text:tab/><text:tab/><text:tab/><text:tab/>字段：任务开始时间 <text:s text:c="3"/>日期框（年月日时分秒），必填</text:p>
      <text:p text:style-name="P77"><text:soft-page-break/><text:tab/><text:tab/><text:tab/><text:tab/><text:tab/>字段：任务结束时间 <text:s text:c="3"/>日期框（年月日时分秒），必填</text:p>
      <text:p text:style-name="P77"><text:tab/><text:tab/><text:tab/><text:tab/><text:tab/>字段：任务备注 <text:s text:c="3"/>文本框，非必填</text:p>
      <text:p text:style-name="P77"><text:tab/><text:tab/><text:tab/><text:tab/><text:tab/>字段：任务是否拆分 <text:s text:c="2"/>下拉框，必填</text:p>
      <text:p text:style-name="P48"><text:span text:style-name="T9"><text:tab/><text:tab/><text:tab/><text:tab/><text:tab/>字段：拆分为（天） <text:s text:c="3"/>数字框</text:span><text:span text:style-name="T162">（该字段只有选了是才显示且必填，选了否不显示且不能填） </text:span><text:span text:style-name="T9"><text:s text:c="4"/></text:span></text:p>
      <text:p text:style-name="P77"/>
      <text:p text:style-name="P151"><text:span text:style-name="T102"><text:tab/><text:tab/><text:tab/>功能4：填写任务完成情况 <text:s text:c="4"/>编辑 <text:s text:c="5"/></text:span><text:span text:style-name="T120">task</text:span><text:span text:style-name="T121">n</text:span><text:span text:style-name="T120">ode/</text:span><text:span text:style-name="T211">v1/write</text:span></text:p>
      <text:p text:style-name="P77"/>
      <text:p text:style-name="P78"><text:tab/><text:tab/><text:tab/><text:tab/><text:tab/>字段：任务类型 <text:s text:c="4"/>只读框</text:p>
      <text:p text:style-name="P79"><text:tab/><text:tab/><text:tab/><text:tab/><text:tab/>字段：任务名 <text:s text:c="5"/>只读框</text:p>
      <text:p text:style-name="P79"><text:tab/><text:tab/><text:tab/><text:tab/><text:tab/>字段：执行人<text:tab/><text:tab/>只读框</text:p>
      <text:p text:style-name="P79"><text:tab/><text:tab/><text:tab/><text:tab/><text:tab/>字段：下发人<text:tab/><text:tab/>只读框</text:p>
      <text:p text:style-name="P79"><text:tab/><text:tab/><text:tab/><text:tab/><text:tab/>字段：任务量 <text:s text:c="3"/>只读框</text:p>
      <text:p text:style-name="P78"><text:tab/><text:tab/><text:tab/><text:tab/><text:tab/>字段：完成状态 <text:s text:c="2"/>下拉框（已完成，未完成），必填<text:tab/></text:p>
      <text:p text:style-name="P79"><text:tab/><text:tab/><text:tab/><text:tab/><text:tab/>字段：总需时长 <text:s text:c="2"/>只读框</text:p>
      <text:p text:style-name="P78"><text:tab/><text:tab/><text:tab/><text:tab/><text:tab/>字段：执行时长 <text:s text:c="3"/>小数框，必填</text:p>
      <text:p text:style-name="P86"><text:tab/><text:tab/><text:tab/><text:tab/><text:tab/>字段：执行时长时间类型 <text:s text:c="3"/>下拉框（分，时，天），必填</text:p>
      <text:p text:style-name="P87"><text:tab/><text:tab/><text:tab/><text:tab/><text:tab/>字段：实际时长 <text:s text:c="3"/>小数框，必填</text:p>
      <text:p text:style-name="P87"><text:tab/><text:tab/><text:tab/><text:tab/><text:tab/>字段：实际时长时间类型 <text:s text:c="3"/>下拉框（分，时，天），必填</text:p>
      <text:p text:style-name="P87"><text:tab/><text:tab/><text:tab/><text:tab/><text:tab/>字段：<text:bookmark-start text:name="__DdeLink__6563_3370019991"/>未完成时长<text:bookmark-end text:name="__DdeLink__6563_3370019991"/> <text:s text:c="3"/>小数框，非必填</text:p>
      <text:p text:style-name="P87"><text:tab/><text:tab/><text:tab/><text:tab/><text:tab/>字段：未完成时长时间类型 <text:s text:c="3"/>下拉框（分，时，天），非必填</text:p>
      <text:p text:style-name="P87"><text:tab/><text:tab/><text:tab/><text:tab/><text:tab/>字段：<text:bookmark-start text:name="__DdeLink__6566_3370019991"/>完成时间<text:bookmark-end text:name="__DdeLink__6566_3370019991"/> <text:s text:c="2"/>时间框（年月日时分秒），非必填</text:p>
      <text:p text:style-name="P259"><text:tab/><text:tab/><text:tab/><text:tab/><text:tab/>字段：执行开始时间 <text:s text:c="4"/>日期框（年月日时分秒），必填</text:p>
      <text:p text:style-name="P88"><text:tab/><text:tab/><text:tab/><text:tab/><text:tab/>字段：执行结束时间 <text:s text:c="5"/>日期框（年月日时分秒），必填</text:p>
      <text:p text:style-name="P79"><text:tab/><text:tab/><text:tab/><text:tab/><text:tab/>字段：任务开始时间 <text:s text:c="3"/>只读框</text:p>
      <text:p text:style-name="P79"><text:tab/><text:tab/><text:tab/><text:tab/><text:tab/>字段：任务结束时间 <text:s text:c="4"/>只读框</text:p>
      <text:p text:style-name="P79"><text:tab/><text:tab/><text:tab/><text:tab/><text:tab/>字段：注意事项<text:tab/><text:tab/>只读框</text:p>
      <text:p text:style-name="P78"><text:tab/><text:tab/><text:tab/><text:tab/><text:tab/>字段：附件操作（上传附件）</text:p>
      <text:p text:style-name="P78"><text:tab/><text:tab/><text:tab/><text:tab/><text:tab/>字段：附件列表 <text:s text:c="12"/>（附件这里可参照旧issp的任务分配）</text:p>
      <text:p text:style-name="P79"><text:tab/><text:tab/><text:tab/><text:tab/><text:tab/>字段：是否发生费用报销 <text:s text:c="2"/>下拉框，必填</text:p>
      <text:p text:style-name="P78"><text:tab/><text:tab/><text:tab/><text:tab/><text:tab/>字段：<text:bookmark-start text:name="__DdeLink__6581_337001999"/><text:bookmark-start text:name="__DdeLink__6578_337001999"/>任务工作总结<text:bookmark-end text:name="__DdeLink__6581_337001999"/><text:bookmark-end text:name="__DdeLink__6578_337001999"/> <text:s text:c="3"/>文本框，必填</text:p>
      <text:p text:style-name="P80"><text:tab/><text:tab/><text:tab/><text:tab/><text:tab/>字段：是否出现问题<text:tab/> <text:s text:c="4"/>下拉框，必填</text:p>
      <text:p text:style-name="P111"><text:span text:style-name="T166"><text:tab/><text:tab/><text:tab/><text:tab/>（</text:span><text:span text:style-name="T167">以下字段</text:span><text:span text:style-name="T166">选择是后才出现，且必填，可一组一组地添加和删除）</text:span></text:p>
      <text:p text:style-name="P139"><text:span text:style-name="T93"><text:tab/><text:tab/><text:tab/><text:tab/><text:tab/><text:tab/>字段：</text:span><text:span text:style-name="T176">问题审核人 <text:s text:c="2"/></text:span><text:span text:style-name="T93"><text:s/>下拉框（可编辑） ，必填 <text:s text:c="2"/></text:span><text:span text:style-name="T39">tasknode/v1/users</text:span></text:p>
      <text:p text:style-name="P139"><text:span text:style-name="T93"><text:tab/><text:tab/><text:tab/><text:tab/><text:tab/><text:tab/>字段：受理人</text:span><text:span text:style-name="T112"> <text:s text:c="2"/></text:span><text:span text:style-name="T93"><text:s/>下拉框（可编辑） ，必填 <text:s text:c="3"/></text:span><text:span text:style-name="T39">tasknode/v1/users</text:span></text:p>
      <text:p text:style-name="P111"><text:span text:style-name="T173"><text:tab/><text:tab/><text:tab/><text:tab/><text:tab/><text:tab/>字段：事件</text:span><text:span text:style-name="T176"> <text:s text:c="2"/></text:span><text:span text:style-name="T173"><text:s/>文本框 ，必填</text:span></text:p>
      <text:p text:style-name="P111"><text:span text:style-name="T173"><text:tab/><text:tab/><text:tab/><text:tab/><text:tab/><text:tab/>字段：问题描述</text:span><text:span text:style-name="T176"> <text:s/></text:span><text:span text:style-name="T173"><text:s/>文本框 ，必填</text:span></text:p>
      <text:p text:style-name="P111"><text:span text:style-name="T173"><text:tab/><text:tab/><text:tab/><text:tab/><text:tab/><text:tab/>字段：问题类型</text:span><text:span text:style-name="T176"> <text:s/></text:span><text:span text:style-name="T173"><text:s/>文本框 ，必填</text:span></text:p>
      <text:p text:style-name="P111"><text:span text:style-name="T173"><text:tab/><text:tab/><text:tab/><text:tab/><text:tab/><text:tab/>字段：期望处理</text:span><text:span text:style-name="T174">时间</text:span><text:span text:style-name="T176"> </text:span><text:span text:style-name="T173"><text:s/>日期框（年月日时分秒） ，必填</text:span></text:p>
      <text:p text:style-name="P95"><text:tab/><text:tab/><text:tab/><text:tab/><text:tab/><text:tab/>字段：协助部门 <text:s text:c="3"/>下拉框（可编辑） ，必填 <text:s text:c="2"/><text:span text:style-name="T170">project/v1/departs</text:span></text:p>
      <text:p text:style-name="P140"><text:span text:style-name="T93"><text:tab/><text:tab/><text:tab/><text:tab/><text:tab/><text:tab/>字段：</text:span><text:span text:style-name="T175">协助模块</text:span><text:span text:style-name="T93"> <text:s text:c="2"/>文本框 ，必填</text:span></text:p>
      <text:p text:style-name="P98"/>
      <text:p text:style-name="P141"><text:span text:style-name="T93"><text:tab/><text:tab/><text:tab/><text:tab/></text:span><text:span text:style-name="T98">功能6：</text:span><text:span text:style-name="T112">查看详情 <text:s text:c="5"/></text:span><text:span text:style-name="T118">task</text:span><text:span text:style-name="T119">n</text:span><text:span text:style-name="T118">ode/v1/taskNode/{id}</text:span></text:p>
      <text:p text:style-name="P78"/>
      <text:p text:style-name="P20"><text:span text:style-name="T48"><text:tab/></text:span><text:span text:style-name="T57">导航下拉名_3:汇总管理</text:span></text:p>
      <text:p text:style-name="P176"><text:span text:style-name="T99"><text:tab/><text:tab/><text:tab/>导航名1：</text:span><text:bookmark-start text:name="__DdeLink__2042_1714894498"/><text:bookmark-start text:name="__DdeLink__2063_426635564"/><text:span text:style-name="T99">完成情况汇总</text:span><text:bookmark-end text:name="__DdeLink__2042_1714894498"/><text:bookmark-end text:name="__DdeLink__2063_426635564"/><text:span text:style-name="T99"> <text:s text:c="3"/></text:span></text:p>
      <text:p text:style-name="P177"><text:span text:style-name="T99"><text:tab/><text:tab/><text:tab/><text:tab/>功能：汇总 <text:s text:c="5"/></text:span><text:span text:style-name="T124">task</text:span><text:span text:style-name="T125">n</text:span><text:span text:style-name="T124">ode/</text:span><text:span text:style-name="T224">v1/finish/count</text:span></text:p>
      <text:p text:style-name="P54"/>
      <text:p text:style-name="P54"><text:s text:c="2"/></text:p>
      <text:p text:style-name="P50"><text:tab/><text:tab/><text:tab/>非必填下拉框：（整体汇总，项目组/部门汇总，个人汇总），默认为部门汇总 </text:p>
      <text:p text:style-name="P171"><text:span text:style-name="T99"><text:tab/><text:tab/><text:tab/></text:span><text:span text:style-name="T115">项目表 <text:s text:c="3"/>下拉框，</text:span><text:span text:style-name="T116">可多选，非必填 <text:s text:c="7"/></text:span><text:span text:style-name="T41">tasknode/</text:span><text:span text:style-name="T181">v1/count/tables</text:span></text:p>
      <text:p text:style-name="P50"><text:tab/><text:tab/><text:tab/>必填选项：开始时间 <text:s text:c="2"/>时间框（年月日）</text:p>
      <text:p text:style-name="P50"><text:soft-page-break/><text:tab/><text:tab/><text:tab/><text:tab/><text:tab/> <text:s/>结束时间 <text:s text:c="3"/>时间框（年月日）</text:p>
      <text:p text:style-name="P53"><text:tab/><text:tab/><text:tab/><text:tab/></text:p>
      <text:p text:style-name="P54"><text:tab/><text:tab/><text:tab/><text:tab/>以下字段如果是<text:span text:style-name="T150">’整体汇总’<text:tab/></text:span><text:span text:style-name="T151">就非必填，如果是</text:span> 项目组/部门汇总，个人汇总<text:span text:style-name="T150">就必填</text:span></text:p>
      <text:p text:style-name="P172"><text:span text:style-name="T87"><text:tab/><text:tab/><text:tab/><text:tab/><text:tab/>地区 <text:s text:c="2"/>下拉框，可多选 <text:s text:c="4"/></text:span><text:span text:style-name="T41">project/v1/areas</text:span></text:p>
      <text:p text:style-name="P180"><text:span text:style-name="T84"><text:tab/><text:tab/><text:tab/><text:tab/><text:tab/></text:span><text:span text:style-name="T155">项目组</text:span><text:span text:style-name="T154">/</text:span><text:span text:style-name="T155">部门 <text:s text:c="3"/>下拉框，可多选 <text:s text:c="7"/></text:span><text:span text:style-name="T40">project/v1/departs</text:span></text:p>
      <text:p text:style-name="P181"><text:span text:style-name="T155"><text:tab/><text:tab/><text:tab/><text:tab/><text:tab/>员工 <text:s text:c="4"/>下拉框，可多选（该字段为个人汇总才显示必填） <text:s text:c="3"/></text:span><text:span text:style-name="T40">tasknode/</text:span><text:span text:style-name="T180">v1/names</text:span><text:span text:style-name="T155"> <text:s text:c="4"/></text:span></text:p>
      <text:p text:style-name="P50"/>
      <text:p text:style-name="P51"><text:tab/><text:tab/><text:tab/><text:tab/>字段：地区</text:p>
      <text:p text:style-name="P51"><text:tab/><text:tab/><text:tab/><text:tab/>字段：<text:bookmark-start text:name="__DdeLink__2045_1714894498"/>项目组/部门<text:bookmark-end text:name="__DdeLink__2045_1714894498"/></text:p>
      <text:p text:style-name="P51"><text:tab/><text:tab/><text:tab/><text:tab/>字段：项目表</text:p>
      <text:p text:style-name="P51"><text:tab/><text:tab/><text:tab/><text:tab/>字段：任务类型</text:p>
      <text:p text:style-name="P51"><text:tab/><text:tab/><text:tab/><text:tab/>字段：计划任务量</text:p>
      <text:p text:style-name="P51"><text:tab/><text:tab/><text:tab/><text:tab/>字段：完成任务量</text:p>
      <text:p text:style-name="P51"><text:tab/><text:tab/><text:tab/><text:tab/>字段：未完成量</text:p>
      <text:p text:style-name="P51"><text:tab/><text:tab/><text:tab/><text:tab/>字段：计划总工时<text:span text:style-name="T195">(小时)</text:span></text:p>
      <text:p text:style-name="P52"><text:tab/><text:tab/><text:tab/><text:tab/>字段：已完成工时<text:span text:style-name="T195">(小时)</text:span></text:p>
      <text:p text:style-name="P52"><text:tab/><text:tab/><text:tab/><text:tab/>字段：未完成工时<text:span text:style-name="T195">(小时)</text:span></text:p>
      <text:p text:style-name="P52"><text:tab/><text:tab/><text:tab/><text:tab/>字段：上报未完成工时<text:span text:style-name="T195">(小时)</text:span></text:p>
      <text:p text:style-name="P52"><text:tab/><text:tab/><text:tab/><text:tab/>字段：未上报未完成工时<text:span text:style-name="T195">(小时)</text:span></text:p>
      <text:p text:style-name="P21"><text:span text:style-name="T57"><text:tab/><text:tab/><text:tab/></text:span><text:span text:style-name="T79">注意：如果是个人汇总加上字段：姓名</text:span></text:p>
      <text:p text:style-name="P116"/>
      <text:p text:style-name="P131"><text:span text:style-name="T76"><text:tab/><text:tab/><text:tab/>导航名2：</text:span><text:bookmark-start text:name="__DdeLink__2060_426635564"/><text:span text:style-name="T77">分</text:span><text:span text:style-name="T133">配及确认汇总</text:span><text:bookmark-end text:name="__DdeLink__2060_426635564"/><text:span text:style-name="T133"> <text:s text:c="10"/></text:span></text:p>
      <text:p text:style-name="P208"><text:span text:style-name="T135"><text:tab/><text:tab/><text:tab/><text:tab/>功能：汇总 <text:s text:c="7"/></text:span><text:span text:style-name="T118">task</text:span><text:span text:style-name="T119">n</text:span><text:span text:style-name="T118">ode/</text:span><text:span text:style-name="T211">v1/confirm/count</text:span></text:p>
      <text:p text:style-name="P168"/>
      <text:p text:style-name="P190"><text:span text:style-name="T133"><text:tab/><text:tab/></text:span><text:span text:style-name="T55">非必填下拉框：（整体汇总，项目组/部门汇总，个人汇总），默认为部门汇总 </text:span></text:p>
      <text:p text:style-name="P57"><text:tab/><text:tab/><text:tab/><text:span text:style-name="T189">项目表 <text:s text:c="3"/>下拉框，</text:span><text:span text:style-name="T190">可多选，非必填 <text:s text:c="3"/></text:span><text:span text:style-name="T171">tasknode/</text:span><text:span text:style-name="T181">v1/count/tables</text:span></text:p>
      <text:p text:style-name="P55"><text:tab/><text:tab/><text:tab/>必填选项：开始时间 <text:s text:c="2"/>时间框（年月日）</text:p>
      <text:p text:style-name="P55"><text:tab/><text:tab/><text:tab/><text:tab/><text:tab/> <text:s/>结束时间 <text:s text:c="3"/>时间框（年月日）</text:p>
      <text:p text:style-name="P55"><text:tab/><text:tab/><text:tab/><text:tab/></text:p>
      <text:p text:style-name="P55"><text:tab/><text:tab/><text:tab/><text:tab/>以下字段如果是<text:span text:style-name="T150">’整体汇总’<text:tab/></text:span><text:span text:style-name="T151">就非必填，如果是</text:span> 项目组/部门汇总，个人汇总<text:span text:style-name="T150">就必填</text:span></text:p>
      <text:p text:style-name="P58"><text:span text:style-name="T150"><text:tab/><text:tab/><text:tab/><text:tab/><text:tab/>地区 <text:s text:c="2"/>下拉框，可多选 <text:s text:c="2"/></text:span><text:span text:style-name="T171">project/v1/areas</text:span></text:p>
      <text:p text:style-name="P182"><text:span text:style-name="T84"><text:tab/><text:tab/><text:tab/><text:tab/><text:tab/></text:span><text:span text:style-name="T155">项目组</text:span><text:span text:style-name="T154">/</text:span><text:span text:style-name="T155">部门 <text:s text:c="3"/>下拉框，可多选 <text:s text:c="2"/></text:span><text:span text:style-name="T40">project/v1/departs</text:span></text:p>
      <text:p text:style-name="P183"><text:span text:style-name="T85"><text:tab/><text:tab/><text:tab/><text:tab/><text:tab/>员工 <text:s text:c="4"/>下拉框，可多选（该字段为个人汇总才显示必填） <text:s text:c="2"/></text:span><text:span text:style-name="T40">tasknode/</text:span><text:span text:style-name="T117">v1/names</text:span></text:p>
      <text:p text:style-name="P60"/>
      <text:p text:style-name="P60"><text:tab/><text:tab/><text:tab/><text:tab/>字段：地区</text:p>
      <text:p text:style-name="P60"><text:tab/><text:tab/><text:tab/><text:tab/>字段：项目组/部门</text:p>
      <text:p text:style-name="P61"><text:tab/><text:tab/><text:tab/><text:tab/><text:span text:style-name="T1">字段：项目表</text:span></text:p>
      <text:p text:style-name="P60"><text:tab/><text:tab/><text:tab/><text:tab/>字段：任务类型</text:p>
      <text:p text:style-name="P60"><text:tab/><text:tab/><text:tab/><text:tab/>字段：已分配</text:p>
      <text:p text:style-name="P60"><text:tab/><text:tab/><text:tab/><text:tab/>字段：未分配</text:p>
      <text:p text:style-name="P60"><text:tab/><text:tab/><text:tab/><text:tab/>字段：确认接收量</text:p>
      <text:p text:style-name="P60"><text:tab/><text:tab/><text:tab/><text:tab/>字段：未接收任务量</text:p>
      <text:p text:style-name="P60"><text:tab/><text:tab/><text:tab/><text:tab/>字段：待确认接收量</text:p>
      <text:p text:style-name="P22"><text:span text:style-name="T59"><text:tab/><text:tab/><text:tab/></text:span><text:span text:style-name="T79">注意：如果是个人汇总加上字段：姓名</text:span></text:p>
      <text:p text:style-name="P117"/>
      <text:p text:style-name="P132"><text:span text:style-name="T76"><text:tab/><text:tab/>导航3：</text:span><text:bookmark-start text:name="__DdeLink__2057_426635564"/><text:span text:style-name="T77">人</text:span><text:span text:style-name="T133">员标准工时汇总</text:span><text:bookmark-end text:name="__DdeLink__2057_426635564"/></text:p>
      <text:p text:style-name="P223"><text:span text:style-name="T80"><text:tab/><text:tab/><text:tab/><text:tab/></text:span><text:span text:style-name="T78">功能1：汇总 <text:s text:c="4"/></text:span><text:span text:style-name="T120">task</text:span><text:span text:style-name="T121">n</text:span><text:span text:style-name="T120">ode/</text:span><text:span text:style-name="T77">v1/time/count</text:span></text:p>
      <text:p text:style-name="P191"><text:span text:style-name="T133"><text:tab/><text:tab/></text:span><text:span text:style-name="T55">非必填下拉框：（整体汇总，项目组/部门汇总），默认为部门汇总 </text:span></text:p>
      <text:p text:style-name="P56"><text:tab/><text:tab/><text:tab/>必填选项：开始时间 <text:s text:c="2"/>时间框（年月日）</text:p>
      <text:p text:style-name="P56"><text:tab/><text:tab/><text:tab/><text:tab/><text:tab/> <text:s/>结束时间 <text:s text:c="3"/>时间框（年月日）</text:p>
      <text:p text:style-name="P56"><text:tab/><text:tab/><text:tab/><text:tab/></text:p>
      <text:p text:style-name="P56"><text:tab/><text:tab/><text:tab/><text:tab/>以下字段如果是<text:span text:style-name="T150">’整体汇总’<text:tab/></text:span><text:span text:style-name="T151">就非必填，如果是</text:span> 项目组/部门汇总<text:span text:style-name="T150">就必填</text:span></text:p>
      <text:p text:style-name="P59"><text:soft-page-break/><text:span text:style-name="T150"><text:tab/><text:tab/><text:tab/><text:tab/><text:tab/>地区 <text:s text:c="2"/>下拉框，可多选 <text:s text:c="2"/></text:span><text:span text:style-name="T171">project/v1/areas</text:span></text:p>
      <text:p text:style-name="P184"><text:span text:style-name="T84"><text:tab/><text:tab/><text:tab/><text:tab/><text:tab/></text:span><text:span text:style-name="T85">项目组</text:span><text:span text:style-name="T86">/</text:span><text:span text:style-name="T85">部门 <text:s text:c="3"/>下拉框，可多选 <text:s text:c="3"/></text:span><text:span text:style-name="T40">project/v1/departs</text:span></text:p>
      <text:p text:style-name="P232"/>
      <text:p text:style-name="P232"><text:tab/><text:tab/><text:tab/><text:tab/>字段：地区</text:p>
      <text:p text:style-name="P233"><text:tab/><text:tab/><text:tab/><text:tab/>字段：项目组/部门</text:p>
      <text:p text:style-name="P234"><text:tab/><text:tab/><text:tab/><text:tab/>字段：无差异人数 <text:s text:c="2"/></text:p>
      <text:p text:style-name="P235"><text:tab/><text:tab/><text:tab/><text:tab/>字段：有差异人数 <text:s text:c="2"/></text:p>
      <text:p text:style-name="P235"/>
      <text:p text:style-name="P303"><text:span text:style-name="T100"><text:tab/><text:tab/><text:tab/> <text:s text:c="2"/>功能2：</text:span><text:bookmark-start text:name="__DdeLink__2048_426635564"/><text:span text:style-name="T100">个人汇总</text:span><text:bookmark-end text:name="__DdeLink__2048_426635564"/><text:span text:style-name="T100"> <text:s text:c="4"/></text:span><text:span text:style-name="T122">task</text:span><text:span text:style-name="T123">n</text:span><text:span text:style-name="T122">ode/</text:span><text:span text:style-name="T224">v1/person/count</text:span></text:p>
      <text:p text:style-name="P220"><text:span text:style-name="T60"><text:tab/><text:tab/><text:tab/><text:tab/><text:tab/></text:span><text:span text:style-name="T58">必填选项：</text:span></text:p>
      <text:p text:style-name="P251"><text:tab/><text:tab/><text:tab/><text:tab/><text:tab/><text:tab/>开始时间 <text:s text:c="2"/>时间框（年月日）</text:p>
      <text:p text:style-name="P236"><text:tab/><text:tab/><text:tab/><text:tab/><text:tab/> <text:s/><text:tab/>结束时间 <text:s text:c="3"/>时间框（年月日）</text:p>
      <text:p text:style-name="P238"><text:tab/><text:tab/><text:tab/><text:tab/><text:tab/><text:tab/>地区 <text:s/>可多选 <text:s text:c="3"/><text:span text:style-name="T169">project/v1/areas</text:span></text:p>
      <text:p text:style-name="P301"><text:span text:style-name="T96"><text:tab/><text:tab/><text:tab/><text:tab/><text:tab/><text:tab/></text:span><text:span text:style-name="T182">项目组</text:span><text:span text:style-name="T177">/</text:span><text:span text:style-name="T182">部门 <text:s/></text:span><text:span text:style-name="T189"><text:s/></text:span><text:span text:style-name="T96">可多选 <text:s text:c="2"/></text:span><text:span text:style-name="T40">project/v1/departs</text:span></text:p>
      <text:p text:style-name="P302"><text:span text:style-name="T96"><text:tab/><text:tab/><text:tab/><text:tab/><text:tab/><text:tab/>员工 <text:s text:c="2"/>可多选 <text:s text:c="3"/></text:span><text:span text:style-name="T40">tasknode/</text:span><text:span text:style-name="T117">v1/names</text:span></text:p>
      <text:p text:style-name="P236"/>
      <text:p text:style-name="P237"><text:tab/><text:tab/><text:tab/><text:tab/>字段：地区</text:p>
      <text:p text:style-name="P237"><text:tab/><text:tab/><text:tab/><text:tab/>字段：<text:bookmark-start text:name="__DdeLink__2051_426635564"/>项目组/部门<text:bookmark-end text:name="__DdeLink__2051_426635564"/></text:p>
      <text:p text:style-name="P237"><text:tab/><text:tab/><text:tab/><text:tab/>字段：姓名</text:p>
      <text:p text:style-name="P237"><text:tab/><text:tab/><text:tab/><text:tab/>字段：<text:bookmark-start text:name="__DdeLink__2054_426635564"/>工时差异（小时）<text:bookmark-end text:name="__DdeLink__2054_426635564"/></text:p>
      <text:p text:style-name="P237"/>
      <text:p text:style-name="P214"><text:span text:style-name="T60"><text:tab/></text:span><text:span text:style-name="T58">导航下拉名_4:设置</text:span></text:p>
      <text:p text:style-name="P239"><text:tab/><text:tab/><text:tab/>导航名1：<text:bookmark-start text:name="__DdeLink__2106_719412100"/>标准工时设置<text:bookmark-end text:name="__DdeLink__2106_719412100"/></text:p>
      <text:p text:style-name="P304"><text:span text:style-name="T100"><text:tab/><text:tab/><text:tab/><text:tab/>功能：列表 <text:s text:c="4"/></text:span><text:span text:style-name="T224">timeset/v1/list</text:span></text:p>
      <text:p text:style-name="P239"><text:tab/><text:tab/><text:tab/><text:tab/><text:tab/>字段：地区</text:p>
      <text:p text:style-name="P240"><text:tab/><text:tab/><text:tab/><text:tab/><text:tab/>字段：项目组/部门</text:p>
      <text:p text:style-name="P239"><text:tab/><text:tab/><text:tab/><text:tab/><text:tab/>字段：用于对象</text:p>
      <text:p text:style-name="P239"><text:tab/><text:tab/><text:tab/><text:tab/><text:tab/>字段：标准类型</text:p>
      <text:p text:style-name="P239"><text:tab/><text:tab/><text:tab/><text:tab/><text:tab/>字段：标准工时</text:p>
      <text:p text:style-name="P241"><text:tab/><text:tab/><text:tab/><text:tab/><text:tab/>字段：提醒频率 <text:s text:c="2"/></text:p>
      <text:p text:style-name="P241"><text:tab/><text:tab/><text:tab/><text:tab/><text:tab/>字段：提醒间隔 <text:s text:c="3"/></text:p>
      <text:p text:style-name="P241"><text:tab/><text:tab/><text:tab/><text:tab/><text:tab/>字段：开始提醒时间 <text:s text:c="2"/></text:p>
      <text:p text:style-name="P241"><text:tab/><text:tab/><text:tab/><text:tab/><text:tab/>字段：上次提醒时间</text:p>
      <text:p text:style-name="P241"><text:tab/><text:tab/><text:tab/><text:tab/><text:tab/>字段：提醒对象 <text:s/></text:p>
      <text:p text:style-name="P239"><text:tab/><text:tab/><text:tab/><text:tab/><text:tab/>字段：制定人</text:p>
      <text:p text:style-name="P239"><text:tab/><text:tab/><text:tab/><text:tab/><text:tab/>字段：制定日期</text:p>
      <text:p text:style-name="P241"><text:tab/><text:tab/><text:tab/><text:tab/><text:tab/>字段：状态</text:p>
      <text:p text:style-name="P239"/>
      <text:p text:style-name="P239"/>
      <text:p text:style-name="P305"><text:span text:style-name="T100"><text:tab/><text:tab/><text:tab/><text:tab/>功能：添加 <text:s text:c="4"/>编辑 <text:s text:c="3"/></text:span><text:span text:style-name="T111">timeset/v1/</text:span><text:span text:style-name="T224">save</text:span></text:p>
      <text:p text:style-name="P253"/>
      <text:p text:style-name="P249"><text:tab/><text:tab/><text:tab/><text:tab/><text:tab/>字段：地区 <text:s text:c="4"/>下拉框，必填，可编辑 <text:s text:c="2"/><text:span text:style-name="T169">project/v1/areas</text:span></text:p>
      <text:p text:style-name="P250"><text:tab/><text:tab/><text:tab/><text:tab/><text:tab/>字段：项目组/部门 <text:s text:c="4"/>下拉框，必填，可编辑 <text:s/><text:span text:style-name="T173"><text:s/></text:span><text:span text:style-name="T169">project/v1/departs</text:span></text:p>
      <text:p text:style-name="P311"><text:span text:style-name="T56"><text:tab/><text:tab/><text:tab/><text:tab/><text:tab/>字段：用于对象 <text:s text:c="3"/>下拉框（全体</text:span><text:span text:style-name="T12">，部门，个人</text:span><text:span text:style-name="T56">），必填</text:span></text:p>
      <text:p text:style-name="P215"><text:span text:style-name="T58"><text:tab/><text:tab/><text:tab/><text:tab/><text:tab/>字段：标准类型 <text:s text:c="3"/>下拉框（日工时标准</text:span><text:span text:style-name="T51">，周</text:span><text:span text:style-name="T58">工时标准</text:span><text:span text:style-name="T51">，月</text:span><text:span text:style-name="T58">工时标准），必填</text:span></text:p>
      <text:p text:style-name="P242"><text:tab/><text:tab/><text:tab/><text:tab/><text:tab/>字段：标准工时 <text:s text:c="3"/>小数框，必填</text:p>
      <text:p text:style-name="P242"><text:tab/><text:tab/><text:tab/><text:tab/><text:tab/>字段：是否提醒本部门所有人 <text:s text:c="3"/>下拉框，必填</text:p>
      <text:p text:style-name="P242"><text:tab/><text:tab/><text:tab/><text:tab/><text:tab/>字段：提醒频率 <text:s text:c="2"/>数字框，非必填</text:p>
      <text:p text:style-name="P242"><text:tab/><text:tab/><text:tab/><text:tab/><text:tab/>字段：提醒间隔 <text:s text:c="3"/>下拉框（分，时，天，周，月），非必填</text:p>
      <text:p text:style-name="P242"><text:tab/><text:tab/><text:tab/><text:tab/><text:tab/>字段：开始提醒时间 <text:s text:c="2"/>日期框（年月日时分秒） 必填</text:p>
      <text:p text:style-name="P242"><text:tab/><text:tab/><text:tab/><text:tab/><text:tab/>字段：提醒对象 <text:s/>下拉框，可多选，必填</text:p>
      <text:p text:style-name="P242"><text:soft-page-break/><text:tab/><text:tab/><text:tab/><text:tab/><text:tab/>字段：状态 <text:s text:c="4"/>下拉框（启用，禁用） <text:s/>必填</text:p>
      <text:p text:style-name="P242"/>
      <text:p text:style-name="P252"><text:tab/><text:tab/><text:tab/><text:tab/>功能：编辑 <text:s text:c="4"/>编辑 <text:s text:c="3"/><text:span text:style-name="T224">timeset/v1/edit</text:span></text:p>
      <text:p text:style-name="P243"><text:tab/><text:tab/><text:tab/><text:tab/><text:tab/>字段：地区 <text:s text:c="4"/>下拉框，必填，可编辑</text:p>
      <text:p text:style-name="P243"><text:tab/><text:tab/><text:tab/><text:tab/><text:tab/>字段：项目组/部门 <text:s text:c="4"/>下拉框，必填，可编辑</text:p>
      <text:p text:style-name="P284"><text:span text:style-name="T56"><text:tab/><text:tab/><text:tab/><text:tab/><text:tab/>字段：用于对象 <text:s text:c="3"/>下拉框（</text:span><text:span text:style-name="T51">公</text:span><text:span text:style-name="T12">司员工，部门，个人</text:span><text:span text:style-name="T56">），必填</text:span></text:p>
      <text:p text:style-name="P216"><text:span text:style-name="T58"><text:tab/><text:tab/><text:tab/><text:tab/><text:tab/>字段：标准类型 <text:s text:c="3"/>下拉框（日工时标准</text:span><text:span text:style-name="T51">，周</text:span><text:span text:style-name="T58">工时标准</text:span><text:span text:style-name="T51">，月</text:span><text:span text:style-name="T58">工时标准），必填</text:span></text:p>
      <text:p text:style-name="P243"><text:tab/><text:tab/><text:tab/><text:tab/><text:tab/>字段：标准工时 <text:s text:c="3"/>小数框，必填</text:p>
      <text:p text:style-name="P243"><text:tab/><text:tab/><text:tab/><text:tab/><text:tab/>字段：<text:bookmark-start text:name="__DdeLink__3841_337001999"/>是否提醒本部门所有人<text:bookmark-end text:name="__DdeLink__3841_337001999"/> <text:s text:c="3"/>下拉框，必填</text:p>
      <text:p text:style-name="P244"><text:tab/><text:tab/><text:tab/><text:tab/><text:tab/>字段：提醒频率 <text:s text:c="2"/>数字框，非必填</text:p>
      <text:p text:style-name="P244"><text:tab/><text:tab/><text:tab/><text:tab/><text:tab/>字段：<text:bookmark-start text:name="__DdeLink__3844_337001999"/>提醒间隔<text:bookmark-end text:name="__DdeLink__3844_337001999"/> <text:s text:c="3"/>下拉框（分，时，天，周，月），非必填</text:p>
      <text:p text:style-name="P243"><text:tab/><text:tab/><text:tab/><text:tab/><text:tab/>字段：开始提醒时间 <text:s text:c="2"/>日期框（年月日时分秒） 必填</text:p>
      <text:p text:style-name="P243"><text:tab/><text:tab/><text:tab/><text:tab/><text:tab/>字段：提醒对象 <text:s/>下拉框，可多选，必填</text:p>
      <text:p text:style-name="P243"><text:tab/><text:tab/><text:tab/><text:tab/><text:tab/>字段：状态 <text:s text:c="4"/>下拉框（启用，禁用） <text:s/>必填</text:p>
      <text:p text:style-name="P243"><text:tab/></text:p>
      <text:p text:style-name="P306"><text:span text:style-name="T100"><text:tab/><text:tab/><text:tab/><text:tab/>功能：删除 <text:s text:c="5"/></text:span><text:span text:style-name="T111">timeset/</text:span><text:span text:style-name="T224">v1/delete/{id}</text:span></text:p>
      <text:p text:style-name="P243"/>
      <text:p text:style-name="P243"/>
      <text:p text:style-name="P245"><text:tab/><text:tab/></text:p>
      <text:p text:style-name="P312"><text:span text:style-name="T56"><text:tab/><text:tab/>导航名2：</text:span><text:span text:style-name="T52">分配及确认汇总设置</text:span></text:p>
      <text:p text:style-name="P307"><text:span text:style-name="T100"><text:tab/><text:tab/><text:tab/><text:tab/>功能：列表 <text:s text:c="3"/></text:span><text:span text:style-name="T224">confirmcountemail/v1/list</text:span></text:p>
      <text:p text:style-name="P246"/>
      <text:p text:style-name="P246"><text:tab/><text:tab/><text:tab/><text:tab/><text:tab/>字段：汇总表名称</text:p>
      <text:p text:style-name="P247"><text:tab/><text:tab/><text:tab/><text:tab/><text:tab/>字段：汇总对象</text:p>
      <text:p text:style-name="P246"><text:tab/><text:tab/><text:tab/><text:tab/><text:tab/>字段：汇总个人</text:p>
      <text:p text:style-name="P246"><text:tab/><text:tab/><text:tab/><text:tab/><text:tab/>字段：地区</text:p>
      <text:p text:style-name="P246"><text:tab/><text:tab/><text:tab/><text:tab/><text:tab/>字段：项目组</text:p>
      <text:p text:style-name="P246"><text:tab/><text:tab/><text:tab/><text:tab/><text:tab/>字段：项目</text:p>
      <text:p text:style-name="P246"><text:tab/><text:tab/><text:tab/><text:tab/><text:tab/>字段：项目表 <text:s text:c="2"/></text:p>
      <text:p text:style-name="P247"><text:tab/><text:tab/><text:tab/><text:tab/><text:tab/>字段：提醒间隔 <text:s/></text:p>
      <text:p text:style-name="P247"><text:tab/><text:tab/><text:tab/><text:tab/><text:tab/>字段：提醒频率</text:p>
      <text:p text:style-name="P247"><text:tab/><text:tab/><text:tab/><text:tab/><text:tab/>字段：设置时间</text:p>
      <text:p text:style-name="P247"><text:tab/><text:tab/><text:tab/><text:tab/><text:tab/>字段：上次发送时间 </text:p>
      <text:p text:style-name="P246"><text:tab/><text:tab/><text:tab/><text:tab/><text:tab/>字段：通报对象 <text:s text:c="2"/></text:p>
      <text:p text:style-name="P246"><text:tab/><text:tab/><text:tab/><text:tab/><text:tab/>字段：通报部门</text:p>
      <text:p text:style-name="P246"><text:tab/><text:tab/><text:tab/><text:tab/><text:tab/>字段：通报个人 <text:s/></text:p>
      <text:p text:style-name="P246"><text:tab/><text:tab/><text:tab/><text:tab/><text:tab/>字段：汇总频率</text:p>
      <text:p text:style-name="P246"><text:tab/><text:tab/><text:tab/><text:tab/><text:tab/>字段：汇总开始时间</text:p>
      <text:p text:style-name="P246"><text:tab/><text:tab/><text:tab/><text:tab/><text:tab/>字段：汇总结束时间</text:p>
      <text:p text:style-name="P246"><text:tab/><text:tab/><text:tab/><text:tab/><text:tab/>字段：创建人</text:p>
      <text:p text:style-name="P246"><text:tab/><text:tab/><text:tab/><text:tab/><text:tab/>字段：状态</text:p>
      <text:p text:style-name="P295"><text:span text:style-name="T97"><text:tab/><text:tab/><text:tab/><text:tab/><text:tab/>字段：</text:span><text:span text:style-name="T185">备注</text:span></text:p>
      <text:p text:style-name="P328"/>
      <text:p text:style-name="P309"><text:span text:style-name="T182"><text:tab/><text:tab/><text:tab/></text:span><text:span text:style-name="T19">功能：添加 <text:s text:c="11"/>编辑 <text:s text:c="3"/></text:span><text:span text:style-name="T228">confirmcountemail/v1/</text:span><text:span text:style-name="T227">save</text:span></text:p>
      <text:p text:style-name="P310"/>
      <text:p text:style-name="P286"><text:tab/><text:tab/><text:tab/><text:tab/>字段：汇总表名称 <text:s text:c="7"/>文本框，必填</text:p>
      <text:p text:style-name="P287"><text:tab/><text:tab/><text:tab/><text:tab/>字段：汇总对象 <text:s text:c="7"/>下拉框（整体汇总，项目组/部门汇总，个人汇总），必填</text:p>
      <text:p text:style-name="P298"><text:span text:style-name="T186"><text:tab/><text:tab/><text:tab/></text:span><text:span text:style-name="T157">如果汇总对象选的不是整体汇总，以下字段为必填：</text:span></text:p>
      <text:p text:style-name="P313"><text:span text:style-name="T200"><text:tab/><text:tab/><text:tab/><text:tab/><text:tab/>字段：地区 <text:s text:c="5"/>下拉框，可多选 <text:s text:c="2"/></text:span><text:span text:style-name="T42">project/v1/areas</text:span></text:p>
      <text:p text:style-name="P314"><text:span text:style-name="T200"><text:tab/><text:tab/><text:tab/><text:tab/><text:tab/>字段：项目组 <text:s text:c="5"/>下拉框，可多选 <text:s text:c="2"/></text:span><text:span text:style-name="T42">project/v1/departs</text:span></text:p>
      <text:p text:style-name="P319"><text:span text:style-name="T199"><text:tab/><text:tab/><text:tab/><text:tab/><text:tab/></text:span><text:span text:style-name="T205">字段：项目 <text:s text:c="5"/>下拉框，可多选 <text:s text:c="3"/><text:tab/> </text:span><text:span text:style-name="T208">tasknode/</text:span><text:span text:style-name="T207">v1/projects</text:span></text:p>
      <text:p text:style-name="P321"><text:span text:style-name="T101"><text:tab/><text:tab/><text:tab/><text:tab/><text:tab/></text:span><text:span text:style-name="T107">字段：项目表 <text:s text:c="5"/>下拉框，可多选 <text:s text:c="3"/></text:span><text:span text:style-name="T63">tasknode/v1/</text:span><text:span text:style-name="T209">tables</text:span></text:p>
      <text:p text:style-name="P322"><text:span text:style-name="T107"><text:tab/><text:tab/><text:tab/><text:tab/><text:tab/>字段：汇总个人 <text:s text:c="5"/>下拉框，可多选（该字段选择是个人汇总才显示） <text:s text:c="2"/><text:tab/><text:tab/><text:tab/></text:span><text:span text:style-name="T63">tasknode/v1/</text:span><text:span text:style-name="T209">names</text:span></text:p>
      <text:p text:style-name="P270"><text:soft-page-break/><text:span text:style-name="T203"><text:tab/><text:tab/><text:tab/><text:tab/></text:span><text:span text:style-name="T20">字段：提醒间隔 <text:s text:c="5"/>下拉框（分钟，小时，天，周，月），必填</text:span></text:p>
      <text:p text:style-name="P264"><text:tab/><text:tab/><text:tab/><text:tab/>字段：提醒频率 <text:s text:c="3"/>数字框，必填</text:p>
      <text:p text:style-name="P264"><text:tab/><text:tab/><text:tab/><text:tab/>字段：设置时间 <text:s text:c="6"/>时间框（年月日时分秒） 必填</text:p>
      <text:p text:style-name="P264"><text:tab/><text:tab/><text:tab/><text:tab/>字段：通报对象 <text:s text:c="3"/>下拉框（全体，部门，个人） <text:s/>必填</text:p>
      <text:p text:style-name="P270"><text:span text:style-name="T20"><text:tab/><text:tab/><text:tab/></text:span><text:span text:style-name="T229">如果通报对象选的不是全体，以下字段为必填：</text:span></text:p>
      <text:p text:style-name="P280"><text:span text:style-name="T203"><text:tab/><text:tab/><text:tab/><text:tab/><text:tab/>字段：通报部门 <text:s text:c="4"/>下拉框。可多选 <text:s text:c="3"/></text:span><text:span text:style-name="T172">project/v1/departs</text:span></text:p>
      <text:p text:style-name="P280"><text:span text:style-name="T203"><text:tab/><text:tab/><text:tab/><text:tab/><text:tab/>字段：通报个人 <text:s text:c="4"/>下拉框。可多选 </text:span><text:span text:style-name="T156">（该字段选择是个人才显示） </text:span><text:span text:style-name="T209">tasknode/v1/names</text:span></text:p>
      <text:p text:style-name="P275"><text:span text:style-name="T156"><text:tab/><text:tab/><text:tab/><text:tab/></text:span><text:span text:style-name="T20">字段：汇总频率 <text:s text:c="2"/>下拉框（天，周，月，季度。年） 非必填</text:span></text:p>
      <text:p text:style-name="P265"><text:tab/><text:tab/><text:tab/><text:tab/>字段：汇总开始时间 <text:s text:c="3"/>时间框（年月日时分秒） 非必填</text:p>
      <text:p text:style-name="P265"><text:tab/><text:tab/><text:tab/><text:tab/>字段：汇总结束时间 <text:s text:c="3"/>时间框（年月日时分秒） 非必填</text:p>
      <text:p text:style-name="P265"><text:tab/><text:tab/><text:tab/><text:tab/>字段：状态 <text:s text:c="2"/>下拉框（启用，禁用） 必填</text:p>
      <text:p text:style-name="P265"><text:tab/><text:tab/><text:tab/><text:tab/>字段：备注 <text:s text:c="6"/>文本框，非必填</text:p>
      <text:p text:style-name="P265"><text:s text:c="3"/></text:p>
      <text:p text:style-name="P292"><text:span text:style-name="T106"><text:tab/><text:tab/><text:tab/>功能：编辑 <text:s text:c="11"/>编辑 <text:s text:c="5"/></text:span><text:span text:style-name="T69">confirmcountemail/</text:span><text:span text:style-name="T211">v1/edit</text:span></text:p>
      <text:p text:style-name="P266"/>
      <text:p text:style-name="P288"><text:tab/><text:tab/><text:tab/><text:tab/>字段：汇总表名称 <text:s text:c="7"/>文本框，必填</text:p>
      <text:p text:style-name="P288"><text:tab/><text:tab/><text:tab/><text:tab/>字段：汇总对象 <text:s text:c="7"/>下拉框（整体汇总，项目组/部门汇总，个人汇总），必填</text:p>
      <text:p text:style-name="P299"><text:span text:style-name="T186"><text:tab/><text:tab/><text:tab/></text:span><text:span text:style-name="T157">如果汇总对象选的不是整体汇总，以下字段为必填：</text:span></text:p>
      <text:p text:style-name="P325"><text:tab/><text:tab/><text:tab/><text:tab/><text:tab/>字段：地区 <text:s text:c="5"/>下拉框，可多选</text:p>
      <text:p text:style-name="P325"><text:tab/><text:tab/><text:tab/><text:tab/><text:tab/>字段：项目组 <text:s text:c="5"/>下拉框，可多选</text:p>
      <text:p text:style-name="P317"><text:span text:style-name="T202"><text:tab/><text:tab/><text:tab/><text:tab/><text:tab/></text:span><text:span text:style-name="T204">字段：项目 <text:s text:c="5"/>下拉框，可多选</text:span></text:p>
      <text:p text:style-name="P271"><text:tab/><text:tab/><text:tab/><text:tab/><text:tab/><text:span text:style-name="T203">字段：项目表 <text:s text:c="5"/>下拉框，可多选</text:span></text:p>
      <text:p text:style-name="P273"><text:tab/><text:tab/><text:tab/><text:tab/><text:tab/>字段：汇总个人 <text:s text:c="5"/>下拉框，可多选（该字段选择是个人汇总才显示）</text:p>
      <text:p text:style-name="P271"><text:span text:style-name="T203"><text:tab/><text:tab/><text:tab/><text:tab/></text:span><text:span text:style-name="T20">字段：提醒间隔 <text:s text:c="5"/>下拉框（分钟，小时，天，周，月），必填</text:span></text:p>
      <text:p text:style-name="P266"><text:tab/><text:tab/><text:tab/><text:tab/>字段：提醒频率 <text:s text:c="3"/>数字框，必填</text:p>
      <text:p text:style-name="P266"><text:tab/><text:tab/><text:tab/><text:tab/>字段：设置时间 <text:s text:c="6"/>时间框（年月日时分秒） 必填</text:p>
      <text:p text:style-name="P266"><text:tab/><text:tab/><text:tab/><text:tab/>字段：通报对象 <text:s text:c="3"/>下拉框（全体，部门，个人） <text:s/>必填</text:p>
      <text:p text:style-name="P271"><text:span text:style-name="T20"><text:tab/><text:tab/><text:tab/></text:span><text:span text:style-name="T229">如果通报对象选的不是全体，以下字段为必填：</text:span></text:p>
      <text:p text:style-name="P281"><text:tab/><text:tab/><text:tab/><text:tab/><text:tab/>字段：通报部门 <text:s text:c="4"/>下拉框。可多选</text:p>
      <text:p text:style-name="P276"><text:span text:style-name="T203"><text:tab/><text:tab/><text:tab/><text:tab/><text:tab/>字段：通报个人 <text:s text:c="4"/>下拉框。可多选 </text:span><text:span text:style-name="T156">（该字段选择是个人才显示）</text:span></text:p>
      <text:p text:style-name="P276"><text:span text:style-name="T156"><text:tab/><text:tab/><text:tab/><text:tab/></text:span><text:span text:style-name="T20">字段：汇总频率 <text:s text:c="2"/>下拉框（天，周，月，季度。年） 非必填</text:span></text:p>
      <text:p text:style-name="P266"><text:tab/><text:tab/><text:tab/><text:tab/>字段：汇总开始时间 <text:s text:c="3"/>时间框（年月日时分秒） 非必填</text:p>
      <text:p text:style-name="P266"><text:tab/><text:tab/><text:tab/><text:tab/>字段：汇总结束时间 <text:s text:c="3"/>时间框（年月日时分秒） 非必填</text:p>
      <text:p text:style-name="P266"><text:tab/><text:tab/><text:tab/><text:tab/>字段：状态 <text:s text:c="2"/>下拉框（启用，禁用） 必填</text:p>
      <text:p text:style-name="P266"><text:tab/><text:tab/><text:tab/><text:tab/>字段：备注 <text:s text:c="6"/>文本框，非必填</text:p>
      <text:p text:style-name="P266"/>
      <text:p text:style-name="P266"/>
      <text:p text:style-name="P293"><text:span text:style-name="T106"><text:tab/><text:tab/>功能：删除 <text:s text:c="3"/>选中一条记录点击删除按钮 <text:s text:c="4"/></text:span><text:span text:style-name="T69">confirmcountemail/</text:span><text:span text:style-name="T211">v1/delete/{id}</text:span></text:p>
      <text:p text:style-name="P266"/>
      <text:p text:style-name="P266"/>
      <text:p text:style-name="P266"/>
      <text:p text:style-name="P327"><text:span text:style-name="T56">导航名2：</text:span><text:span text:style-name="T13">完成情况汇总设置</text:span></text:p>
      <text:p text:style-name="P308"><text:span text:style-name="T100"><text:tab/><text:tab/><text:tab/><text:tab/>功能：列表 <text:s text:c="3"/></text:span><text:span text:style-name="T224">finishcountemail/v1/list</text:span></text:p>
      <text:p text:style-name="P248"/>
      <text:p text:style-name="P248"><text:tab/><text:tab/><text:tab/><text:tab/><text:tab/>字段：汇总表名称</text:p>
      <text:p text:style-name="P248"><text:tab/><text:tab/><text:tab/><text:tab/><text:tab/>字段：汇总对象</text:p>
      <text:p text:style-name="P248"><text:tab/><text:tab/><text:tab/><text:tab/><text:tab/>字段：汇总个人</text:p>
      <text:p text:style-name="P248"><text:tab/><text:tab/><text:tab/><text:tab/><text:tab/>字段：地区</text:p>
      <text:p text:style-name="P248"><text:tab/><text:tab/><text:tab/><text:tab/><text:tab/>字段：项目组</text:p>
      <text:p text:style-name="P248"><text:tab/><text:tab/><text:tab/><text:tab/><text:tab/>字段：项目</text:p>
      <text:p text:style-name="P248"><text:tab/><text:tab/><text:tab/><text:tab/><text:tab/>字段：项目表 <text:s text:c="2"/></text:p>
      <text:p text:style-name="P248"><text:tab/><text:tab/><text:tab/><text:tab/><text:tab/>字段：提醒间隔 <text:s/></text:p>
      <text:p text:style-name="P248"><text:tab/><text:tab/><text:tab/><text:tab/><text:tab/>字段：提醒频率</text:p>
      <text:p text:style-name="P248"><text:tab/><text:tab/><text:tab/><text:tab/><text:tab/>字段：设置时间</text:p>
      <text:p text:style-name="P248"><text:tab/><text:tab/><text:tab/><text:tab/><text:tab/>字段：上次发送时间 </text:p>
      <text:p text:style-name="P248"><text:tab/><text:tab/><text:tab/><text:tab/><text:tab/>字段：通报对象 <text:s text:c="2"/></text:p>
      <text:p text:style-name="P248"><text:tab/><text:tab/><text:tab/><text:tab/><text:tab/>字段：通报部门</text:p>
      <text:p text:style-name="P248"><text:soft-page-break/><text:tab/><text:tab/><text:tab/><text:tab/><text:tab/>字段：通报个人 <text:s/></text:p>
      <text:p text:style-name="P248"><text:tab/><text:tab/><text:tab/><text:tab/><text:tab/>字段：汇总频率</text:p>
      <text:p text:style-name="P248"><text:tab/><text:tab/><text:tab/><text:tab/><text:tab/>字段：汇总开始时间</text:p>
      <text:p text:style-name="P248"><text:tab/><text:tab/><text:tab/><text:tab/><text:tab/>字段：汇总结束时间</text:p>
      <text:p text:style-name="P248"><text:tab/><text:tab/><text:tab/><text:tab/><text:tab/>字段：创建人</text:p>
      <text:p text:style-name="P248"><text:tab/><text:tab/><text:tab/><text:tab/><text:tab/>字段：状态</text:p>
      <text:p text:style-name="P296"><text:span text:style-name="T97"><text:tab/><text:tab/><text:tab/><text:tab/><text:tab/>字段：</text:span><text:span text:style-name="T185">备注</text:span></text:p>
      <text:p text:style-name="P329"/>
      <text:p text:style-name="P297"><text:span text:style-name="T185"><text:tab/><text:tab/><text:tab/></text:span><text:span text:style-name="T18">功能：添加 <text:s text:c="11"/>编辑 <text:s text:c="6"/></text:span><text:span text:style-name="T227">finishcountemail/v1/save</text:span></text:p>
      <text:p text:style-name="P289"><text:tab/><text:tab/><text:tab/><text:tab/>字段：汇总表名称 <text:s text:c="7"/>文本框，必填</text:p>
      <text:p text:style-name="P289"><text:tab/><text:tab/><text:tab/><text:tab/>字段：汇总对象 <text:s text:c="7"/>下拉框（整体汇总，项目组/部门汇总，个人汇总），必填</text:p>
      <text:p text:style-name="P300"><text:span text:style-name="T186"><text:tab/><text:tab/><text:tab/></text:span><text:span text:style-name="T157">如果汇总对象选的不是整体汇总，以下字段为必填：</text:span></text:p>
      <text:p text:style-name="P316"><text:span text:style-name="T201"><text:tab/><text:tab/><text:tab/><text:tab/><text:tab/>字段：地区 <text:s text:c="5"/>下拉框，可多选 <text:s text:c="2"/></text:span><text:span text:style-name="T43">project/v1/areas</text:span></text:p>
      <text:p text:style-name="P315"><text:span text:style-name="T200"><text:tab/><text:tab/><text:tab/><text:tab/><text:tab/>字段：项目组 <text:s text:c="5"/>下拉框，可多选 <text:s text:c="2"/></text:span><text:span text:style-name="T42">project/v1/departs</text:span></text:p>
      <text:p text:style-name="P320"><text:span text:style-name="T199"><text:tab/><text:tab/><text:tab/><text:tab/><text:tab/></text:span><text:span text:style-name="T205">字段：项目 <text:s text:c="5"/>下拉框，可多选 <text:s text:c="3"/><text:tab/> </text:span><text:span text:style-name="T208">tasknode/</text:span><text:span text:style-name="T207">v1/projects</text:span></text:p>
      <text:p text:style-name="P323"><text:span text:style-name="T101"><text:tab/><text:tab/><text:tab/><text:tab/><text:tab/></text:span><text:span text:style-name="T107">字段：项目表 <text:s text:c="5"/>下拉框，可多选 <text:s text:c="3"/></text:span><text:bookmark-start text:name="__DdeLink__3332_913330464"/><text:span text:style-name="T63">tasknode/v1/</text:span><text:span text:style-name="T209">tables</text:span><text:bookmark-end text:name="__DdeLink__3332_913330464"/></text:p>
      <text:p text:style-name="P324"><text:span text:style-name="T108"><text:tab/><text:tab/><text:tab/><text:tab/><text:tab/>字段：汇总个人 <text:s text:c="5"/>下拉框，可多选（该字段选择是个人汇总才显示） <text:s text:c="2"/><text:tab/><text:tab/><text:tab/></text:span><text:span text:style-name="T64">tasknode/v1/names</text:span></text:p>
      <text:p text:style-name="P272"><text:span text:style-name="T203"><text:tab/><text:tab/><text:tab/><text:tab/></text:span><text:span text:style-name="T20">字段：提醒间隔 <text:s text:c="5"/>下拉框（分钟，小时，天，周，月），必填</text:span></text:p>
      <text:p text:style-name="P267"><text:tab/><text:tab/><text:tab/><text:tab/>字段：提醒频率 <text:s text:c="3"/>数字框，必填</text:p>
      <text:p text:style-name="P267"><text:tab/><text:tab/><text:tab/><text:tab/>字段：设置时间 <text:s text:c="6"/>时间框（年月日时分秒） 必填</text:p>
      <text:p text:style-name="P267"><text:tab/><text:tab/><text:tab/><text:tab/>字段：通报对象 <text:s text:c="3"/>下拉框（全体，部门，个人） <text:s/>必填</text:p>
      <text:p text:style-name="P272"><text:span text:style-name="T20"><text:tab/><text:tab/><text:tab/></text:span><text:span text:style-name="T229">如果通报对象选的不是全体，以下字段为必填：</text:span></text:p>
      <text:p text:style-name="P278"><text:span text:style-name="T203"><text:tab/><text:tab/><text:tab/><text:tab/><text:tab/>字段：通报部门 <text:s text:c="4"/>下拉框。可多选 <text:s text:c="4"/></text:span><text:span text:style-name="T156"><text:s/></text:span><text:span text:style-name="T172">project/v1/departs</text:span></text:p>
      <text:p text:style-name="P279"><text:span text:style-name="T203"><text:tab/><text:tab/><text:tab/><text:tab/><text:tab/>字段：通报个人 <text:s text:c="4"/>下拉框。可多选 </text:span><text:span text:style-name="T156">（该字段选择是个人才显示） <text:s text:c="2"/></text:span><text:span text:style-name="T209">tasknode/v1/names</text:span></text:p>
      <text:p text:style-name="P277"><text:span text:style-name="T156"><text:tab/><text:tab/><text:tab/><text:tab/></text:span><text:span text:style-name="T20">字段：汇总频率 <text:s text:c="2"/>下拉框（天，周，月，季度。年） 非必填</text:span></text:p>
      <text:p text:style-name="P267"><text:tab/><text:tab/><text:tab/><text:tab/>字段：汇总开始时间 <text:s text:c="3"/>时间框（年月日时分秒） 非必填</text:p>
      <text:p text:style-name="P267"><text:tab/><text:tab/><text:tab/><text:tab/>字段：汇总结束时间 <text:s text:c="3"/>时间框（年月日时分秒） 非必填</text:p>
      <text:p text:style-name="P267"><text:tab/><text:tab/><text:tab/><text:tab/>字段：状态 <text:s text:c="2"/>下拉框（启用，禁用） 必填</text:p>
      <text:p text:style-name="P267"><text:tab/><text:tab/><text:tab/><text:tab/>字段：备注 <text:s text:c="6"/>文本框，非必填</text:p>
      <text:p text:style-name="P267"/>
      <text:p text:style-name="P268"><text:tab/><text:tab/><text:tab/>功能：编辑 <text:s text:c="11"/>编辑 <text:s text:c="4"/><text:span text:style-name="T211">finishcountemail/v1/edit</text:span></text:p>
      <text:p text:style-name="P289"><text:tab/><text:tab/><text:tab/><text:tab/>字段：汇总表名称 <text:s text:c="7"/>文本框，必填</text:p>
      <text:p text:style-name="P289"><text:tab/><text:tab/><text:tab/><text:tab/>字段：汇总对象 <text:s text:c="7"/>下拉框（整体汇总，项目组/部门汇总，个人汇总），必填</text:p>
      <text:p text:style-name="P300"><text:span text:style-name="T186"><text:tab/><text:tab/><text:tab/></text:span><text:span text:style-name="T157">如果汇总对象选的不是整体汇总，以下字段为必填：</text:span></text:p>
      <text:p text:style-name="P326"><text:tab/><text:tab/><text:tab/><text:tab/><text:tab/>字段：地区 <text:s text:c="5"/>下拉框，可多选</text:p>
      <text:p text:style-name="P326"><text:tab/><text:tab/><text:tab/><text:tab/><text:tab/>字段：项目组 <text:s text:c="5"/>下拉框，可多选</text:p>
      <text:p text:style-name="P318"><text:span text:style-name="T202"><text:tab/><text:tab/><text:tab/><text:tab/><text:tab/></text:span><text:span text:style-name="T204">字段：项目 <text:s text:c="5"/>下拉框，可多选</text:span></text:p>
      <text:p text:style-name="P272"><text:tab/><text:tab/><text:tab/><text:tab/><text:tab/><text:span text:style-name="T203">字段：项目表 <text:s text:c="5"/>下拉框，可多选</text:span></text:p>
      <text:p text:style-name="P274"><text:tab/><text:tab/><text:tab/><text:tab/><text:tab/>字段：汇总个人 <text:s text:c="5"/>下拉框，可多选（该字段选择是个人汇总才显示）</text:p>
      <text:p text:style-name="P272"><text:span text:style-name="T203"><text:tab/><text:tab/><text:tab/><text:tab/></text:span><text:span text:style-name="T20">字段：提醒间隔 <text:s text:c="5"/>下拉框（分钟，小时，天，周，月），必填</text:span></text:p>
      <text:p text:style-name="P267"><text:tab/><text:tab/><text:tab/><text:tab/>字段：提醒频率 <text:s text:c="3"/>数字框，必填</text:p>
      <text:p text:style-name="P267"><text:tab/><text:tab/><text:tab/><text:tab/>字段：设置时间 <text:s text:c="6"/>时间框（年月日时分秒） 必填</text:p>
      <text:p text:style-name="P267"><text:tab/><text:tab/><text:tab/><text:tab/>字段：通报对象 <text:s text:c="3"/>下拉框（全体，部门，个人） <text:s/>必填</text:p>
      <text:p text:style-name="P272"><text:span text:style-name="T20"><text:tab/><text:tab/><text:tab/></text:span><text:span text:style-name="T229">如果通报对象选的不是全体，以下字段为必填：</text:span></text:p>
      <text:p text:style-name="P282"><text:tab/><text:tab/><text:tab/><text:tab/><text:tab/>字段：通报部门 <text:s text:c="4"/>下拉框。可多选</text:p>
      <text:p text:style-name="P277"><text:span text:style-name="T203"><text:tab/><text:tab/><text:tab/><text:tab/><text:tab/>字段：通报个人 <text:s text:c="4"/>下拉框。可多选 </text:span><text:span text:style-name="T156">（该字段选择是个人才显示）</text:span></text:p>
      <text:p text:style-name="P277"><text:span text:style-name="T156"><text:tab/><text:tab/><text:tab/><text:tab/></text:span><text:span text:style-name="T20">字段：汇总频率 <text:s text:c="2"/>下拉框（天，周，月，季度。年） 非必填</text:span></text:p>
      <text:p text:style-name="P267"><text:tab/><text:tab/><text:tab/><text:tab/>字段：汇总开始时间 <text:s text:c="3"/>时间框（年月日时分秒） 非必填</text:p>
      <text:p text:style-name="P267"><text:tab/><text:tab/><text:tab/><text:tab/>字段：汇总结束时间 <text:s text:c="3"/>时间框（年月日时分秒） 非必填</text:p>
      <text:p text:style-name="P267"><text:tab/><text:tab/><text:tab/><text:tab/>字段：状态 <text:s text:c="2"/>下拉框（启用，禁用） 必填</text:p>
      <text:p text:style-name="P267"><text:tab/><text:tab/><text:tab/><text:tab/>字段：备注 <text:s text:c="6"/>文本框，非必填</text:p>
      <text:p text:style-name="P267"/>
      <text:p text:style-name="P267"/>
      <text:p text:style-name="P294"><text:span text:style-name="T106"><text:tab/><text:tab/>功能：删除 <text:s text:c="3"/>选中一条记录点击删除按钮 <text:s text:c="2"/></text:span><text:span text:style-name="T69">finishcountemail/</text:span><text:span text:style-name="T211">v1/delete/{id}</text:span></text:p>
      <text:p text:style-name="P254"/>
      <text:p text:style-name="P236"><text:tab/></text:p>
      <text:p text:style-name="P269"><text:soft-page-break/></text:p>
      <text:p text:style-name="P78"><text:tab/><text:tab/></text:p>
      <text:p text:style-name="P99"><text:tab/><text:tab/><text:tab/></text:p>
      <text:p text:style-name="P106">修改：</text:p>
      <text:p text:style-name="P106"><text:tab/>确认完成接口： <text:s/>编辑</text:p>
      <text:p text:style-name="P106"><text:tab/><text:tab/><text:tab/><text:tab/><text:tab/><text:span text:style-name="T230">字段：任务类型 <text:s text:c="4"/>下拉框，必填</text:span></text:p>
      <text:p text:style-name="P100"><text:tab/><text:tab/><text:tab/><text:tab/><text:tab/>字段：任务名 <text:s text:c="4"/>文本框，必填</text:p>
      <text:p text:style-name="P104"><text:tab/><text:tab/><text:tab/><text:tab/><text:tab/>字段：任务内容 <text:s text:c="4"/>文本框，必填</text:p>
      <text:p text:style-name="P100"><text:tab/><text:tab/><text:tab/><text:tab/><text:tab/>字段：执行人<text:tab/><text:tab/>下拉框，可编辑，必填</text:p>
      <text:p text:style-name="P100"><text:tab/><text:tab/><text:tab/><text:tab/><text:tab/>字段：计划任务量 <text:s text:c="3"/>数字框，必填</text:p>
      <text:p text:style-name="P143"><text:span text:style-name="T93"><text:tab/><text:tab/><text:tab/><text:tab/><text:tab/>字段:</text:span><text:span text:style-name="T194">完成任务量 <text:s/></text:span><text:span text:style-name="T93">数字框，必填</text:span></text:p>
      <text:p text:style-name="P102"><text:tab/><text:tab/><text:tab/><text:tab/><text:tab/>字段：完成状态 <text:s text:c="2"/>只读框</text:p>
      <text:p text:style-name="P100"><text:tab/><text:tab/><text:tab/><text:tab/><text:tab/>字段：总需时长 <text:s text:c="2"/>数字框，必填</text:p>
      <text:p text:style-name="P103"><text:tab/><text:tab/><text:tab/><text:tab/><text:tab/>字段：总需时长时间类型 <text:s text:c="2"/>下拉，必填</text:p>
      <text:p text:style-name="P101"><text:tab/><text:tab/><text:tab/><text:tab/><text:tab/>字段：执行时长 <text:s text:c="3"/>只读框</text:p>
      <text:p text:style-name="P101"><text:tab/><text:tab/><text:tab/><text:tab/><text:tab/>字段：执行时长时间类型 <text:s text:c="3"/>只读框</text:p>
      <text:p text:style-name="P101"><text:tab/><text:tab/><text:tab/><text:tab/><text:tab/>字段：实际时长 <text:s text:c="3"/>数字框，必填</text:p>
      <text:p text:style-name="P100"><text:tab/><text:tab/><text:tab/><text:tab/><text:tab/>字段：实际时长时间类型 <text:s text:c="3"/>下拉框（分，时，天），必填</text:p>
      <text:p text:style-name="P101"><text:tab/><text:tab/><text:tab/><text:tab/><text:tab/>字段：<text:bookmark-start text:name="__DdeLink__6563_33700199911"/>未完成时长<text:bookmark-end text:name="__DdeLink__6563_33700199911"/> <text:s text:c="3"/>数字框，非必填</text:p>
      <text:p text:style-name="P100"><text:tab/><text:tab/><text:tab/><text:tab/><text:tab/>字段：未完成时长时间类型 <text:s text:c="3"/>下拉框（分，时，天），非必填</text:p>
      <text:p text:style-name="P100"><text:tab/><text:tab/><text:tab/><text:tab/><text:tab/>字段：<text:bookmark-start text:name="__DdeLink__6566_33700199911"/>完成时间<text:bookmark-end text:name="__DdeLink__6566_33700199911"/> <text:s text:c="2"/>只读框</text:p>
      <text:p text:style-name="P261"><text:tab/><text:tab/><text:tab/><text:tab/><text:tab/>字段：执行开始时间 <text:s text:c="4"/>只读框</text:p>
      <text:p text:style-name="P101"><text:tab/><text:tab/><text:tab/><text:tab/><text:tab/>字段：执行结束时间 <text:s text:c="5"/>只读框</text:p>
      <text:p text:style-name="P101"><text:tab/><text:tab/><text:tab/><text:tab/><text:tab/>字段：任务开始时间 <text:s text:c="3"/>日期框（年月日时分秒），必填</text:p>
      <text:p text:style-name="P101"><text:tab/><text:tab/><text:tab/><text:tab/><text:tab/>字段：任务结束时间 <text:s text:c="4"/>日期框（年月日时分秒），必填</text:p>
      <text:p text:style-name="P100"><text:tab/><text:tab/><text:tab/><text:tab/><text:tab/>字段：注意事项<text:tab/><text:tab/>文本框，非必填</text:p>
      <text:p text:style-name="P100"><text:tab/><text:tab/><text:tab/><text:tab/><text:tab/>字段：附件列表 <text:s text:c="12"/>（附件这里可参照旧issp的任务分配）</text:p>
      <text:p text:style-name="P100"><text:tab/><text:tab/><text:tab/><text:tab/><text:tab/>字段：是否发生费用报销 <text:s text:c="2"/>下拉框，必填</text:p>
      <text:p text:style-name="P101"><text:tab/><text:tab/><text:tab/><text:tab/><text:tab/>字段：<text:bookmark-start text:name="__DdeLink__6578_3370019991"/><text:bookmark-start text:name="__DdeLink__6581_3370019991"/>任务工作总结<text:bookmark-end text:name="__DdeLink__6578_3370019991"/><text:bookmark-end text:name="__DdeLink__6581_3370019991"/> <text:s text:c="3"/>只读框</text:p>
      <text:p text:style-name="P100"><text:tab/><text:tab/><text:tab/><text:tab/><text:tab/>字段：是否出现问题<text:tab/> <text:s text:c="4"/>只读框</text:p>
      <text:p text:style-name="P113"><text:span text:style-name="T166"><text:tab/><text:tab/><text:tab/><text:tab/>（</text:span><text:span text:style-name="T167">以下字段</text:span><text:span text:style-name="T166">选择是后才出现）</text:span></text:p>
      <text:p text:style-name="P142"><text:span text:style-name="T93"><text:tab/><text:tab/><text:tab/><text:tab/><text:tab/><text:tab/>字段：</text:span><text:span text:style-name="T176">问题审核人 <text:s text:c="2"/></text:span><text:span text:style-name="T93"><text:s/>只读框</text:span></text:p>
      <text:p text:style-name="P142"><text:span text:style-name="T93"><text:tab/><text:tab/><text:tab/><text:tab/><text:tab/><text:tab/>字段：受理人</text:span><text:span text:style-name="T112"> <text:s text:c="2"/></text:span><text:span text:style-name="T93"><text:s/>只读框</text:span></text:p>
      <text:p text:style-name="P114"><text:span text:style-name="T173"><text:tab/><text:tab/><text:tab/><text:tab/><text:tab/><text:tab/>字段：事件</text:span><text:span text:style-name="T176"> <text:s text:c="2"/></text:span><text:span text:style-name="T173"><text:s/>只读框</text:span></text:p>
      <text:p text:style-name="P114"><text:span text:style-name="T173"><text:tab/><text:tab/><text:tab/><text:tab/><text:tab/><text:tab/>字段：问题描述</text:span><text:span text:style-name="T176"> <text:s/></text:span><text:span text:style-name="T173"><text:s/>只读框</text:span></text:p>
      <text:p text:style-name="P114"><text:span text:style-name="T173"><text:tab/><text:tab/><text:tab/><text:tab/><text:tab/><text:tab/>字段：问题类型</text:span><text:span text:style-name="T176"> <text:s/></text:span><text:span text:style-name="T173"><text:s/>只读框</text:span></text:p>
      <text:p text:style-name="P114"><text:span text:style-name="T173"><text:tab/><text:tab/><text:tab/><text:tab/><text:tab/><text:tab/>字段：期望处理</text:span><text:span text:style-name="T174">时间</text:span><text:span text:style-name="T176"> </text:span><text:span text:style-name="T173"><text:s/>只读框</text:span></text:p>
      <text:p text:style-name="P101"><text:tab/><text:tab/><text:tab/><text:tab/><text:tab/><text:tab/>字段：协助部门 <text:s text:c="3"/>只读框</text:p>
      <text:p text:style-name="P107"><text:span text:style-name="T230"><text:tab/><text:tab/><text:tab/><text:tab/><text:tab/><text:tab/>字段：</text:span><text:span text:style-name="T189">协助模块</text:span><text:span text:style-name="T230"> <text:s text:c="2"/>只读框</text:span></text:p>
      <text:p text:style-name="P107"/>
      <text:p text:style-name="P263">确认未完成接口： <text:s/>编辑</text:p>
      <text:p text:style-name="P108"><text:tab/><text:tab/><text:tab/><text:tab/><text:tab/><text:span text:style-name="T230">字段：任务类型 <text:s text:c="4"/>下拉框，必填</text:span></text:p>
      <text:p text:style-name="P104"><text:tab/><text:tab/><text:tab/><text:tab/><text:tab/>字段：任务名 <text:s text:c="4"/>文本框，必填</text:p>
      <text:p text:style-name="P104"><text:tab/><text:tab/><text:tab/><text:tab/><text:tab/>字段：任务内容 <text:s text:c="4"/>文本框，必填</text:p>
      <text:p text:style-name="P104"><text:tab/><text:tab/><text:tab/><text:tab/><text:tab/>字段：执行人<text:tab/><text:tab/>下拉框，可编辑，必填</text:p>
      <text:p text:style-name="P104"><text:tab/><text:tab/><text:tab/><text:tab/><text:tab/>字段：计划任务量 <text:s text:c="3"/>数字框，必填</text:p>
      <text:p text:style-name="P144"><text:span text:style-name="T93"><text:tab/><text:tab/><text:tab/><text:tab/><text:tab/>字段:</text:span><text:span text:style-name="T194">完成任务量 <text:s/></text:span><text:span text:style-name="T93">数字框，必填</text:span></text:p>
      <text:p text:style-name="P104"><text:tab/><text:tab/><text:tab/><text:tab/><text:tab/>字段：完成状态 <text:s text:c="2"/>只读框</text:p>
      <text:p text:style-name="P104"><text:tab/><text:tab/><text:tab/><text:tab/><text:tab/>字段：总需时长 <text:s text:c="2"/>数字框，必填</text:p>
      <text:p text:style-name="P104"><text:tab/><text:tab/><text:tab/><text:tab/><text:tab/>字段：总需时长时间类型 <text:s text:c="2"/>下拉，必填</text:p>
      <text:p text:style-name="P104"><text:tab/><text:tab/><text:tab/><text:tab/><text:tab/>字段：执行时长 <text:s text:c="3"/>只读框</text:p>
      <text:p text:style-name="P104"><text:tab/><text:tab/><text:tab/><text:tab/><text:tab/>字段：执行时长时间类型 <text:s text:c="3"/>只读框</text:p>
      <text:p text:style-name="P104"><text:soft-page-break/><text:tab/><text:tab/><text:tab/><text:tab/><text:tab/>字段：实际时长 <text:s text:c="3"/>数字框，必填</text:p>
      <text:p text:style-name="P104"><text:tab/><text:tab/><text:tab/><text:tab/><text:tab/>字段：实际时长时间类型 <text:s text:c="3"/>下拉框（分，时，天），必填</text:p>
      <text:p text:style-name="P104"><text:tab/><text:tab/><text:tab/><text:tab/><text:tab/>字段：<text:bookmark-start text:name="__DdeLink__6563_337001999112"/>未完成时长<text:bookmark-end text:name="__DdeLink__6563_337001999112"/> <text:s text:c="3"/>数字框，非必填</text:p>
      <text:p text:style-name="P104"><text:tab/><text:tab/><text:tab/><text:tab/><text:tab/>字段：未完成时长时间类型 <text:s text:c="3"/>下拉框（分，时，天），非必填</text:p>
      <text:p text:style-name="P104"><text:tab/><text:tab/><text:tab/><text:tab/><text:tab/>字段：<text:bookmark-start text:name="__DdeLink__6566_337001999112"/>完成时间<text:bookmark-end text:name="__DdeLink__6566_337001999112"/> <text:s text:c="2"/>只读框</text:p>
      <text:p text:style-name="P262"><text:tab/><text:tab/><text:tab/><text:tab/><text:tab/>字段：执行开始时间 <text:s text:c="4"/>只读框</text:p>
      <text:p text:style-name="P104"><text:tab/><text:tab/><text:tab/><text:tab/><text:tab/>字段：执行结束时间 <text:s text:c="5"/>只读框</text:p>
      <text:p text:style-name="P104"><text:tab/><text:tab/><text:tab/><text:tab/><text:tab/>字段：任务开始时间 <text:s text:c="3"/>日期框（年月日时分秒），必填</text:p>
      <text:p text:style-name="P104"><text:tab/><text:tab/><text:tab/><text:tab/><text:tab/>字段：任务结束时间 <text:s text:c="4"/>日期框（年月日时分秒），必填</text:p>
      <text:p text:style-name="P104"><text:tab/><text:tab/><text:tab/><text:tab/><text:tab/>字段：注意事项<text:tab/><text:tab/>文本框，非必填</text:p>
      <text:p text:style-name="P104"><text:tab/><text:tab/><text:tab/><text:tab/><text:tab/>字段：附件列表 <text:s text:c="12"/>（附件这里可参照旧issp的任务分配）</text:p>
      <text:p text:style-name="P104"><text:tab/><text:tab/><text:tab/><text:tab/><text:tab/>字段：是否发生费用报销 <text:s text:c="2"/>下拉框，必填</text:p>
      <text:p text:style-name="P104"><text:tab/><text:tab/><text:tab/><text:tab/><text:tab/>字段：<text:bookmark-start text:name="__DdeLink__6578_33700199912"/><text:bookmark-start text:name="__DdeLink__6581_33700199912"/>任务工作总结<text:bookmark-end text:name="__DdeLink__6578_33700199912"/><text:bookmark-end text:name="__DdeLink__6581_33700199912"/> <text:s text:c="3"/>只读框</text:p>
      <text:p text:style-name="P104"><text:tab/><text:tab/><text:tab/><text:tab/><text:tab/>字段：是否出现问题<text:tab/> <text:s text:c="4"/>只读框</text:p>
      <text:p text:style-name="P115"><text:span text:style-name="T166"><text:tab/><text:tab/><text:tab/><text:tab/>（</text:span><text:span text:style-name="T167">以下字段</text:span><text:span text:style-name="T166">选择是后才出现）</text:span></text:p>
      <text:p text:style-name="P144"><text:span text:style-name="T93"><text:tab/><text:tab/><text:tab/><text:tab/><text:tab/><text:tab/>字段：</text:span><text:span text:style-name="T176">问题审核人 <text:s text:c="2"/></text:span><text:span text:style-name="T93"><text:s/>只读框</text:span></text:p>
      <text:p text:style-name="P144"><text:span text:style-name="T93"><text:tab/><text:tab/><text:tab/><text:tab/><text:tab/><text:tab/>字段：受理人</text:span><text:span text:style-name="T112"> <text:s text:c="2"/></text:span><text:span text:style-name="T93"><text:s/>只读框</text:span></text:p>
      <text:p text:style-name="P115"><text:span text:style-name="T173"><text:tab/><text:tab/><text:tab/><text:tab/><text:tab/><text:tab/>字段：事件</text:span><text:span text:style-name="T176"> <text:s text:c="2"/></text:span><text:span text:style-name="T173"><text:s/>只读框</text:span></text:p>
      <text:p text:style-name="P115"><text:span text:style-name="T173"><text:tab/><text:tab/><text:tab/><text:tab/><text:tab/><text:tab/>字段：问题描述</text:span><text:span text:style-name="T176"> <text:s/></text:span><text:span text:style-name="T173"><text:s/>只读框</text:span></text:p>
      <text:p text:style-name="P115"><text:span text:style-name="T173"><text:tab/><text:tab/><text:tab/><text:tab/><text:tab/><text:tab/>字段：问题类型</text:span><text:span text:style-name="T176"> <text:s/></text:span><text:span text:style-name="T173"><text:s/>只读框</text:span></text:p>
      <text:p text:style-name="P115"><text:span text:style-name="T173"><text:tab/><text:tab/><text:tab/><text:tab/><text:tab/><text:tab/>字段：期望处理</text:span><text:span text:style-name="T174">时间</text:span><text:span text:style-name="T176"> </text:span><text:span text:style-name="T173"><text:s/>只读框</text:span></text:p>
      <text:p text:style-name="P104"><text:tab/><text:tab/><text:tab/><text:tab/><text:tab/><text:tab/>字段：协助部门 <text:s text:c="3"/>只读框</text:p>
      <text:p text:style-name="P108"><text:span text:style-name="T230"><text:tab/><text:tab/><text:tab/><text:tab/><text:tab/><text:tab/>字段：</text:span><text:span text:style-name="T189">协助模块</text:span><text:span text:style-name="T230"> <text:s text:c="2"/>只读框</text:span></text:p>
      <text:p text:style-name="P108"/>
      <text:p text:style-name="P109">新增：</text:p>
      <text:p text:style-name="P109"><text:s text:c="2"/>项目管理导航：</text:p>
      <text:p text:style-name="P152"><text:span text:style-name="T103"><text:tab/>导出项目excel <text:s text:c="3"/></text:span><text:span text:style-name="T72">project/</text:span><text:span text:style-name="T211">v1/export/excel</text:span></text:p>
      <text:p text:style-name="P110"><text:tab/><text:tab/> <text:s text:c="2"/>项目名称，多选下拉框，必填 <text:s text:c="2"/><text:span text:style-name="T219">taskremind/</text:span><text:span text:style-name="T211">v1/projects</text:span></text:p>
      <text:p text:style-name="P332"/>
      <text:p text:style-name="P157"><text:span text:style-name="T68"><text:tab/></text:span><text:span text:style-name="T220">导入项目</text:span><text:span text:style-name="T221">excel <text:s text:c="2"/></text:span><text:span text:style-name="T61">project/</text:span><text:span text:style-name="T221">v1/lead/project/excel</text:span></text:p>
      <text:p text:style-name="P338"/>
      <text:p text:style-name="P156"><text:span text:style-name="T221"><text:tab/></text:span><text:span text:style-name="T222">导入项目表</text:span><text:span text:style-name="T221">excel <text:s/></text:span><text:span text:style-name="T61">project/</text:span><text:span text:style-name="T221">v1/lead/table/excel/{projectId} 选中一条项目记录</text:span></text:p>
      <text:p text:style-name="P338"/>
      <text:p text:style-name="P156"><text:span text:style-name="T221"><text:tab/></text:span><text:span text:style-name="T222">导出项目表</text:span><text:span text:style-name="T221">excel <text:s/></text:span><text:span text:style-name="T61">project/</text:span><text:span text:style-name="T221">v1/export/table/excel</text:span></text:p>
      <text:p text:style-name="P154"><text:span text:style-name="T221"><text:tab/><text:tab/>项目表，多选</text:span><text:span text:style-name="T95">下拉框，必填 <text:s text:c="2"/></text:span><text:span text:style-name="T61">project/v1/table/names</text:span></text:p>
      <text:p text:style-name="P337"><text:tab/></text:p>
      <text:p text:style-name="P155"><text:span text:style-name="T95"><text:tab/></text:span><text:span text:style-name="T62">导入</text:span><text:bookmark-start text:name="__DdeLink__3339_796186161"/><text:span text:style-name="T62">任务</text:span><text:bookmark-end text:name="__DdeLink__3339_796186161"/><text:span text:style-name="T71">excel <text:s text:c="2"/>t</text:span><text:span text:style-name="T61">asknode/</text:span><text:span text:style-name="T71">v1/lead/excel/{tableId} <text:s/></text:span><text:span text:style-name="T70">选中一条项目表记录</text:span><text:span text:style-name="T95"><text:tab/> <text:s text:c="2"/></text:span></text:p>
      <text:p text:style-name="P337"/>
      <text:p text:style-name="P155"><text:span text:style-name="T95"><text:tab/>导出</text:span><text:span text:style-name="T62">任务</text:span><text:span text:style-name="T95">excel <text:s text:c="9"/></text:span><text:span text:style-name="T61">tasknode/v1/export/excel</text:span></text:p>
      <text:p text:style-name="P154"><text:span text:style-name="T61"><text:tab/><text:tab/></text:span><text:span text:style-name="T70">项目表（传id），单选</text:span><text:span text:style-name="T95">下拉框，必填 <text:s text:c="2"/></text:span><text:span text:style-name="T61">project/v1/table/names</text:span></text:p>
      <text:p text:style-name="P154"><text:span text:style-name="T61"><text:tab/> <text:tab/></text:span><text:span text:style-name="T114">任务名称</text:span><text:span text:style-name="T95">，多选下拉框，必填 <text:s text:c="2"/></text:span><text:span text:style-name="T61">tasknode/v1/taskNames/{tableId}</text:span></text:p>
      <text:p text:style-name="P334"/>
      <text:p text:style-name="P334"/>
      <text:p text:style-name="P334">各个汇总都有图形化</text:p>
      <text:p text:style-name="P334"/>
      <text:p text:style-name="P335"><text:tab/></text:p>
      <text:p text:style-name="P336"/>
      <text:p text:style-name="P338"/>
      <text:p text:style-name="P338"/>
      <text:p text:style-name="P338"><text:tab/></text:p>
      <text:p text:style-name="P333"/>
      <text:p text:style-name="P109"><text:tab/></text:p>
      <text:p text:style-name="P189"><text:soft-page-break/></text:p>
      <text:p text:style-name="P63"/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11-02T09:52:39.017222250</dc:date>
    <meta:editing-duration>P7DT4H12M18S</meta:editing-duration>
    <meta:editing-cycles>382</meta:editing-cycles>
    <meta:generator>LibreOffice/5.1.6.2.0$Linux_X86_64 LibreOffice_project/10$Build-2</meta:generator>
    <meta:document-statistic meta:table-count="0" meta:image-count="0" meta:object-count="0" meta:page-count="16" meta:paragraph-count="694" meta:word-count="9869" meta:character-count="17902" meta:non-whitespace-character-count="12555"/>
  </office:meta>
</office:document-meta>
</file>